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3-2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In Crimea, the occupiers sell real estate</text:span>
</text:h>
      <text:p text:style-name="P4">
Author: ['АРМІЯINFORM']</text:p>
      <text:p text:style-name="P4">
Time: 2023-03-26T55:00:00-04:00</text:p>
      <text:p text:style-name="P4">
Description: Behind Dani Gur MOU, Rosіyska commanding on the PIVOSTROVI PROGUNINA DUZHINA DUZH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70ec95b-krym-nerukhomist-xl-800x357-1.jpg" text:style-name="Internet_20_link" text:visited-style-name="Visited_20_Internet_20_Link">
70ec95b-krym-nerukhomist-xl-800x357-1.jpg</text:a>
']</text:p>
      <text:p text:style-name="P4">
Tags: ['STOPRUSSIA', 'АГРЕСІЯ РФ', 'ВТОРГНЕННЯ РФ', 'КРИМ']</text:p>
      <text:p text:style-name="P4">
Category: News</text:p>
      <!--METADATA-->
      <text:p text:style-name="P4">
<draw:frame draw:style-name="fr1" draw:name="Image2" text:anchor-type="as-char" svg:width="6.9236in" svg:height="3.089657in" draw:z-index="0">
<draw:image xlink:href="../Images/AРМІЯINFORM/2023-03-26T55-00-00-04-00/70ec95b-krym-nerukhomist-xl-800x357-1.jpg" xlink:type="simple" xlink:show="embed" xlink:actuate="onLoad" draw:mime-type="image/jpeg"/>
</draw:frame>
Illustrative photo</text:p>
      <text:p text:style-name="P4">
According to GUR MOU, the Russian command on the peninsula and the occupation administration are very actively selling real estate and exporting their families from the Crimea.</text:p>
      <text:p text:style-name="P4">
About it <text:a xlink:type="simple" xlink:href="https://minre.gov.ua/2023/03/25/v-krymu-okupanty-rozprodayut-neruhomist/" text:style-name="Internet_20_link" text:visited-style-name="Visited_20_Internet_20_Link">
reports</text:a>
Ministry of Reintegration of the Temporarily -Coiled Territories of Ukraine.</text:p>
      <ul>
        <li>
A sharp increase in real estate offers on the market has already caused a significant decrease in prices for Crimean real estate, - the message reads</li>
      </ul>
      <text:p text:style-name="P4">
News Source: <text:a xlink:type="simple" xlink:href="https://armyinform.com.ua/2023/03/26/v-krymu-okupanty-rozprodayut-neruhomist/" text:style-name="Internet_20_link" text:visited-style-name="Visited_20_Internet_20_Link">
https://armyinform.com.ua/2023/03/26/v-krymu-okupanty-rozprodayut-neruhomist/</text:a>
</text:p>
      <!--NEWS-->
      <text:h text:style-name="P10" text:outline-level="1">
<text:span text:style-name="T4">
Ukraine and the world are against Russian aggression. Action sanctions</text:span>
</text:h>
      <text:p text:style-name="P4">
Author: ['АРМІЯINFORM']</text:p>
      <text:p text:style-name="P4">
Time: 2023-03-26T56:00:00-04:00</text:p>
      <text:p text:style-name="P4">
Description: The Service of Cindlelings of the Ukrainian at his own company Storinzi on Facebook is a production about: ... War with Ukraine 2022, war with Ukraine Latest news today, Ukrainian News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vona-rossyia-ukrayna.jpg" text:style-name="Internet_20_link" text:visited-style-name="Visited_20_Internet_20_Link">
vona-rossyia-ukrayna.jpg</text:a>
']</text:p>
      <text:p text:style-name="P4">
Tags: ['STOPRUSSIA', 'ЕКОНОМІКА РФ', 'КРАХ РОСІЙСЬКОЇ ЕКОНОМІКИ', 'СВІТ ПІДТРИМУЄ УКРАЇНУ', 'СЛУЖБА ЗОВНІШНЬОЇ РОЗВІДКИ УКРАЇНИ']</text:p>
      <text:p text:style-name="P4">
Category: News</text:p>
      <!--METADATA-->
      <text:p text:style-name="P4">
<draw:frame draw:style-name="fr1" draw:name="Image3" text:anchor-type="as-char" svg:width="6.9236in" svg:height="3.896998in" draw:z-index="0">
<draw:image xlink:href="../Images/AРМІЯINFORM/2023-03-26T56-00-00-04-00/vona-rossyia-ukrayna.jpg" xlink:type="simple" xlink:show="embed" xlink:actuate="onLoad" draw:mime-type="image/jpeg"/>
</draw:frame>
Illustrative photo</text:p>
      <text:p text:style-name="P4">
The Foreign Intelligence Service of Ukraine on its official Facebook page reports:<text:span text:style-name="T4">
 Source: </text:span>
 _ <text:a xlink:type="simple" xlink:href="https://www.facebook.com/SZRUkraine/posts/pfbid02Zr5EngkxSsg7Xa5wqVs6Uzy6Frjfe5VqZUMuC622JnReh8o1BVkLVoQ8hKPPDziKl" text:style-name="Internet_20_link" text:visited-style-name="Visited_20_Internet_20_Link">
External Intelligence Service</text:a>
_</text:p>
      <text:p text:style-name="P4">
News Source: <text:a xlink:type="simple" xlink:href="https://armyinform.com.ua/2023/03/26/ukrayina-i-svit-proty-rosijskoyi-agresiyi-13/" text:style-name="Internet_20_link" text:visited-style-name="Visited_20_Internet_20_Link">
https://armyinform.com.ua/2023/03/26/ukrayina-i-svit-proty-rosijskoyi-agresiyi-13/</text:a>
</text:p>
      <!--NEWS-->
      <text:h text:style-name="P10" text:outline-level="1">
<text:span text:style-name="T4">
In Kherson, national guards honored the memory of the dead brothers</text:span>
</text:h>
      <text:p text:style-name="P4">
Author: ['АРМІЯINFORM']</text:p>
      <text:p text:style-name="P4">
Time: 2023-03-26T57:00:00-04:00</text:p>
      <text:p text:style-name="P4">
Description: The Kherson National Gvardizi Viddali Schobraitimam, Yaki were perished by the PID Hour ... The war with Ukraine 2022, the war with Ukraine is the latest news today, the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img_7293-1.jpg" text:style-name="Internet_20_link" text:visited-style-name="Visited_20_Internet_20_Link">
img_7293-1.jpg</text:a>
', '<text:a xlink:type="simple" xlink:href="https://armyinform.com.ua/wp-content/uploads/2023/03/img_7246-150x150.jpg" text:style-name="Internet_20_link" text:visited-style-name="Visited_20_Internet_20_Link">
img_7246-150x150.jpg</text:a>
', '<text:a xlink:type="simple" xlink:href="https://armyinform.com.ua/wp-content/uploads/2023/03/img_7234-150x150.jpg" text:style-name="Internet_20_link" text:visited-style-name="Visited_20_Internet_20_Link">
img_7234-150x150.jpg</text:a>
']</text:p>
      <text:p text:style-name="P4">
Tags: []</text:p>
      <text:p text:style-name="P4">
Category: News</text:p>
      <!--METADATA-->
      <text:p text:style-name="P4">
<draw:frame draw:style-name="fr1" draw:name="Image4" text:anchor-type="as-char" svg:width="6.9236in" svg:height="4.615733in" draw:z-index="0">
<draw:image xlink:href="../Images/AРМІЯINFORM/2023-03-26T57-00-00-04-00/img_7293-1.jpg" xlink:type="simple" xlink:show="embed" xlink:actuate="onLoad" draw:mime-type="image/jpeg"/>
</draw:frame>
In Kherson, national guards paid tribute to the brothers who died while performing combat missions. The soldiers carried out the laying of flowers to the place of memory, removed the graves and honored the fallen soldiers - defenders of Ukraine, <text:a xlink:type="simple" xlink:href="https://ngu.gov.ua/hersonski-gvardijczi-vshanuvaly-pamyat-zagyblyh-pobratymiv/" text:style-name="Internet_20_link" text:visited-style-name="Visited_20_Internet_20_Link">
informs</text:a>
The press service of the National Guard of Ukraine.</text:p>
      <text:p text:style-name="P4">
Father Yuri served a memorial service for the immortal souls of the fallen soldiers.</text:p>
      <text:p text:style-name="P4">
All the heroes of the heroes have reduced copies of the National Flag of Ukraine.</text:p>
      <text:p text:style-name="P4">
Let us remember every warrior who gave the most valuable - his life - for the future country.</text:p>
      <text:p text:style-name="P4">
<text:a xlink:type="simple" xlink:href="https://armyinform.com.ua/wp-content/uploads/2023/03/img_7246.jpg" text:style-name="Internet_20_link" text:visited-style-name="Visited_20_Internet_20_Link">
!(Images/AРМІЯINFORM/2023-03-26T57-00-00-04-00/img_7246-150x150.jpg)</text:a>
</text:p>
      <text:p text:style-name="P4">
<text:a xlink:type="simple" xlink:href="https://armyinform.com.ua/wp-content/uploads/2023/03/img_7234.jpg" text:style-name="Internet_20_link" text:visited-style-name="Visited_20_Internet_20_Link">
<draw:frame draw:style-name="fr1" draw:name="Image5" text:anchor-type="as-char" svg:width="6.9236in" svg:height="6.9236in" draw:z-index="0">
<draw:image xlink:href="../Images/AРМІЯINFORM/2023-03-26T57-00-00-04-00/img_7234-150x150.jpg" xlink:type="simple" xlink:show="embed" xlink:actuate="onLoad" draw:mime-type="image/jpeg"/>
</draw:frame>
</text:a>
Eternal memory to the heroes!Glory to Ukraine!</text:p>
      <text:p text:style-name="P4">
News Source: <text:a xlink:type="simple" xlink:href="https://armyinform.com.ua/2023/03/26/u-hersoni-naczionalni-gvardijczi-vshanuvaly-pamyat-zagyblyh-pobratymiv/" text:style-name="Internet_20_link" text:visited-style-name="Visited_20_Internet_20_Link">
https://armyinform.com.ua/2023/03/26/u-hersoni-naczionalni-gvardijczi-vshanuvaly-pamyat-zagyblyh-pobratymiv/</text:a>
</text:p>
      <!--NEWS-->
      <text:h text:style-name="P10" text:outline-level="1">
<text:span text:style-name="T4">
The SSSU Chairman met with the Deputy Chairman of the US Mission and discussed the areas of cooperation</text:span>
</text:h>
      <text:p text:style-name="P4">
Author: ['АРМІЯINFORM']</text:p>
      <text:p text:style-name="P4">
Time: 2023-03-26T58:00:00-04:00</text:p>
      <text:p text:style-name="P4">
Description: Pan Krostopher Smіt Zavitav up to one Podordonnny Pirozdiliv, de Yogo Tuoiomili w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e37b4fa7-0a28-41a3-9c85-93bc6b4a5027.jpg" text:style-name="Internet_20_link" text:visited-style-name="Visited_20_Internet_20_Link">
e37b4fa7-0a28-41a3-9c85-93bc6b4a5027.jpg</text:a>
']</text:p>
      <text:p text:style-name="P4">
Tags: ['STOPRUSSIA', 'АГРЕСІЯ РФ', 'ВТОРГНЕННЯ РФ', 'ДЕРЖПРИКОРДОНСЛУЖБА']</text:p>
      <text:p text:style-name="P4">
Category: News</text:p>
      <!--METADATA-->
      <text:p text:style-name="P4">
<draw:frame draw:style-name="fr1" draw:name="Image6" text:anchor-type="as-char" svg:width="6.9236in" svg:height="3.409873in" draw:z-index="0">
<draw:image xlink:href="../Images/AРМІЯINFORM/2023-03-26T58-00-00-04-00/e37b4fa7-0a28-41a3-9c85-93bc6b4a5027.jpg" xlink:type="simple" xlink:show="embed" xlink:actuate="onLoad" draw:mime-type="image/jpeg"/>
</draw:frame>
Mr. Christopher Smith visited one of the border units, where he was acquainted with the functions and tasks that the border defenders perform.</text:p>
      <text:p text:style-name="P4">
About it <text:a xlink:type="simple" xlink:href="https://armyinform.com.ua/C:/Users/golov/Desktop/script%20async%20src=%22https:/telegram.org/js/telegram-widget.js" text:style-name="Internet_20_link" text:visited-style-name="Visited_20_Internet_20_Link">
reports</text:a>
State Border Service.</text:p>
      <ul>
        <li>
The State Border Service of Ukraine is one of the key partners, which has always been noted for transparency and high professionalism. We have a success of our common projects!He said.</li>
      </ul>
      <text:p text:style-name="P4">
News Source: <text:a xlink:type="simple" xlink:href="https://armyinform.com.ua/2023/03/26/golova-dpsu-zustrivsya-iz-zastupnykom-golovy-misiyi-ssha-ta-obgovoryv-napryamky-spivrobitnycztva/" text:style-name="Internet_20_link" text:visited-style-name="Visited_20_Internet_20_Link">
https://armyinform.com.ua/2023/03/26/golova-dpsu-zustrivsya-iz-zastupnykom-golovy-misiyi-ssha-ta-obgovoryv-napryamky-spivrobitnycztva/</text:a>
</text:p>
      <!--NEWS-->
      <text:h text:style-name="P10" text:outline-level="1">
<text:span text:style-name="T4">
The fighters answered the questions of children-peers of the National Guard of Ukraine</text:span>
</text:h>
      <text:p text:style-name="P4">
Author: ['АРМІЯINFORM']</text:p>
      <text:p text:style-name="P4">
Time: 2023-03-26T59:00:00-04:00</text:p>
      <text:p text:style-name="P4">
Description: Sogodnі, 26 birch, National Guard of Ukraine Vypovnyu is 9 Rock. ONEDODOD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3/afb61653ae3c39bc.jpg" text:style-name="Internet_20_link" text:visited-style-name="Visited_20_Internet_20_Link">
afb61653ae3c39bc.jpg</text:a>
']</text:p>
      <text:p text:style-name="P4">
Tags: ['НАЦІОНАЛЬНА ГВАРДІЯ УКРАЇНИ']</text:p>
      <text:p text:style-name="P4">
Category: News</text:p>
      <!--METADATA-->
      <text:p text:style-name="P4">
<draw:frame draw:style-name="fr1" draw:name="Image7" text:anchor-type="as-char" svg:width="6.9236in" svg:height="3.750283in" draw:z-index="0">
<draw:image xlink:href="../Images/AРМІЯINFORM/2023-03-26T59-00-00-04-00/afb61653ae3c39bc.jpg" xlink:type="simple" xlink:show="embed" xlink:actuate="onLoad" draw:mime-type="image/jpeg"/>
</draw:frame>
Today, March 26, the National Guard of Ukraine turns 9 years. On the eve of the servicemen from Chernivtsi, they decided to answer the questions(https://ngu.gov.ua/naczgvardijczi-vidpovily-na-pytannya-odnolitkiv-naczionalnoyi-gvardiyi-ukrayiny-video/)NSU press service.</text:p>
      <text:p text:style-name="P4">
Why do the Guards have a green form? Why do they call each other calls? Can girls be military? What animals are there in the army and why?</text:p>
      <text:p text:style-name="P4">
What emotions did the children ask questions and what our defenders answered, see the video.</text:p>
      <text:p text:style-name="P4">
News Source: <text:a xlink:type="simple" xlink:href="https://armyinform.com.ua/2023/03/26/bijczi-vidpovily-na-pytannya-ditej-odnolitkiv-naczionalnoyi-gvardiyi-ukrayiny/" text:style-name="Internet_20_link" text:visited-style-name="Visited_20_Internet_20_Link">
https://armyinform.com.ua/2023/03/26/bijczi-vidpovily-na-pytannya-ditej-odnolitkiv-naczionalnoyi-gvardiyi-ukrayiny/</text:a>
</text:p>
      <!--NEWS-->
      <text:h text:style-name="P10" text:outline-level="1">
<text:span text:style-name="T4">
Our artillerymen struck 3 management points and 5 districts of enemy forces</text:span>
</text:h>
      <text:p text:style-name="P4">
Author: ['АРМІЯINFORM']</text:p>
      <text:p text:style-name="P4">
Time: 2023-03-26T60:00:00-04:00</text:p>
      <text:p text:style-name="P4">
Description: The village at 06.00 26 birch 2023 for Dob AvIACIA defended 11 defeats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0/artyleriya.jpg" text:style-name="Internet_20_link" text:visited-style-name="Visited_20_Internet_20_Link">
artyleriya.jpg</text:a>
']</text:p>
      <text:p text:style-name="P4">
Tags: ['STOPRUSSIA', 'АГРЕСІЯ РФ', 'ВІЙНА', 'ВТОРГНЕННЯ РФ', 'ГШ ЗСУ', 'ХРОНІКА ОБОРОНИ']</text:p>
      <text:p text:style-name="P4">
Category: News</text:p>
      <!--METADATA-->
      <text:p text:style-name="P4">
<draw:frame draw:style-name="fr1" draw:name="Image8" text:anchor-type="as-char" svg:width="6.9236in" svg:height="3.956343in" draw:z-index="0">
<draw:image xlink:href="../Images/AРМІЯINFORM/2023-03-26T60-00-00-04-00/artyleriya.jpg" xlink:type="simple" xlink:show="embed" xlink:actuate="onLoad" draw:mime-type="image/jpeg"/>
</draw:frame>
Illustrative Photo <text:span text:style-name="T4">
 🔥 Situation on Russian invasion </text:span>
</text:p>
      <text:p text:style-name="P4">
As of 06.00 on March 26, 2023, the Aviation of Defense Forces caused 11 Stravars in the areas of concentration of Russian units, <text:a xlink:type="simple" xlink:href="https://www.facebook.com/GeneralStaff.ua/posts/pfbid04fY6zCR3r13jxwxTvkd6pHnj2XvpFSZm2vjZAAeusmcXgiF89T23GRwxkYHNmdBTl" text:style-name="Internet_20_link" text:visited-style-name="Visited_20_Internet_20_Link">
informs</text:a>
The General Staff of the Armed Forces of Ukraine. Our defenders also knocked down enemy UAVs of the Orlan-10 and "Superkom".</text:p>
      <text:p text:style-name="P4">
Units of missile troops and artillery, in turn, were struck by 3 points of management and 5 districts of concentration of live force, weapons and military equipment of the enemy.</text:p>
      <text:p text:style-name="P4">
Support the Armed Forces!We will win!Glory to Ukraine!</text:p>
      <text:p text:style-name="P4">
News Source: <text:a xlink:type="simple" xlink:href="https://armyinform.com.ua/2023/03/26/nashi-artylerysty-urazyly-3-punkty-upravlinnya-ta-5-rajoniv-zoseredzhennya-syl-protyvnyka/" text:style-name="Internet_20_link" text:visited-style-name="Visited_20_Internet_20_Link">
https://armyinform.com.ua/2023/03/26/nashi-artylerysty-urazyly-3-punkty-upravlinnya-ta-5-rajoniv-zoseredzhennya-syl-protyvnyka/</text:a>
</text:p>
      <!--NEWS-->
      <text:h text:style-name="P10" text:outline-level="1">
<text:span text:style-name="T4">
During the day, the Defense Forces repelled more than 85 attacks of Russian invaders – HSC of the Armed Forces</text:span>
</text:h>
      <text:p text:style-name="P4">
Author: ['АРМІЯINFORM']</text:p>
      <text:p text:style-name="P4">
Time: 2023-03-26T61:00:00-04:00</text:p>
      <text:p text:style-name="P4">
Description: The 34th missile strokes, the healthy ones, were shown by the time of the passage of the proceeding ... The war with Ukraine 2022, the war with Ukraine is the latest news today, the news war with Ukraine 2022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1/foto_8_zsu.jpg" text:style-name="Internet_20_link" text:visited-style-name="Visited_20_Internet_20_Link">
foto_8_zsu.jpg</text:a>
']</text:p>
      <text:p text:style-name="P4">
Tags: ['STOPRUSSIA', 'АГРЕСІЯ РФ', 'ВІЙНА', 'ВТОРГНЕННЯ РФ', 'ГШ ЗСУ', 'ХРОНІКА ОБОРОНИ']</text:p>
      <text:p text:style-name="P4">
Category: News</text:p>
      <!--METADATA-->
      <text:p text:style-name="P4">
<draw:frame draw:style-name="fr1" draw:name="Image9" text:anchor-type="as-char" svg:width="6.9236in" svg:height="4.615733in" draw:z-index="0">
<draw:image xlink:href="../Images/AРМІЯINFORM/2023-03-26T61-00-00-04-00/foto_8_zsu.jpg" xlink:type="simple" xlink:show="embed" xlink:actuate="onLoad" draw:mime-type="image/jpeg"/>
</draw:frame>
Illustrative Photo <text:span text:style-name="T4">
 🔥 Situation on Russian invasion </text:span>
</text:p>
      <text:p text:style-name="P4">
During the last day, the occupiers have inflicted 34 aircraft and 4 rocket strokes, making more than 70 shelling of rocket launchers, in particular, civil infrastructure of settlements. Are wounded among the peaceful population, <text:a xlink:type="simple" xlink:href="https://www.facebook.com/GeneralStaff.ua/posts/pfbid04fY6zCR3r13jxwxTvkd6pHnj2XvpFSZm2vjZAAeusmcXgiF89T23GRwxkYHNmdBTl" text:style-name="Internet_20_link" text:visited-style-name="Visited_20_Internet_20_Link">
informs</text:a>
The General Staff of the Armed Forces of Ukraine.</text:p>
      <text:p text:style-name="P4">
The possibility of rocket and aviation strikes all over Ukraine remains high.</text:p>
      <text:p text:style-name="P4">
The enemy continues to focus on the offensive actions of Nalimansk, Bakhmut, Avdiiv and Mariinsky directions. They reflected more than 85 invaders attacks on them.</text:p>
      <text:p text:style-name="P4">
News Source: <text:a xlink:type="simple" xlink:href="https://armyinform.com.ua/2023/03/26/protyagom-doby-syly-oborony-vidbyly-ponad-85-atak-rosijskyh-zagarbnykiv-gsh-zsu/" text:style-name="Internet_20_link" text:visited-style-name="Visited_20_Internet_20_Link">
https://armyinform.com.ua/2023/03/26/protyagom-doby-syly-oborony-vidbyly-ponad-85-atak-rosijskyh-zagarbnykiv-gsh-zsu/</text:a>
</text:p>
      <!--NEWS-->
      <text:h text:style-name="P10" text:outline-level="1">
<text:span text:style-name="T4">
In Zaporozhye, the occupiers introduce special traffic to moving in the occupied territory</text:span>
</text:h>
      <text:p text:style-name="P4">
Author: ['АРМІЯINFORM']</text:p>
      <text:p text:style-name="P4">
Time: 2023-03-26T62:00:00-04:00</text:p>
      <text:p text:style-name="P4">
Description: Berdyansku Zaporizho Rosіyska so called the pestrates of the Administrait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okupanty.jpeg" text:style-name="Internet_20_link" text:visited-style-name="Visited_20_Internet_20_Link">
okupanty.jpeg</text:a>
']</text:p>
      <text:p text:style-name="P4">
Tags: []</text:p>
      <text:p text:style-name="P4">
Category: News</text:p>
      <!--METADATA-->
      <text:p text:style-name="P4">
<draw:frame draw:style-name="fr1" draw:name="Image10" text:anchor-type="as-char" svg:width="6.9236in" svg:height="3.63489in" draw:z-index="0">
<draw:image xlink:href="../Images/AРМІЯINFORM/2023-03-26T62-00-00-04-00/okupanty.jpeg" xlink:type="simple" xlink:show="embed" xlink:actuate="onLoad" draw:mime-type="image/jpeg"/>
</draw:frame>
** 🔥I</text:p>
      <text:p text:style-name="P4">
In Berdyansk, Zaporizhzhya region, the Russian so -called occupying "administration" issued an order to the locals by April 1 to obtain a permanent commander of a pass for moving on temporarily occupied tutures of Zaporizhzhya region, <text:a xlink:type="simple" xlink:href="https://www.facebook.com/GeneralStaff.ua/posts/pfbid04fY6zCR3r13jxwxTvkd6pHnj2XvpFSZm2vjZAAeusmcXgiF89T23GRwxkYHNmdBTl" text:style-name="Internet_20_link" text:visited-style-name="Visited_20_Internet_20_Link">
informs</text:a>
The General Staff of the Armed Forces of Ukraine.</text:p>
      <text:p text:style-name="P4">
The passes will be issued separately for people and vehicles. The condition is a successful passage of filtration.</text:p>
      <text:p text:style-name="P4">
News Source: <text:a xlink:type="simple" xlink:href="https://armyinform.com.ua/2023/03/26/na-zaporizhzhi-okupanty-vvodyat-speczperepustky-dlya-peremishhennya-po-okupovanij-terytoriyi/" text:style-name="Internet_20_link" text:visited-style-name="Visited_20_Internet_20_Link">
https://armyinform.com.ua/2023/03/26/na-zaporizhzhi-okupanty-vvodyat-speczperepustky-dlya-peremishhennya-po-okupovanij-terytoriyi/</text:a>
</text:p>
      <!--NEWS-->
      <text:h text:style-name="P10" text:outline-level="1">
<text:span text:style-name="T4">
CEO of the IAEA will visit the Zaporozhye NPP next week</text:span>
</text:h>
      <text:p text:style-name="P4">
Author: ['АРМІЯINFORM']</text:p>
      <text:p text:style-name="P4">
Time: 2023-03-26T63:00:00-04:00</text:p>
      <text:p text:style-name="P4">
Description: General Director of the Ministry of Economy Agency Rafel Marino Grosy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iaeaflag11140x640.jpg" text:style-name="Internet_20_link" text:visited-style-name="Visited_20_Internet_20_Link">
iaeaflag11140x640.jpg</text:a>
']</text:p>
      <text:p text:style-name="P4">
Tags: ['STOPRUSSIA', 'АГРЕСІЯ РФ', 'ВТОРГНЕННЯ РФ', 'ДОПОМОГА ПАРТНЕРІВ']</text:p>
      <text:p text:style-name="P4">
Category: News</text:p>
      <!--METADATA-->
      <text:p text:style-name="P4">
<draw:frame draw:style-name="fr1" draw:name="Image11" text:anchor-type="as-char" svg:width="6.9236in" svg:height="3.894525in" draw:z-index="0">
<draw:image xlink:href="../Images/AРМІЯINFORM/2023-03-26T63-00-00-04-00/iaeaflag11140x640.jpg" xlink:type="simple" xlink:show="embed" xlink:actuate="onLoad" draw:mime-type="image/jpeg"/>
</draw:frame>
The CEO of the International Atomic Energy Agency Raphael Marinogrossi will visit the Zaporizhzhya Nuclear Power Plant next week.</text:p>
      <text:p text:style-name="P4">
About this <text:a xlink:type="simple" xlink:href="https://www.iaea.org/newscenter/pressreleases/iaea-director-general-grossi-travels-to-zaporizhzhya-nuclear-power-plant-next-week" text:style-name="Internet_20_link" text:visited-style-name="Visited_20_Internet_20_Link">
it is referred</text:a>
On the website.</text:p>
      <text:p text:style-name="P4">
As it is noted, Grossy wants to personally assess the situation with Nazes nuclear safety, as well as emphasize the urgent need to protect the station during time confrontation.</text:p>
      <ul>
        <li>
I decided to go to the Zaporizhzhya nuclear power plant again to see how the situation from September develops and to communicate with those who interpreted the object in these unprecedented and very difficult conditions. I, as Iran, is determined to continue to do everything in my power to reduce the risk of nuclear accident during a tragic war in Ukraine, ”Grossi said.</li>
      </ul>
      <text:p text:style-name="P4">
He stressed that despite the permanent stay of the IAEA experts for seven months, the NPP situation is unstable.</text:p>
      <ul>
        <li>
Nuclear safety threats are too obvious, as is the need to act immediately to crash accidents with potential radiological consequences for human health in Ukraine in Ukraine and beyond. That is why I continue to work on a proposal to protect the station, "he said.</li>
      </ul>
      <text:p text:style-name="P4">
News Source: <text:a xlink:type="simple" xlink:href="https://armyinform.com.ua/2023/03/26/gendyrektor-magate-vidvidaye-zaporizku-aes-nastupnogo-tyzhnya/" text:style-name="Internet_20_link" text:visited-style-name="Visited_20_Internet_20_Link">
https://armyinform.com.ua/2023/03/26/gendyrektor-magate-vidvidaye-zaporizku-aes-nastupnogo-tyzhnya/</text:a>
</text:p>
      <!--NEWS-->
      <text:h text:style-name="P10" text:outline-level="1">
<text:span text:style-name="T4">
Most enterprises will transfer to the sphere of management of the State Property Fund - Denis Shmigal</text:span>
</text:h>
      <text:p text:style-name="P4">
Author: ['АРМІЯINFORM']</text:p>
      <text:p text:style-name="P4">
Time: 2023-03-26T64:00:00-04:00</text:p>
      <text:p text:style-name="P4">
Description: The strategist of the URIA - Tse Minimіzatsya Otkvy respinus in the Ekononitz Zi Zberezni sovereig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thumb_201672_820_360_0_0_auto.jpg" text:style-name="Internet_20_link" text:visited-style-name="Visited_20_Internet_20_Link">
thumb_201672_820_360_0_0_auto.jpg</text:a>
']</text:p>
      <text:p text:style-name="P4">
Tags: ['STOPRUSSIA', 'АГРЕСІЯ РФ', 'ВТОРГНЕННЯ РФ', 'ДЕНИС ШМИГАЛЬ']</text:p>
      <text:p text:style-name="P4">
Category: News</text:p>
      <!--METADATA-->
      <text:p text:style-name="P4">
<draw:frame draw:style-name="fr1" draw:name="Image12" text:anchor-type="as-char" svg:width="6.9236in" svg:height="4.610104in" draw:z-index="0">
<draw:image xlink:href="../Images/AРМІЯINFORM/2023-03-26T64-00-00-04-00/thumb_201672_820_360_0_0_auto.jpg" xlink:type="simple" xlink:show="embed" xlink:actuate="onLoad" draw:mime-type="image/jpeg"/>
</draw:frame>
Government strategy is a minimization of the state's share in the economy with the preservation of state control in strategic and important industries for Ukraine. It was stated Umerov.</text:p>
      <text:p text:style-name="P4">
“We have many plans this year. We continue small privatization and restorative privatization. We transfer the majority of state -owned enterprises to the State Property Fund. We are developing a strategy for managing enterprises that have been confiscated from sub -parties, ”the Government Head noted.</text:p>
      <text:p text:style-name="P4">
Also, according to Denis Schmigal, the State Property Fund to implement the principles of OECD in the management of state -owned enterprises.</text:p>
      <text:p text:style-name="P4">
In total, the privatization brought UAH 1.7 billion to the state budget last year. The post -change management economic effect of SPFU was more than UAH 5 billion.</text:p>
      <text:p text:style-name="P4">
<text:span text:style-name="T4">
 Source </text:span>
: _ <text:a xlink:type="simple" xlink:href="https://www.kmu.gov.ua/news/denys-shmyhal-bilshist-derzhavnykh-pidpryiemstv-budut-peredani-u-sferu-upravlinnia-fondu-derzhmaina" text:style-name="Internet_20_link" text:visited-style-name="Visited_20_Internet_20_Link">
Government portal</text:a>
_</text:p>
      <text:p text:style-name="P4">
News Source: <text:a xlink:type="simple" xlink:href="https://armyinform.com.ua/2023/03/26/bilshist-derzhavnyh-pidpryyemstv-budut-peredani-do-sfery-upravlinnya-fondu-derzhmajna-denys-shmygal/" text:style-name="Internet_20_link" text:visited-style-name="Visited_20_Internet_20_Link">
https://armyinform.com.ua/2023/03/26/bilshist-derzhavnyh-pidpryyemstv-budut-peredani-do-sfery-upravlinnya-fondu-derzhmajna-denys-shmygal/</text:a>
</text:p>
      <!--NEWS-->
      <text:h text:style-name="P10" text:outline-level="1">
<text:span text:style-name="T4">
Another minus 660 occupants, 15 tanks and 15 BBM: daily loss of enemy</text:span>
</text:h>
      <text:p text:style-name="P4">
Author: ['АРМІЯINFORM']</text:p>
      <text:p text:style-name="P4">
Time: 2023-03-26T65:00:00-04:00</text:p>
      <text:p text:style-name="P4">
Description: Zagalni Boyov, take the enemy on 02.24.22 to 03/26/23 Orintovo to become: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vtraty_03-26-2023-scaled.jpg" text:style-name="Internet_20_link" text:visited-style-name="Visited_20_Internet_20_Link">
vtraty_03-26-2023-scaled.jpg</text:a>
']</text:p>
      <text:p text:style-name="P4">
Tags: ['STOPRUSSIA', 'ВТРАТИ ВОРОГА', 'ВТРАТИ РФ']</text:p>
      <text:p text:style-name="P4">
Category: News</text:p>
      <!--METADATA-->
      <text:p text:style-name="P4">
<draw:frame draw:style-name="fr1" draw:name="Image13" text:anchor-type="as-char" svg:width="6.9236in" svg:height="6.975527in" draw:z-index="0">
<draw:image xlink:href="../Images/AРМІЯINFORM/2023-03-26T65-00-00-04-00/vtraty_03-26-2023-scaled.jpg" xlink:type="simple" xlink:show="embed" xlink:actuate="onLoad" draw:mime-type="image/jpeg"/>
</draw:frame>
The overall combat loss of the enemy from 24.02.22 to 26.03.23 will be assigned to:</text:p>
      <text:p text:style-name="P4">
<text:span text:style-name="T4">
<text:span text:style-name="T5">
 Personnel - </text:span>
* 170550(+660)persons eliminated</text:span>
<text:span text:style-name="T5">
 tanks - </text:span>
<text:span text:style-name="T5">
 3595(+15)</text:span>
<text:span text:style-name="T4">
 combat armored vehicles - </text:span>
 6947(+15)<text:span text:style-name="T4">
<text:span text:style-name="T5">
 Artillery systems - </text:span>
<text:span text:style-name="T5">
 2631(+8)</text:span>
 </text:span>
 RSZV - <text:span text:style-name="T4">
 522(+2)</text:span>
<text:span text:style-name="T5">
 air defense - </text:span>
<text:span text:style-name="T5">
 277(+1)</text:span>
<text:span text:style-name="T4">
 aircraft - </text:span>
 305(0)<text:span text:style-name="T4">
<text:span text:style-name="T5">
 helicopters - </text:span>
* 291(0)</text:span>
<text:span text:style-name="T5">
 UAV Operative Tactical Level-</text:span>
<text:span text:style-name="T5">
 2216(+2)</text:span>
<text:span text:style-name="T4">
 Winged missiles - </text:span>
 911(0)<text:span text:style-name="T4">
<text:span text:style-name="T5">
 ships / boats - </text:span>
* 18(0)</text:span>
<text:span text:style-name="T5">
 Automobile equipment and tanks - </text:span>
<text:span text:style-name="T5">
 5486(+3)</text:span>
<text:span text:style-name="T4">
 Special Technique - </text:span>
 282(+3)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6.03.23.</text:p>
      <text:p text:style-name="P4">
News Source: <text:a xlink:type="simple" xlink:href="https://armyinform.com.ua/2023/03/26/shhe-minus-660-okupantiv-15-tankiv-ta-15-bbm-dobovi-vtraty-voroga/" text:style-name="Internet_20_link" text:visited-style-name="Visited_20_Internet_20_Link">
https://armyinform.com.ua/2023/03/26/shhe-minus-660-okupantiv-15-tankiv-ta-15-bbm-dobovi-vtraty-voroga/</text:a>
</text:p>
      <!--NEWS-->
      <text:h text:style-name="P10" text:outline-level="1">
<text:span text:style-name="T4">
In two months in Ukraine, more than 300 cyberattacks were recorded in the State Secretariat</text:span>
</text:h>
      <text:p text:style-name="P4">
Author: ['АРМІЯINFORM']</text:p>
      <text:p text:style-name="P4">
Time: 2023-03-26T66:00:00-04:00</text:p>
      <text:p text:style-name="P4">
Description: At the same time 2023 Roku, the URIRO ROKO ROCE ROOLENNE on the comp ”of the Komuyterni Zvozvyniyni, yak ... War with Ukraine 2022, the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site000250.png" text:style-name="Internet_20_link" text:visited-style-name="Visited_20_Internet_20_Link">
site000250.png</text:a>
']</text:p>
      <text:p text:style-name="P4">
Tags: ['ДЕРЖСПЕЦЗВ’ЯЗКУ', 'КІБЕРБЕЗПЕКА', 'КІБЕРЗЛОЧИНИ', 'ХАКЕРИ']</text:p>
      <text:p text:style-name="P4">
Category: News</text:p>
      <!--METADATA-->
      <text:p text:style-name="P4">
<draw:frame draw:style-name="fr1" draw:name="Image14" text:anchor-type="as-char" svg:width="6.9236in" svg:height="4.292632in" draw:z-index="0">
<draw:image xlink:href="../Images/AРМІЯINFORM/2023-03-26T66-00-00-04-00/site000250.png" xlink:type="simple" xlink:show="embed" xlink:actuate="onLoad" draw:mime-type="image/png"/>
</draw:frame>
In January -February 2023, the government response team on a computer emergency event, which operates with the State Secretariat, has worked on more than 300 cyberincyders. It is almost twice less than in the corresponding period last year, when Russia was prevailing for a large -scale invasion and the activity of hackers was anomalous high.</text:p>
      <text:p text:style-name="P4">
About it <text:a xlink:type="simple" xlink:href="https://t.me/dsszzi_official/5647" text:style-name="Internet_20_link" text:visited-style-name="Visited_20_Internet_20_Link">
reports</text:a>
State Secretariat of Uterticulum.</text:p>
      <text:p text:style-name="P4">
"With the help of hackers, Russia is trying to get any information that can be advised in the Convention War," the message reads.</text:p>
      <text:p text:style-name="P4">
<text:a xlink:type="simple" xlink:href="https://telegra.ph/file/1d07fbce81ccbefea3039.jpg" text:style-name="Internet_20_link" text:visited-style-name="Visited_20_Internet_20_Link">
</text:a>
According to experts, in January 2023, the activity of cyber -refiners was somewhat reduced. This may probably be associated with the enemy New Year holidays. However, the Ulita hackers returned to the usual level of activity.</text:p>
      <text:p text:style-name="P4">
Since the beginning of this year, an increase in the number of attacks for espionage has been emphasized on the maintenance of constant access to the organization. And even the middle -aged software distributed by Russian hackers is dominated by data collection and remote access to devices.</text:p>
      <text:p text:style-name="P4">
“It can be one of the signs that Russia is preparing for a long war. She tries to obtain any information that can give preference in the Convention against our country: from mobilization data-to disclosure of the secrets of Western weapons logistics, ”the Dozhaspecs said.</text:p>
      <text:p text:style-name="P4">
News Source: <text:a xlink:type="simple" xlink:href="https://armyinform.com.ua/2023/03/26/za-dva-misyaczi-v-ukrayini-zafiksuvaly-ponad-300-kiberatak-derzhspeczzvyazku/" text:style-name="Internet_20_link" text:visited-style-name="Visited_20_Internet_20_Link">
https://armyinform.com.ua/2023/03/26/za-dva-misyaczi-v-ukrayini-zafiksuvaly-ponad-300-kiberatak-derzhspeczzvyazku/</text:a>
</text:p>
      <!--NEWS-->
      <text:h text:style-name="P10" text:outline-level="1">
<text:span text:style-name="T4">
Rosarmia troops fired the border of Chernihiv region, there is damage</text:span>
</text:h>
      <text:p text:style-name="P4">
Author: ['АРМІЯINFORM']</text:p>
      <text:p text:style-name="P4">
Time: 2023-03-26T94:00:00-04:00</text:p>
      <text:p text:style-name="P4">
Description: For Doba, the Rosarmii Dvichi was sheltered by the Bengigyvsko region.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3/obstrilyaly.jpg" text:style-name="Internet_20_link" text:visited-style-name="Visited_20_Internet_20_Link">
obstrilyaly.jpg</text:a>
']</text:p>
      <text:p text:style-name="P4">
Tags: ['STOPRUSSIA', 'ОБСТРІЛИ РФ', 'ОПЕРАТИВНЕ КОМАНДУВАННЯ «ПІВНІЧ»']</text:p>
      <text:p text:style-name="P4">
Category: News</text:p>
      <!--METADATA-->
      <text:p text:style-name="P4">
<draw:frame draw:style-name="fr1" draw:name="Image15" text:anchor-type="as-char" svg:width="6.9236in" svg:height="4.620443in" draw:z-index="0">
<draw:image xlink:href="../Images/AРМІЯINFORM/2023-03-26T94-00-00-04-00/obstrilyaly.jpg" xlink:type="simple" xlink:show="embed" xlink:actuate="onLoad" draw:mime-type="image/jpeg"/>
</draw:frame>
During the day, Rosarmia's troops fired twice fired by the border of the Chernihiv region.</text:p>
      <text:p text:style-name="P4">
About it <text:a xlink:type="simple" xlink:href="https://www.facebook.com/plugins/post.php" text:style-name="Internet_20_link" text:visited-style-name="Visited_20_Internet_20_Link">
reports</text:a>
Operational Command "North".</text:p>
      <text:p text:style-name="P4">
"From 14:40 to 3:00 pm <text:span text:style-name="T4">
 3 arrivals </text:span>
, probably with a mortar 120 mm, Undouly of the settlement of Karpovichi," - the message reads.</text:p>
      <text:p text:style-name="P4">
The shelling damaged a private home.</text:p>
      <text:p text:style-name="P4">
“From 17:25 to 17:55, <text:span text:style-name="T4">
 8 parishes </text:span>
, probably with a mortar 120 mm, Uij district of the settlement of Blushn. There was no information about the losses among the local population with the disposal of civilian infrastructure, ”the command was added.</text:p>
      <text:p text:style-name="P4">
News Source: <text:a xlink:type="simple" xlink:href="https://armyinform.com.ua/2023/03/26/vijska-rosarmiyi-obstrilyaly-prykordonnya-chergivshhyny-ye-rujnuvannya/" text:style-name="Internet_20_link" text:visited-style-name="Visited_20_Internet_20_Link">
https://armyinform.com.ua/2023/03/26/vijska-rosarmiyi-obstrilyaly-prykordonnya-chergivshhyny-ye-rujnuvannya/</text:a>
</text:p>
      <!--NEWS-->
      <text:h text:style-name="P10" text:outline-level="1">
<text:span text:style-name="T4">
Can't be mentally far from war, support our fighters when possible - President of Ukraine</text:span>
</text:h>
      <text:p text:style-name="P4">
Author: ['АРМІЯINFORM']</text:p>
      <text:p text:style-name="P4">
Time: 2023-03-27T39:00:00-04:00</text:p>
      <text:p text:style-name="P4">
Description: Ukrainian President Volodymyr Zelensky Farted up to Ukrainians on the 395th day of Vіini: ... War with Ukraine 2022, war with Ukraine Latest news today,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2e8af1ed3e9cc7cec5b04efe2638b7bf_1679863637_extra_large-e1679864754399.png" text:style-name="Internet_20_link" text:visited-style-name="Visited_20_Internet_20_Link">
2e8af1ed3e9cc7cec5b04efe2638b7bf_1679863637_extra_large-e1679864754399.png</text:a>
']</text:p>
      <text:p text:style-name="P4">
Tags: ['ВІДЕОЗВЕРНЕННЯ ПРЕЗИДЕНТА УКРАЇНИ']</text:p>
      <text:p text:style-name="P4">
Category: News</text:p>
      <!--METADATA-->
      <text:p text:style-name="P4">
<draw:frame draw:style-name="fr1" draw:name="Image16" text:anchor-type="as-char" svg:width="6.9236in" svg:height="4.547453in" draw:z-index="0">
<draw:image xlink:href="../Images/AРМІЯINFORM/2023-03-27T39-00-00-04-00/2e8af1ed3e9cc7cec5b04efe2638b7bf_1679863637_extra_large-e1679864754399.png" xlink:type="simple" xlink:show="embed" xlink:actuate="onLoad" draw:mime-type="image/png"/>
</draw:frame>
President of Ukraine Volodymyr Zelenskyy <text:a xlink:type="simple" xlink:href="https://www.president.gov.ua/news/ne-mozhna-buti-podumki-daleko-vid-vijni-pidtrimujte-nashih-b-81817" text:style-name="Internet_20_link" text:visited-style-name="Visited_20_Internet_20_Link">
applied</text:a>
to Ukrainians on the 395th day of the war:</text:p>
      <text:p text:style-name="P4">
<text:span text:style-name="T4">
 _ I wish health, dear Ukrainians!_ </text:span>
</text:p>
      <text:p text:style-name="P4">
Today, our National Guard celebrates its day, and it will be right if we thank the National Guard together. For the National Guard, along with all the warriors, he powerfully beat Ukraine. Thank you for the strength and strength of killing for the Donbas. For the defense of Bakhmut and Avdiivka. For the heroic protection of Mariupoli "Azovstal". For fighting in Luhansk region. For the fighting in the Kyiv region, for the battle for Kiev. They keep defense in the south, in the Zaporozhye direction.</text:p>
      <text:p text:style-name="P4">
Separately, I want to thank for the onset of the offensive, which has already become an example of the formation of new brigades for Ukrainian defense.</text:p>
      <text:p text:style-name="P4">
During the large -scale war, almost 5,000 National Guards have been marked by state awards - it is for participation in battles, for bravery, for stability, a slaughter, which is reached by the National Guard. 32 National Guard fighters awarded Hero of Ukraine.</text:p>
      <text:p text:style-name="P4">
I thank all the Guards: soldiers, sergeants, officers, command!Thank you who helps the National Guard units, who trains the fighters, provides them with them necessary, helps with treatment after injuries, with rehabilitation.</text:p>
      <text:p text:style-name="P4">
The power of Ukraine is the power of all who fight for Ukraine and who helps the soldiers. It is simply impossible to Yuena our state force without the National Guard.</text:p>
      <text:p text:style-name="P4">
Today there was a meeting with the military - a special military meeting, a special participant. He also held meetings with intelligence.</text:p>
      <text:p text:style-name="P4">
Defense, strengthening of our protection - both from the external threat, as well as the internal threats. We are preparing our appropriate steps.</text:p>
      <text:p text:style-name="P4">
Constantly, unchanged maximum attention - the situation on the forefront. Cruel battles, how much they take away the lives of our people and require a permanent mobilized stinker state and society every day.</text:p>
      <text:p text:style-name="P4">
It is wrong, it is unfair when our fighters who come in the front have a feeling that for many, the war has been in the rear. For those who are not just far from Donetsk or Nikopol, Saltivka, from the border areas of Sumy region, from Zaporizhzhya ... And who is thoughtful from the trenches, from the daily pain of Ukrainians.Dear Ukrainians!Support our fighters always when possible. Also, also about volunteer meetings and join when you can.</text:p>
      <text:p text:style-name="P4">
It is very important that everyone who has information influence is involved in the viral work. This applies not only to journalists. This applies to anyone who can spread the truth about aggression. Who is capable of reminding the world of pro -Ukrainians and Ukrainian women who have passed through occupation through losses ... about what Ukraine is fighting for freedom and justice for both our people and for all the currents that are threatened by Russian tyranny. The world should be heard as intensively as last year that aggression against Ukraine is ongoing. He should hear that to end the war this year, to liberate Ukraine from Russian evil this year - the recipient task of the civilized world. Because civilized means, in particular, the irrespection to protect civilization.</text:p>
      <text:p text:style-name="P4">
He met with goodwill Ambassador UNICEF Orlando Bloom and UNICEF -Organization team that deals with humanitarian support and protection of children. Orlandoblum has long been working with this direction. He was already in Ukraine, Nanha Donbass, even before the full -scale war. And he knows that this aggression has brought, how full -scale the efforts of the world should be to stop it to draw Ukraine after the war.</text:p>
      <text:p text:style-name="P4">
We discussed the issue of reconstruction of our country, our school infrastructure. Avid this help. We agreed to make our teams work on a few layers.</text:p>
      <text:p text:style-name="P4">
In particular, this is the issue of the return of our children who were exported to Russia by the creation of bomb shelters for our children. And the third is the technical support of dystioning training in areas and areas where it is impossible to study offline secrets.</text:p>
      <text:p text:style-name="P4">
Today, as always, I will celebrate our soldiers, who gave a significant result of Ukraine for the last day, for this day, in general this week.</text:p>
      <text:p text:style-name="P4">
57 Separate Motor Infantry Brigade, 5th Separate Storm Brigade and 93rd Separate Brigade-Well done, boys!Thank you for your power!</text:p>
      <text:p text:style-name="P4">
Marines of the 35th and 36th separate brigades, fighters of the 55th Artillery Brigade "Zaporizhzhya Sich"-all in Donetsk-thank you for being the best in the week!</text:p>
      <text:p text:style-name="P4">
I also want to celebrate our warriors today, which defend the summary and Chernihiv region. It is also a defense against attempts to start DRG across the border, it is the attachment of Ukraine from air strikes, it is also a protection against terrorists.<text:span text:style-name="T4">
 _ Glory to all our soldiers who are in battle!_ </text:span>
</text:p>
      <text:p text:style-name="P4">
<text:span text:style-name="T4">
 _ Thank all who help defense!_ </text:span>
</text:p>
      <text:p text:style-name="P4">
<text:span text:style-name="T4">
 _ Eternal memory and respect to all our soldiers who gave their lives in Ukraine!_ </text:span>
</text:p>
      <text:p text:style-name="P4">
<text:span text:style-name="T4">
<text:span text:style-name="T5">
Glory to Ukraine!</text:span>
</text:span>
</text:p>
      <text:p text:style-name="P4">
News Source: <text:a xlink:type="simple" xlink:href="https://armyinform.com.ua/2023/03/27/ne-mozhna-buty-podumky-daleko-vid-vijny-pidtrymujte-nashyh-bijcziv-koly-cze-mozhlyvo-prezydent-ukrayiny/" text:style-name="Internet_20_link" text:visited-style-name="Visited_20_Internet_20_Link">
https://armyinform.com.ua/2023/03/27/ne-mozhna-buty-podumky-daleko-vid-vijny-pidtrymujte-nashyh-bijcziv-koly-cze-mozhlyvo-prezydent-ukrayiny/</text:a>
</text:p>
      <!--NEWS-->
      <text:h text:style-name="P10" text:outline-level="1">
<text:span text:style-name="T4">
IKEA Swedish Company sold its latest enterprise in</text:span>
</text:h>
      <text:p text:style-name="P4">
Author: ['АРМІЯINFORM']</text:p>
      <text:p text:style-name="P4">
Time: 2023-03-27T40:00:00-04:00</text:p>
      <text:p text:style-name="P4">
Description: The United States is fabricated by the Rosiysk diplomats of Viyzds without a permit for the 25-mile zone of the hobby ... The war with Ukraine 2022, the war with Ukraine is th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8/82.jpg" text:style-name="Internet_20_link" text:visited-style-name="Visited_20_Internet_20_Link">
82.jpg</text:a>
']</text:p>
      <text:p text:style-name="P4">
Tags: ['STOPRUSSIA', 'АГРЕСІЯ РФ', 'ВТОРГНЕННЯ РФ', 'ЕКОНОМІКА РФ', 'КРАХ РОСІЙСЬКОЇ ЕКОНОМІКИ']</text:p>
      <text:p text:style-name="P4">
Category: News</text:p>
      <!--METADATA-->
      <text:p text:style-name="P4">
<draw:frame draw:style-name="fr1" draw:name="Image17" text:anchor-type="as-char" svg:width="6.9236in" svg:height="4.809062in" draw:z-index="0">
<draw:image xlink:href="../Images/AРМІЯINFORM/2023-03-27T40-00-00-04-00/82.jpg" xlink:type="simple" xlink:show="embed" xlink:actuate="onLoad" draw:mime-type="image/jpeg"/>
</draw:frame>
The United States prohibits Russian diplomats without permission for the 25-mile zonnaecolo headquarters of the United Nations,-complained the head of legal referenduries of the Russian Federation at the United Nations Leonidchenko.</text:p>
      <text:p text:style-name="P4">
The Swedish company IKEA has sold its last enterprise in Russia - a furniture factory in the Podbereza Novgorod region. In total, Sweden has built on the Russian Federation of three -factories for the production of furniture, but since the beginning of Russian full -scale aggression against Ukraine decided to leave the Russian Federation completely.</text:p>
      <text:p text:style-name="P4">
The head of the Gossuum Volodin proposed to change the current legislation in order to conquer the activities of the International Criminal Court in Russia.</text:p>
      <text:p text:style-name="P4">
The Ministry of Economy of the Russian Federation has closed access to the portal of administrative professionalism and open civil control "Operations", introduced in 2014. Formally, because the authorities provide the Russian Federation with information that only 20-40 % corresponded to their real notes on obtaining statistical information, registers and state -owned bases. On their basis, entrepreneurs in particular were able to adjust their business to inadequate services to citizens.</text:p>
      <text:p text:style-name="P4">
The Central Bank of the Russian Federation has banned the sale of shares of companies from "unfriendly", according to Russia, countries until October 1, 2023.</text:p>
      <text:p text:style-name="P4">
More than 52 % of male Russians do not live up to 65 years of age, - said the Chief Specialist of the Ministry of Health of the Russian Federation on reproductive health.</text:p>
      <text:p text:style-name="P4">
The occupation authorities of Crimea have promised that the Government of the Russian Federation would provide financial assistance to ensure minimum wages to the employees of the tourism industry of the peninsula.</text:p>
      <text:p text:style-name="P4">
In Russia, there is a shortage of cadaver - corpses on which medical workers study. As a result, the price of cadaver increased by 80-120 %, the accident of training courses by 20-30 %. Currently, Russian companies are trying to adjust the supply of corpses under the scheme of parallel import.</text:p>
      <text:p text:style-name="P4">
The roselvsky supervision found a dangerous disease - dwarf soot - in seed, imported to Russia from Belarus. The import of almost 5 tons of wheat was debated, the party was returned to the supplier.</text:p>
      <text:p text:style-name="P4">
<text:span text:style-name="T5">
Derello: <text:a xlink:type="simple" xlink:href="https://szru.gov.ua/news-media/publications/260323-ukraina-i-svit--proty-rosiiskoi-ahresii-sanktsii-v-dii" text:style-name="Internet_20_link" text:visited-style-name="Visited_20_Internet_20_Link">
Ukraine's Foreign Intelligence Service</text:a>
</text:span>
</text:p>
      <text:p text:style-name="P4">
News Source: <text:a xlink:type="simple" xlink:href="https://armyinform.com.ua/2023/03/27/shvedska-kompaniya-ikea-prodala-ostannye-svoye-pidpryyemstvo-na-rosiyi/" text:style-name="Internet_20_link" text:visited-style-name="Visited_20_Internet_20_Link">
https://armyinform.com.ua/2023/03/27/shvedska-kompaniya-ikea-prodala-ostannye-svoye-pidpryyemstvo-na-rosiyi/</text:a>
</text:p>
      <!--NEWS-->
      <text:h text:style-name="P10" text:outline-level="1">
<text:span text:style-name="T4">
In action you can get adoption consultation</text:span>
</text:h>
      <text:p text:style-name="P4">
Author: ['АРМІЯINFORM']</text:p>
      <text:p text:style-name="P4">
Time: 2023-03-27T41:00:00-04:00</text:p>
      <text:p text:style-name="P4">
Description: DIA can apply for a consultant to the SUSSINNYA DITINI. About Tse Doldomlya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1/10/diya-1.jpg" text:style-name="Internet_20_link" text:visited-style-name="Visited_20_Internet_20_Link">
diya-1.jpg</text:a>
']</text:p>
      <text:p text:style-name="P4">
Tags: ['ДІЯ']</text:p>
      <text:p text:style-name="P4">
Category: News</text:p>
      <!--METADATA-->
      <text:p text:style-name="P4">
<draw:frame draw:style-name="fr1" draw:name="Image18" text:anchor-type="as-char" svg:width="6.9236in" svg:height="3.894525in" draw:z-index="0">
<draw:image xlink:href="../Images/AРМІЯINFORM/2023-03-27T41-00-00-04-00/diya-1.jpg" xlink:type="simple" xlink:show="embed" xlink:actuate="onLoad" draw:mime-type="image/jpeg"/>
</draw:frame>
Illustrative photo</text:p>
      <text:p text:style-name="P4">
In action, you can apply for a child adoption.</text:p>
      <text:p text:style-name="P4">
About it <text:a xlink:type="simple" xlink:href="https://www.facebook.com/plugins/post.php" text:style-name="Internet_20_link" text:visited-style-name="Visited_20_Internet_20_Link">
reports</text:a>
Ministry of Reintegration.</text:p>
      <text:p text:style-name="P4">
According to its results, you will be able to make sure that you can be an adopter and what you need to become.</text:p>
      <text:p text:style-name="P4">
Consultation will help to evaluate the readiness for adoption of the child, to understand the devices of this procedure, and to choose the form of family education(guardianship, care, foster care or family -type orphanage).</text:p>
      <text:p text:style-name="P4">
<text:span text:style-name="T4">
Як отримати послугу?</text:span>
</text:p>
      <text:p text:style-name="P4">
Зареєструйтеся або авторизуйтеся на порталі diia.gov.ua за допомогоюелектронного підпису. Заповніть онлайн-форму заяви. Підпишіть її електроннимпідписом і відправте.</text:p>
      <text:p text:style-name="P4">
News Source: <text:a xlink:type="simple" xlink:href="https://armyinform.com.ua/2023/03/27/u-diyi-mozhna-otrymaty-konsultacziyu-z-usynovlennya/" text:style-name="Internet_20_link" text:visited-style-name="Visited_20_Internet_20_Link">
https://armyinform.com.ua/2023/03/27/u-diyi-mozhna-otrymaty-konsultacziyu-z-usynovlennya/</text:a>
</text:p>
      <!--NEWS-->
      <text:h text:style-name="P10" text:outline-level="1">
<text:span text:style-name="T4">
A selection of fakes that promoted Russian media last week</text:span>
</text:h>
      <text:p text:style-name="P4">
Author: ['АРМІЯINFORM']</text:p>
      <text:p text:style-name="P4">
Time: 2023-03-27T42:00:00-04:00</text:p>
      <text:p text:style-name="P4">
Description: The Center for the Wizin -Format at the RNBO Plappuated the main fakes, the Yaki was Sworded by Rosiyski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czpd.jpeg" text:style-name="Internet_20_link" text:visited-style-name="Visited_20_Internet_20_Link">
czpd.jpeg</text:a>
']</text:p>
      <text:p text:style-name="P4">
Tags: ['STOPRUSSIA', 'АГРЕСІЯ РФ', 'ВТОРГНЕННЯ РФ', 'РОСІЙСЬКІ ФЕЙКИ', 'ФЕЙКИ РФ', 'ЦПД РНБО']</text:p>
      <text:p text:style-name="P4">
Category: News</text:p>
      <!--METADATA-->
      <text:p text:style-name="P4">
<draw:frame draw:style-name="fr1" draw:name="Image19" text:anchor-type="as-char" svg:width="6.9236in" svg:height="6.9236in" draw:z-index="0">
<draw:image xlink:href="../Images/AРМІЯINFORM/2023-03-27T42-00-00-04-00/czpd.jpeg" xlink:type="simple" xlink:show="embed" xlink:actuate="onLoad" draw:mime-type="image/jpeg"/>
</draw:frame>
The Center for Combating Misinformation in NSDC <text:a xlink:type="simple" xlink:href="https://www.facebook.com/protydiyadezinformatsiyi.cpd/posts/pfbid02fe7Z7Xiaso5iVu4PnT3tAjryrzL7SZY7srJ7p3g78rcUwTuq11hTqnds3kmsVD5bl" text:style-name="Internet_20_link" text:visited-style-name="Visited_20_Internet_20_Link">
Published</text:a>
The main fakes that promoted the Russian media last week.</text:p>
      <text:p text:style-name="P4">
The main ones are:</text:p>
      <ul>
        <li>
Retreating from Mariupol, the Armed Forces were beaten by direct guidance on residential buildings; * In the Zaporozhye direction, regular units of the Polish army are rooted; * Russia, unlike Europe, has all the basic features of a strategic partner and a geopolitical ally for China; * In Ukraine, under the guise of biolaboratories, US and NATO military objects were created; * Kiev intends to carry out another provocation about the Zaporizhzhya NPP, namely - to try to completely disconnect it; * Russia could not allow Ukraine to join NATO and therefore began a large -scale "operation" against it.</li>
      </ul>
      <text:p text:style-name="P4">
News Source: <text:a xlink:type="simple" xlink:href="https://armyinform.com.ua/2023/03/27/pidbirka-fejkiv-yaki-prosuvaly-rosijski-zmi-mynulogo-tyzhnya/" text:style-name="Internet_20_link" text:visited-style-name="Visited_20_Internet_20_Link">
https://armyinform.com.ua/2023/03/27/pidbirka-fejkiv-yaki-prosuvaly-rosijski-zmi-mynulogo-tyzhnya/</text:a>
</text:p>
      <!--NEWS-->
      <text:h text:style-name="P10" text:outline-level="1">
<text:span text:style-name="T4">
Ukrainian cynologists have started a specialized training course in Spain</text:span>
</text:h>
      <text:p text:style-name="P4">
Author: ['АРМІЯINFORM']</text:p>
      <text:p text:style-name="P4">
Time: 2023-03-27T43:00:00-04:00</text:p>
      <text:p text:style-name="P4">
Description: Prikordontniki on the more conducted Pershi employed by the Service Services of Zi Glorodennay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kord1.jpeg" text:style-name="Internet_20_link" text:visited-style-name="Visited_20_Internet_20_Link">
kord1.jpeg</text:a>
', '<text:a xlink:type="simple" xlink:href="https://armyinform.com.ua/wp-content/uploads/2023/03/kord5-150x150.jpeg" text:style-name="Internet_20_link" text:visited-style-name="Visited_20_Internet_20_Link">
kord5-150x150.jpeg</text:a>
', '<text:a xlink:type="simple" xlink:href="https://armyinform.com.ua/wp-content/uploads/2023/03/kord6-150x150.jpeg" text:style-name="Internet_20_link" text:visited-style-name="Visited_20_Internet_20_Link">
kord6-150x150.jpeg</text:a>
', '<text:a xlink:type="simple" xlink:href="https://armyinform.com.ua/wp-content/uploads/2023/03/kord4-150x150.jpeg" text:style-name="Internet_20_link" text:visited-style-name="Visited_20_Internet_20_Link">
kord4-150x150.jpeg</text:a>
', '<text:a xlink:type="simple" xlink:href="https://armyinform.com.ua/wp-content/uploads/2023/03/kord3-150x150.jpeg" text:style-name="Internet_20_link" text:visited-style-name="Visited_20_Internet_20_Link">
kord3-150x150.jpeg</text:a>
', '<text:a xlink:type="simple" xlink:href="https://armyinform.com.ua/wp-content/uploads/2023/03/kord2-150x150.jpeg" text:style-name="Internet_20_link" text:visited-style-name="Visited_20_Internet_20_Link">
kord2-150x150.jpeg</text:a>
']</text:p>
      <text:p text:style-name="P4">
Tags: ['STOPRUSSIA', 'АГРЕСІЯ РФ', 'ВТОРГНЕННЯ РФ', 'ДПСУ']</text:p>
      <text:p text:style-name="P4">
Category: News</text:p>
      <!--METADATA-->
      <text:p text:style-name="P4">
<draw:frame draw:style-name="fr1" draw:name="Image20" text:anchor-type="as-char" svg:width="6.9236in" svg:height="5.1927in" draw:z-index="0">
<draw:image xlink:href="../Images/AРМІЯINFORM/2023-03-27T43-00-00-04-00/kord1.jpeg" xlink:type="simple" xlink:show="embed" xlink:actuate="onLoad" draw:mime-type="image/jpeg"/>
</draw:frame>
The border guards have already conducted the first classes with service dogs to install a contact and focus the dog on the instructor.</text:p>
      <text:p text:style-name="P4">
About it <text:a xlink:type="simple" xlink:href="https://dpsu.gov.ua/ua/news/fahivci-kinologi-derzhprikordonsluzhbi-rozpochali-specializovaniy-kurs-pidgotovki-na-bazi-kinologichnogo-centru-civilnoi-gvardii-ispanii/" text:style-name="Internet_20_link" text:visited-style-name="Visited_20_Internet_20_Link">
reports</text:a>
State Border Service of Ukraine.</text:p>
      <text:p text:style-name="P4">
For each movie engineer, the Spanish instructors secured the dogs of the Malinua Tanimetian shepherd. Classes included the theoretical and practical part.</text:p>
      <text:p text:style-name="P4">
<text:a xlink:type="simple" xlink:href="https://armyinform.com.ua/wp-content/uploads/2023/03/kord5.jpeg" text:style-name="Internet_20_link" text:visited-style-name="Visited_20_Internet_20_Link">
!(Images/AРМІЯINFORM/2023-03-27T43-00-00-04-00/kord5-150x150.jpeg)</text:a>
</text:p>
      <text:p text:style-name="P4">
<text:a xlink:type="simple" xlink:href="https://armyinform.com.ua/wp-content/uploads/2023/03/kord6.jpeg" text:style-name="Internet_20_link" text:visited-style-name="Visited_20_Internet_20_Link">
<draw:frame draw:style-name="fr1" draw:name="Image21" text:anchor-type="as-char" svg:width="6.9236in" svg:height="6.9236in" draw:z-index="0">
<draw:image xlink:href="../Images/AРМІЯINFORM/2023-03-27T43-00-00-04-00/kord6-150x150.jpeg" xlink:type="simple" xlink:show="embed" xlink:actuate="onLoad" draw:mime-type="image/jpeg"/>
</draw:frame>
</text:a>
Ukrainian cynologists hope for a great outcome in learning, because in addition to excellent conditions, all dogs have excellent working qualities.</text:p>
      <text:p text:style-name="P4">
We will remind, a few days ago six Ukrainian border guards and two -representatives of the customs service left for Spain for four months of training.</text:p>
      <text:p text:style-name="P4">
A comprehensive four -month curriculum built on European standards and best practices aimed at improving the methodology of the State Border Guard Dogs and the State Customs Service for the detection of weapons, ammunition and explosives.</text:p>
      <text:p text:style-name="P4">
<text:a xlink:type="simple" xlink:href="https://armyinform.com.ua/wp-content/uploads/2023/03/kord4.jpeg" text:style-name="Internet_20_link" text:visited-style-name="Visited_20_Internet_20_Link">
!(Images/AРМІЯINFORM/2023-03-27T43-00-00-04-00/kord4-150x150.jpeg)</text:a>
</text:p>
      <text:p text:style-name="P4">
<text:a xlink:type="simple" xlink:href="https://armyinform.com.ua/wp-content/uploads/2023/03/kord3.jpeg" text:style-name="Internet_20_link" text:visited-style-name="Visited_20_Internet_20_Link">
<draw:frame draw:style-name="fr1" draw:name="Image22" text:anchor-type="as-char" svg:width="6.9236in" svg:height="6.9236in" draw:z-index="0">
<draw:image xlink:href="../Images/AРМІЯINFORM/2023-03-27T43-00-00-04-00/kord3-150x150.jpeg" xlink:type="simple" xlink:show="embed" xlink:actuate="onLoad" draw:mime-type="image/jpeg"/>
</draw:frame>
</text:a>
</text:p>
      <text:p text:style-name="P4">
<text:a xlink:type="simple" xlink:href="https://armyinform.com.ua/wp-content/uploads/2023/03/kord2.jpeg" text:style-name="Internet_20_link" text:visited-style-name="Visited_20_Internet_20_Link">
<draw:frame draw:style-name="fr1" draw:name="Image23" text:anchor-type="as-char" svg:width="6.9236in" svg:height="6.9236in" draw:z-index="0">
<draw:image xlink:href="../Images/AРМІЯINFORM/2023-03-27T43-00-00-04-00/kord2-150x150.jpeg" xlink:type="simple" xlink:show="embed" xlink:actuate="onLoad" draw:mime-type="image/jpeg"/>
</draw:frame>
</text:a>
The initiative of training is part of the OSCE extrabudgetary project "drinking the strengthening of the Ukrainian authorities in preventing and struggling with illegal circulation of weapons, ammunition and explosives in all its assistance", funded support of Lithuania and Poland.</text:p>
      <text:p text:style-name="P4">
News Source: <text:a xlink:type="simple" xlink:href="https://armyinform.com.ua/2023/03/27/ukrayinski-fahivczi-kinology-rozpochaly-speczializovanyj-kurs-pidgotovky-v-ispaniyi/" text:style-name="Internet_20_link" text:visited-style-name="Visited_20_Internet_20_Link">
https://armyinform.com.ua/2023/03/27/ukrayinski-fahivczi-kinology-rozpochaly-speczializovanyj-kurs-pidgotovky-v-ispaniyi/</text:a>
</text:p>
      <!--NEWS-->
      <text:h text:style-name="P10" text:outline-level="1">
<text:span text:style-name="T4">
Russians complain about electricity disruptions in Belgorod region - intercepting GUR</text:span>
</text:h>
      <text:p text:style-name="P4">
Author: ['АРМІЯINFORM']</text:p>
      <text:p text:style-name="P4">
Time: 2023-03-27T44:00:00-04:00</text:p>
      <text:p text:style-name="P4">
Description: Burrys of the Russian Federation to negotiate the situation of the situation of Eleknieregi’s postponement from Bєlgorodg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636654218e622.jpeg" text:style-name="Internet_20_link" text:visited-style-name="Visited_20_Internet_20_Link">
636654218e622.jpeg</text:a>
']</text:p>
      <text:p text:style-name="P4">
Tags: ['ГУР МІНОБОРОНИ УКРАЇНИ', 'ГУР ПЕРЕХОПЛЕННЯ']</text:p>
      <text:p text:style-name="P4">
Category: News</text:p>
      <!--METADATA-->
      <text:p text:style-name="P4">
<draw:frame draw:style-name="fr1" draw:name="Image24" text:anchor-type="as-char" svg:width="6.9236in" svg:height="4.32725in" draw:z-index="0">
<draw:image xlink:href="../Images/AРМІЯINFORM/2023-03-27T44-00-00-04-00/636654218e622.jpeg" xlink:type="simple" xlink:show="embed" xlink:actuate="onLoad" draw:mime-type="image/jpeg"/>
</draw:frame>
Citizens of the Russian Federation discuss the situation with interruptions of supply of electricity of the Ubelgorod region.</text:p>
      <text:p text:style-name="P4">
About this <text:a xlink:type="simple" xlink:href="https://gur.gov.ua/content/u-nas-v-sosednem-sele-sperly-henerator-u-nasheho-russkoho-naroda-nycheho-ne-lezhyt-na-meste-prosto-tak.html" text:style-name="Internet_20_link" text:visited-style-name="Visited_20_Internet_20_Link">
it is referred</text:a>
in the next interception of the MOU.</text:p>
      <text:p text:style-name="P4">
The lack of electricity is due to systematic accidents at the CPP, as well as the number of cases of theft of electric generators has increased significantly.</text:p>
      <text:p text:style-name="P4">
"We have stolen a generator in a neighboring village ... Our Russian people have anything like this just like that," the Russians say.</text:p>
      <text:p text:style-name="P4">
News Source: <text:a xlink:type="simple" xlink:href="https://armyinform.com.ua/2023/03/27/rosiyany-skarzhatsya-na-pereboyi-elektropostachannya-u-byelgorodskij-oblasti-perehoplennya-gur/" text:style-name="Internet_20_link" text:visited-style-name="Visited_20_Internet_20_Link">
https://armyinform.com.ua/2023/03/27/rosiyany-skarzhatsya-na-pereboyi-elektropostachannya-u-byelgorodskij-oblasti-perehoplennya-gur/</text:a>
</text:p>
      <!--NEWS-->
      <text:h text:style-name="P10" text:outline-level="1">
<text:span text:style-name="T4">
The Ministry of Defense showed a duel of Ukrainian tankers and Russian anti -tankists</text:span>
</text:h>
      <text:p text:style-name="P4">
Author: ['АРМІЯINFORM']</text:p>
      <text:p text:style-name="P4">
Time: 2023-03-27T45:00:00-04:00</text:p>
      <text:p text:style-name="P4">
Description: Ukrainian tanks were zero at the Dvobankists of the Rosiysko Armenian shit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tankist.jpg" text:style-name="Internet_20_link" text:visited-style-name="Visited_20_Internet_20_Link">
tankist.jpg</text:a>
']</text:p>
      <text:p text:style-name="P4">
Tags: ['STOPRUSSIA', 'ЗНИЩЕННЯ ВОРОГА', 'ТАНКІСТИ']</text:p>
      <text:p text:style-name="P4">
Category: News</text:p>
      <!--METADATA-->
      <text:p text:style-name="P4">
<draw:frame draw:style-name="fr1" draw:name="Image25" text:anchor-type="as-char" svg:width="6.9236in" svg:height="3.893007in" draw:z-index="0">
<draw:image xlink:href="../Images/AРМІЯINFORM/2023-03-27T45-00-00-04-00/tankist.jpg" xlink:type="simple" xlink:show="embed" xlink:actuate="onLoad" draw:mime-type="image/jpeg"/>
</draw:frame>
Ukrainian tankers agreed in a duel with the anti -tancists of the Russian army padded them.</text:p>
      <text:p text:style-name="P4">
About it <text:a xlink:type="simple" xlink:href="https://t.me/ministry_of_defense_ua/7191" text:style-name="Internet_20_link" text:visited-style-name="Visited_20_Internet_20_Link">
reports</text:a>
Ministry of Defence Ukraine.</text:p>
      <text:p text:style-name="P4">
«The dueling of the tank crew of a separate mechanized brigade with enemy protatancists. For the latter - no options. Ukraine will win!” - assure the Vanus.</text:p>
      <text:p text:style-name="P4">
It is noted that as a result of the duel, the Russian anti -dancers suffered significant losses.</text:p>
      <text:p text:style-name="P4">
News Source: <text:a xlink:type="simple" xlink:href="https://armyinform.com.ua/2023/03/27/u-minoborony-pokazaly-dvobij-ukrayinskyh-tankistiv-ta-rosijskyh-protytankistiv/" text:style-name="Internet_20_link" text:visited-style-name="Visited_20_Internet_20_Link">
https://armyinform.com.ua/2023/03/27/u-minoborony-pokazaly-dvobij-ukrayinskyh-tankistiv-ta-rosijskyh-protytankistiv/</text:a>
</text:p>
      <!--NEWS-->
      <text:h text:style-name="P10" text:outline-level="1">
<text:span text:style-name="T4">
In Bakhmut, the border guards eliminated the Wagner's cell</text:span>
</text:h>
      <text:p text:style-name="P4">
Author: ['АРМІЯINFORM']</text:p>
      <text:p text:style-name="P4">
Time: 2023-03-27T46:00:00-04:00</text:p>
      <text:p text:style-name="P4">
Description: At the Batvia for the Mista-Format Bakhmut Vіskovo service, the landly service at once ... the war with Ukraine 2022, the war with Ukraine is the latest news today, the News War with Ukraine 2022 is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dpsu111.jpeg" text:style-name="Internet_20_link" text:visited-style-name="Visited_20_Internet_20_Link">
dpsu111.jpeg</text:a>
']</text:p>
      <text:p text:style-name="P4">
Tags: ['STOPRUSSIA', 'ВТОРГНЕННЯ РФ', 'ГШ ЗСУ', 'ДПСУ']</text:p>
      <text:p text:style-name="P4">
Category: News</text:p>
      <!--METADATA-->
      <text:p text:style-name="P4">
<draw:frame draw:style-name="fr1" draw:name="Image26" text:anchor-type="as-char" svg:width="6.9236in" svg:height="3.917604in" draw:z-index="0">
<draw:image xlink:href="../Images/AРМІЯINFORM/2023-03-27T46-00-00-04-00/dpsu111.jpeg" xlink:type="simple" xlink:show="embed" xlink:actuate="onLoad" draw:mime-type="image/jpeg"/>
</draw:frame>
In the battle for Bakhmut, the State Border Guard Service, together, continue the attacks of the enemy and inflicted maximal casualties of the Russian-occupying troops.</text:p>
      <text:p text:style-name="P4">
About it <text:a xlink:type="simple" xlink:href="https://dpsu.gov.ua/ua/news/%20video%20-u-bahmuti-prikordonniki-likviduvali-oseredok-vagnerivciv/" text:style-name="Internet_20_link" text:visited-style-name="Visited_20_Internet_20_Link">
reports</text:a>
State Border Service of Ukraine.</text:p>
      <text:p text:style-name="P4">
The other day, the Luhansk Border Detachment units were monitored and destroyed by the focus of assault groups of Wagner PEC. Air Intelligence tracked out the departure from the groups and found that the enemy focused in the garage.</text:p>
      <text:p text:style-name="P4">
Immediately according to the received data, mortar calculations of the unit were worked out. The series of mortar shelling completely eliminated the cell of the invaders. The fighters of the Dpsugny lesion destroyed at least 15 mercenaries. And the Wagner detachment partially lost its combat capability and was unable to carry out a local offensive on this other.</text:p>
      <text:p text:style-name="P4">
News Source: <text:a xlink:type="simple" xlink:href="https://armyinform.com.ua/2023/03/27/u-bahmuti-prykordonnyky-likviduvaly-oseredok-vagnerivcziv/" text:style-name="Internet_20_link" text:visited-style-name="Visited_20_Internet_20_Link">
https://armyinform.com.ua/2023/03/27/u-bahmuti-prykordonnyky-likviduvaly-oseredok-vagnerivcziv/</text:a>
</text:p>
      <!--NEWS-->
      <text:h text:style-name="P10" text:outline-level="1">
<text:span text:style-name="T4">
Ukrainian defenders per day repelled more than 60 hostile attacks</text:span>
</text:h>
      <text:p text:style-name="P4">
Author: ['АРМІЯINFORM']</text:p>
      <text:p text:style-name="P4">
Time: 2023-03-27T47:00:00-04:00</text:p>
      <text:p text:style-name="P4">
Description: At Volinsky, Poliysky, the Siberian, the Slobozhanskoye expansion is operational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1/foto_8_zsu.jpg" text:style-name="Internet_20_link" text:visited-style-name="Visited_20_Internet_20_Link">
foto_8_zsu.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27" text:anchor-type="as-char" svg:width="6.9236in" svg:height="4.615733in" draw:z-index="0">
<draw:image xlink:href="../Images/AРМІЯINFORM/2023-03-27T47-00-00-04-00/foto_8_zsu.jpg" xlink:type="simple" xlink:show="embed" xlink:actuate="onLoad" draw:mime-type="image/jpeg"/>
</draw:frame>
Illustrative Photo <text:span text:style-name="T4">
 🔥 Situation on Russian invasion </text:span>
</text:p>
      <text:p text:style-name="P4">
In the Volyn, Polissya, Siversky and Slobozhansky directions, operational production without significant changes, signs of formations of offensive groups were not detected. Measures of combat training of units of the Armed Forces of the Russian Federation are underway on the territory of the Republic of Belarus. The enemy continues to retain a Vykian presence in the border areas of Kursk and Belgorod region.</text:p>
      <text:p text:style-name="P4">
About it on Facebook <text:a xlink:type="simple" xlink:href="https://www.facebook.com/GeneralStaff.ua/posts/pfbid0GXfqUSe5LqhPj5hQkmpvg7xDSjmpkXZq1ENNwLFfYdCw84S3vL6G6AyX4tegA1abl" text:style-name="Internet_20_link" text:visited-style-name="Visited_20_Internet_20_Link">
reports</text:a>
The General Staff of the Armed Forces.</text:p>
      <text:p text:style-name="P4">
"The invaders focus the basic efforts on the offensive actions of the Nazupyansk, Liman, Bakhmut, Avdiivsky and Marinsky Napryamki - our warriors repelled more than 60 enemy attacks," the testimony reads.</text:p>
      <text:p text:style-name="P4">
News Source: <text:a xlink:type="simple" xlink:href="https://armyinform.com.ua/2023/03/27/ukrayinski-zahysnyky-za-dobu-vidbyly-ponad-60-vorozhyh-atak/" text:style-name="Internet_20_link" text:visited-style-name="Visited_20_Internet_20_Link">
https://armyinform.com.ua/2023/03/27/ukrayinski-zahysnyky-za-dobu-vidbyly-ponad-60-vorozhyh-atak/</text:a>
</text:p>
      <!--NEWS-->
      <text:h text:style-name="P10" text:outline-level="1">
<text:span text:style-name="T4">
In the Luhansk region, the local morgue replenished about 100 bodies of dead occupiers, another 140 were injured</text:span>
</text:h>
      <text:p text:style-name="P4">
Author: ['АРМІЯINFORM']</text:p>
      <text:p text:style-name="P4">
Time: 2023-03-27T48:00:00-04:00</text:p>
      <text:p text:style-name="P4">
Description: At the Avdіvskoye of the Mar'ani, enemy viv is unsuccessful attacked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 'ВТОРГНЕННЯ РФ', 'ГШ ЗСУ', 'ОПЕРАТИВНА ІНФОРМАЦІЯ', 'РАНКОВЕ ЗВЕДЕННЯ']</text:p>
      <text:p text:style-name="P4">
Category: News</text:p>
      <!--METADATA-->
      <text:p text:style-name="P4">
<draw:frame draw:style-name="fr1" draw:name="Image28" text:anchor-type="as-char" svg:width="6.9236in" svg:height="4.615733in" draw:z-index="0">
<draw:image xlink:href="../Images/AРМІЯINFORM/2023-03-27T48-00-00-04-00/poraneni-okupanty.jpg" xlink:type="simple" xlink:show="embed" xlink:actuate="onLoad" draw:mime-type="image/jpeg"/>
</draw:frame>
Russian invaders in Ukraine. Illustrative Photo <text:span text:style-name="T4">
 🔥 Situation of the Russian invasion </text:span>
</text:p>
      <text:p text:style-name="P4">
In the Avdeevsky and Marinsky directions, the enemy led unsuccessful offensive in the direction of the settlements of Novobakhmutivka, Novokalinovo, Avdiivka, Severne, Pervomaisko, Nevel, Krasnogorivka and Marinka.</text:p>
      <text:p text:style-name="P4">
About it on Facebook <text:a xlink:type="simple" xlink:href="https://www.facebook.com/GeneralStaff.ua/posts/pfbid0GXfqUSe5LqhPj5hQkmpvg7xDSjmpkXZq1ENNwLFfYdCw84S3vL6G6AyX4tegA1abl" text:style-name="Internet_20_link" text:visited-style-name="Visited_20_Internet_20_Link">
reports</text:a>
The General Staff of the Armed Forces.</text:p>
      <text:p text:style-name="P4">
“Russian occupation troops continue to suffer heavy losses. Thus, at the last day, about 100 bodies of the victims were sent to the local morgue of the Central District Hospital. In addition, about 140 seriously wounded houses came to treatment, ”the message reads.</text:p>
      <text:p text:style-name="P4">
News Source: <text:a xlink:type="simple" xlink:href="https://armyinform.com.ua/2023/03/27/na-luganshhyni-misczevyj-morg-popovnyly-blyzko-100-til-zagyblyh-okupantiv-shhe-140-poraneno/" text:style-name="Internet_20_link" text:visited-style-name="Visited_20_Internet_20_Link">
https://armyinform.com.ua/2023/03/27/na-luganshhyni-misczevyj-morg-popovnyly-blyzko-100-til-zagyblyh-okupantiv-shhe-140-poraneno/</text:a>
</text:p>
      <!--NEWS-->
      <text:h text:style-name="P10" text:outline-level="1">
<text:span text:style-name="T4">
Our artillery during the day struck the Russian management point and 4 areas of focus of occupiers</text:span>
</text:h>
      <text:p text:style-name="P4">
Author: ['АРМІЯINFORM']</text:p>
      <text:p text:style-name="P4">
Time: 2023-03-27T49:00:00-04:00</text:p>
      <text:p text:style-name="P4">
Description: At the Kurkiyanskoy Ta Limanskoye, the enemy of the VIV is the fraud ... War with Ukraine 2022, the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1/02-artyleriya.jpg" text:style-name="Internet_20_link" text:visited-style-name="Visited_20_Internet_20_Link">
02-artyleriya.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29" text:anchor-type="as-char" svg:width="6.9236in" svg:height="3.875676in" draw:z-index="0">
<draw:image xlink:href="../Images/AРМІЯINFORM/2023-03-27T49-00-00-04-00/02-artyleriya.jpg" xlink:type="simple" xlink:show="embed" xlink:actuate="onLoad" draw:mime-type="image/jpeg"/>
</draw:frame>
Illustrative Photo <text:span text:style-name="T4">
 🔥 Situation on Russian invasion </text:span>
</text:p>
      <text:p text:style-name="P4">
In the Kupyansk and Liman directions during the day, the enemy of the vibrant offensive actions near Sinkivka, Bigorivka and Merry.</text:p>
      <text:p text:style-name="P4">
About it on Facebook <text:a xlink:type="simple" xlink:href="https://www.facebook.com/GeneralStaff.ua/posts/pfbid0GXfqUSe5LqhPj5hQkmpvg7xDSjmpkXZq1ENNwLFfYdCw84S3vL6G6AyX4tegA1abl" text:style-name="Internet_20_link" text:visited-style-name="Visited_20_Internet_20_Link">
reports</text:a>
The General Staff of the Armed Forces.</text:p>
      <text:p text:style-name="P4">
"Our aviation last day has made 3 beats in the areas of concentration of the invaders. The units of missile troops and artillery, at the same time, struck 1 punctuation, 4 areas of concentration in the message.</text:p>
      <text:p text:style-name="P4">
News Source: <text:a xlink:type="simple" xlink:href="https://armyinform.com.ua/2023/03/27/nasha-artyleriya-protyagom-doby-urazyla-rosijskyj-punkt-upravlinnya-ta-4-rajony-zoseredzhennya-okupantiv/" text:style-name="Internet_20_link" text:visited-style-name="Visited_20_Internet_20_Link">
https://armyinform.com.ua/2023/03/27/nasha-artyleriya-protyagom-doby-urazyla-rosijskyj-punkt-upravlinnya-ta-4-rajony-zoseredzhennya-okupantiv/</text:a>
</text:p>
      <!--NEWS-->
      <text:h text:style-name="P10" text:outline-level="1">
<text:span text:style-name="T4">
More than 171 thousand military lost the army of the Russian Federation since the beginning of large -scale aggression</text:span>
</text:h>
      <text:p text:style-name="P4">
Author: ['АРМІЯINFORM']</text:p>
      <text:p text:style-name="P4">
Time: 2023-03-27T50:00:00-04:00</text:p>
      <text:p text:style-name="P4">
Description: Zagalni Boyov, Find the enemy on 02.24.22 to 03/27/23 Orintovo to become: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vtraty_03-27-2023-scaled.jpg" text:style-name="Internet_20_link" text:visited-style-name="Visited_20_Internet_20_Link">
vtraty_03-27-2023-scaled.jpg</text:a>
']</text:p>
      <text:p text:style-name="P4">
Tags: ['STOPRUSSIA', 'ВТРАТИ ВОРОГА', 'ГШ ЗСУ']</text:p>
      <text:p text:style-name="P4">
Category: News</text:p>
      <!--METADATA-->
      <text:p text:style-name="P4">
<draw:frame draw:style-name="fr1" draw:name="Image30" text:anchor-type="as-char" svg:width="6.9236in" svg:height="6.975527in" draw:z-index="0">
<draw:image xlink:href="../Images/AРМІЯINFORM/2023-03-27T50-00-00-04-00/vtraty_03-27-2023-scaled.jpg" xlink:type="simple" xlink:show="embed" xlink:actuate="onLoad" draw:mime-type="image/jpeg"/>
</draw:frame>
The total enemy's combat losses from <text:span text:style-name="T4">
 24.02.22 </text:span>
 on <text:span text:style-name="T4">
 27.03.23 </text:span>
 orientation:</text:p>
      <text:p text:style-name="P4">
<text:span text:style-name="T4">
<text:span text:style-name="T5">
 Personnel - </text:span>
* 171160(+610)persons eliminated</text:span>
<text:span text:style-name="T5">
 tanks - </text:span>
<text:span text:style-name="T5">
 3595(0)</text:span>
<text:span text:style-name="T4">
 combat armored vehicles - </text:span>
 6953(+6)<text:span text:style-name="T4">
<text:span text:style-name="T5">
 Artillery Systems - </text:span>
<text:span text:style-name="T5">
 2638(+7)</text:span>
 </text:span>
 RSZV - <text:span text:style-name="T4">
 523(+1)</text:span>
<text:span text:style-name="T5">
 air defense - </text:span>
<text:span text:style-name="T5">
 277(0)</text:span>
<text:span text:style-name="T4">
 aircraft - </text:span>
 305(0)<text:span text:style-name="T4">
<text:span text:style-name="T5">
 helicopters - </text:span>
* 291(0)</text:span>
<text:span text:style-name="T5">
 UAV Operative Tactical Level-</text:span>
<text:span text:style-name="T5">
 2216(0)</text:span>
<text:span text:style-name="T4">
 Winged missiles - </text:span>
 911(0)<text:span text:style-name="T4">
<text:span text:style-name="T5">
 ships / boats - </text:span>
* 18(0)</text:span>
<text:span text:style-name="T5">
 Automobile equipment and tanks - </text:span>
<text:span text:style-name="T5">
 5493(+7)</text:span>
<text:span text:style-name="T4">
 Special Technique - </text:span>
 285(+3)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7.03.23.</text:p>
      <text:p text:style-name="P4">
News Source: <text:a xlink:type="simple" xlink:href="https://armyinform.com.ua/2023/03/27/ponad-171-tysyachu-vijskovyh-vtratyla-armiya-rf-z-pochatku-shyrokomasshtabnoyi-agresiyi/" text:style-name="Internet_20_link" text:visited-style-name="Visited_20_Internet_20_Link">
https://armyinform.com.ua/2023/03/27/ponad-171-tysyachu-vijskovyh-vtratyla-armiya-rf-z-pochatku-shyrokomasshtabnoyi-agresiyi/</text:a>
</text:p>
      <!--NEWS-->
      <text:h text:style-name="P10" text:outline-level="1">
<text:span text:style-name="T4">
NATO will protect the Alliance countries regardless of nuclear weapons nearby - Lithuanian Defense Minister</text:span>
</text:h>
      <text:p text:style-name="P4">
Author: ['АРМІЯINFORM']</text:p>
      <text:p text:style-name="P4">
Time: 2023-03-27T51:00:00-04:00</text:p>
      <text:p text:style-name="P4">
Description: The Cages of NATO is not the Nadavati Nadavati Kremlin’s announcements of the nuclear nuclear nuclear nuclear ... war with Ukraine 2022, the war with Ukraine is the latest news today, the war with Ukraine 2022 is the last today, whether there will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nato-1.jpg" text:style-name="Internet_20_link" text:visited-style-name="Visited_20_Internet_20_Link">
nato-1.jpg</text:a>
']</text:p>
      <text:p text:style-name="P4">
Tags: ['STOPRUSSIA', 'АГРЕСІЯ РФ', 'АРВІДАС АНУШАУСКАС', 'ВТОРГНЕННЯ РФ', 'МІНІСТР ОБОРОНИ ЛИТВИ']</text:p>
      <text:p text:style-name="P4">
Category: News</text:p>
      <!--METADATA-->
      <text:p text:style-name="P4">
<draw:frame draw:style-name="fr1" draw:name="Image31" text:anchor-type="as-char" svg:width="6.9236in" svg:height="3.894525in" draw:z-index="0">
<draw:image xlink:href="../Images/AРМІЯINFORM/2023-03-27T51-00-00-04-00/nato-1.jpg" xlink:type="simple" xlink:show="embed" xlink:actuate="onLoad" draw:mime-type="image/jpeg"/>
</draw:frame>
NATO countries should not be given importance to the Kremlin's statements on the placement of tactical nuclear weapons in Belarus, since the protection of the Alliance from the threat of a nuclear tight is ensured, regardless of where it can be caused.</text:p>
      <text:p text:style-name="P4">
About it <text:a xlink:type="simple" xlink:href="https://www.facebook.com/arvydas.anusauskas/posts/5795654087210185" text:style-name="Internet_20_link" text:visited-style-name="Visited_20_Internet_20_Link">
reported</text:a>
Lithuanian Defense Minister Arvidas Anushauskas.</text:p>
      <text:p text:style-name="P4">
"Russia is taking new steps, trying to cause dissatisfaction with politicians with the support of Ukraine or intimidate countries that support Ukraine. Development of nuclear weapons in Belarus only testifies to Putin's concerns about NATO's strength on the eastern flank after the war against Ukraine. What will not be worth it now. Country defense of nuclear weapons threat is guaranteed regardless of whether it is located west from our borders(Kaliningrad region), east(Belarus)Or north(Leningrad region)”, - said the head of Lithuania defense.</text:p>
      <text:p text:style-name="P4">
According to him, the United States also perceive Putin's step very moderately - they are not unique to change any of their plans for nuclear restraint.</text:p>
      <text:p text:style-name="P4">
News Source: <text:a xlink:type="simple" xlink:href="https://armyinform.com.ua/2023/03/27/nato-zahyshhatyme-krayiny-alyansu-nezalezhno-vid-nayavnosti-yadernoyi-zbroyi-nepodalik-kordoniv-ministr-oborony-lytvy/" text:style-name="Internet_20_link" text:visited-style-name="Visited_20_Internet_20_Link">
https://armyinform.com.ua/2023/03/27/nato-zahyshhatyme-krayiny-alyansu-nezalezhno-vid-nayavnosti-yadernoyi-zbroyi-nepodalik-kordoniv-ministr-oborony-lytvy/</text:a>
</text:p>
      <!--NEWS-->
      <text:h text:style-name="P10" text:outline-level="1">
<text:span text:style-name="T4">
In Ukraine a moment of silence</text:span>
</text:h>
      <text:p text:style-name="P4">
Author: ['АРМІЯINFORM']</text:p>
      <text:p text:style-name="P4">
Time: 2023-03-27T52: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ВТОРГНЕННЯ РФ', 'ХВИЛИНА МОВЧАННЯ']</text:p>
      <text:p text:style-name="P4">
Category: News</text:p>
      <!--METADATA-->
      <text:p text:style-name="P4">
<draw:frame draw:style-name="fr1" draw:name="Image32" text:anchor-type="as-char" svg:width="6.9236in" svg:height="3.895992in" draw:z-index="0">
<draw:image xlink:href="../Images/AРМІЯINFORM/2023-03-27T52-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3/27/v-ukrayini-hvylyna-movchannya/" text:style-name="Internet_20_link" text:visited-style-name="Visited_20_Internet_20_Link">
https://armyinform.com.ua/2023/03/27/v-ukrayini-hvylyna-movchannya/</text:a>
</text:p>
      <!--NEWS-->
      <text:h text:style-name="P10" text:outline-level="1">
<text:span text:style-name="T4">
The number of attacks of Russian hackers on local authorities of Ukraine - the State Secretariat of Communications has increased</text:span>
</text:h>
      <text:p text:style-name="P4">
Author: ['АРМІЯINFORM']</text:p>
      <text:p text:style-name="P4">
Time: 2023-03-27T53:00:00-04:00</text:p>
      <text:p text:style-name="P4">
Description: Civilized INFRASTRASTICTIVE INSALLY FOR THE BAST TsILLY ROSICHIC HAKERIV. Persh for all -... War with Ukraine 2022, war with Ukraine latest news today, news war with Ukraine 2022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3/rosijski-hakery.jpg" text:style-name="Internet_20_link" text:visited-style-name="Visited_20_Internet_20_Link">
rosijski-hakery.jpg</text:a>
', '<text:a xlink:type="simple" xlink:href="https://armyinform.com.ua/wp-content/uploads/2023/03/336987111_736743381424510_504054754782771483_n.jpg" text:style-name="Internet_20_link" text:visited-style-name="Visited_20_Internet_20_Link">
336987111_736743381424510_504054754782771483_n.jpg</text:a>
']</text:p>
      <text:p text:style-name="P4">
Tags: ['CERT-UA', 'ДЕРЖСПЕЦЗВ’ЯЗКУ', 'ХАКЕРСЬКА АТАКА']</text:p>
      <text:p text:style-name="P4">
Category: News</text:p>
      <!--METADATA-->
      <text:p text:style-name="P4">
<draw:frame draw:style-name="fr1" draw:name="Image33" text:anchor-type="as-char" svg:width="6.9236in" svg:height="4.615733in" draw:z-index="0">
<draw:image xlink:href="../Images/AРМІЯINFORM/2023-03-27T53-00-00-04-00/rosijski-hakery.jpg" xlink:type="simple" xlink:show="embed" xlink:actuate="onLoad" draw:mime-type="image/jpeg"/>
</draw:frame>
Hackers. Illustrative photo</text:p>
      <text:p text:style-name="P4">
Civil infrastructure remains the main purpose of Russian hackers. First, the central authorities. Since the beginning of this year, significant attacks and local governments have been registered(second place in number).</text:p>
      <text:p text:style-name="P4">
Про це<text:a xlink:type="simple" xlink:href="https://www.facebook.com/dsszzi/posts/pfbid02o5bvaGg8sJHaxehnAj8jqLf7qefjzmPyrgtLWLT5JQYrJYYSK3Y4o9Qg59JMWxoml" text:style-name="Internet_20_link" text:visited-style-name="Visited_20_Internet_20_Link">
повідомляє</text:a>
State Service for Special Communication and Information Protection of Ukraine.</text:p>
      <text:p text:style-name="P4">
According to the experts of the Government Response Team to Cert-UA, a year ago, the Sector of Security and Defense took the second place a year ago.</text:p>
      <text:p text:style-name="P4">
Such a high proportion indicates not only that this segment is interesting for the hackers, but also that local authorities are still insufficiently protected by the enemy, which is usually explained by a lack of funds and experts.</text:p>
      <text:p text:style-name="P4">
Recall that during January-February 2023 the Government Response Team of Cert-UA, which operates at the State Security Service, <text:a xlink:type="simple" xlink:href="https://armyinform.com.ua/2023/03/26/za-dva-misyaczi-v-ukrayini-zafiksuvaly-ponad-300-kiberatak-derzhspeczzvyazku/" text:style-name="Internet_20_link" text:visited-style-name="Visited_20_Internet_20_Link">
worked out</text:a>
More than 300 cyberincidential cyberattacks.</text:p>
      <text:p text:style-name="P4">
<draw:frame draw:style-name="fr1" draw:name="Image34" text:anchor-type="as-char" svg:width="6.9236in" svg:height="5.1927in" draw:z-index="0">
<draw:image xlink:href="../Images/AРМІЯINFORM/2023-03-27T53-00-00-04-00/336987111_736743381424510_504054754782771483_n.jpg" xlink:type="simple" xlink:show="embed" xlink:actuate="onLoad" draw:mime-type="image/jpeg"/>
</draw:frame>
</text:p>
      <text:p text:style-name="P4">
News Source: <text:a xlink:type="simple" xlink:href="https://armyinform.com.ua/2023/03/27/zbilshylasya-kilkist-atak-hakeriv-rf-na-misczevi-organy-vlady-ukrayiny-derzhspeczzvyazku/" text:style-name="Internet_20_link" text:visited-style-name="Visited_20_Internet_20_Link">
https://armyinform.com.ua/2023/03/27/zbilshylasya-kilkist-atak-hakeriv-rf-na-misczevi-organy-vlady-ukrayiny-derzhspeczzvyazku/</text:a>
</text:p>
      <!--NEWS-->
      <text:h text:style-name="P10" text:outline-level="1">
<text:span text:style-name="T4">
Polish Foreign Ministry: Placement of nuclear weapons of the Russian Federation in Belarus increases the threat of peace in Europe</text:span>
</text:h>
      <text:p text:style-name="P4">
Author: ['АРМІЯINFORM']</text:p>
      <text:p text:style-name="P4">
Time: 2023-03-27T54:00:00-04:00</text:p>
      <text:p text:style-name="P4">
Description: And one crocus before the hint of the bilorusi in the Gurtia Rosiyskoi Machi - Machi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polska_nato.jpg" text:style-name="Internet_20_link" text:visited-style-name="Visited_20_Internet_20_Link">
polska_nato.jpg</text:a>
']</text:p>
      <text:p text:style-name="P4">
Tags: ['STOPRUSSIA', 'АГРЕСІЯ РФ', 'ВТОРГНЕННЯ РФ', 'ЛУКАШ ЯСІНА', 'МЗС ПОЛЬЩІ', 'ЯДЕРНА ЗБРОЯ']</text:p>
      <text:p text:style-name="P4">
Category: News</text:p>
      <!--METADATA-->
      <text:p text:style-name="P4">
<draw:frame draw:style-name="fr1" draw:name="Image35" text:anchor-type="as-char" svg:width="6.9236in" svg:height="3.894525in" draw:z-index="0">
<draw:image xlink:href="../Images/AРМІЯINFORM/2023-03-27T54-00-00-04-00/polska_nato.jpg" xlink:type="simple" xlink:show="embed" xlink:actuate="onLoad" draw:mime-type="image/jpeg"/>
</draw:frame>
Another step towards the involvement of Belarus in the Russian military screwdriver - this is how the Polish Foreign Ministry described Vladimir Putin about the intentions to place nuclear weapons on the territory of the neighboring state.</text:p>
      <text:p text:style-name="P4">
“The decision of Vladimir Putin to place in Belarus the tactical nuclear weapons of the hip of its delivery further increases the voltage associated with the Russian aggression against Ukraine. This is another step towards involving Belarus in the rifle of the Russian military machine, ” - said in <text:a xlink:type="simple" xlink:href="https://twitter.com/RzecznikMSZ/status/1639984614033719296" text:style-name="Internet_20_link" text:visited-style-name="Visited_20_Internet_20_Link">
message</text:a>
Polish Foreign Ministry head Lukasha Yasina.</text:p>
      <text:p text:style-name="P4">
He stressed that such a decision also creates risks to non -dysfunction of nuclear weapons.</text:p>
      <text:p text:style-name="P4">
"The actions of Russia confirm the legitimacy and importance of the NATO containment policy in which Poland participates," Lukash Yasina said.</text:p>
      <text:p text:style-name="P4">
News Source: <text:a xlink:type="simple" xlink:href="https://armyinform.com.ua/2023/03/27/mzs-polshhi-rozmishhennya-yadernoyi-zbroyi-rf-u-bilorusi-zbilshuye-zagrozu-myru-v-yevropi/" text:style-name="Internet_20_link" text:visited-style-name="Visited_20_Internet_20_Link">
https://armyinform.com.ua/2023/03/27/mzs-polshhi-rozmishhennya-yadernoyi-zbroyi-rf-u-bilorusi-zbilshuye-zagrozu-myru-v-yevropi/</text:a>
</text:p>
      <!--NEWS-->
      <text:h text:style-name="P10" text:outline-level="1">
<text:span text:style-name="T4">
"Gold" and "Silver" have won our armies at the European Championships from karate</text:span>
</text:h>
      <text:p text:style-name="P4">
Author: ['АРМІЯINFORM']</text:p>
      <text:p text:style-name="P4">
Time: 2023-03-27T55:00:00-04:00</text:p>
      <text:p text:style-name="P4">
Description: Completed charts, Yakhay, passing at the Misty Guadalahara (Ispaniya). U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3/337144680_1927509960931582_331020908606725433_n.jpg" text:style-name="Internet_20_link" text:visited-style-name="Visited_20_Internet_20_Link">
337144680_1927509960931582_331020908606725433_n.jpg</text:a>
', '<text:a xlink:type="simple" xlink:href="https://armyinform.com.ua/wp-content/uploads/2023/03/334907769_1052759772776161_8898257736481581307_n.jpg" text:style-name="Internet_20_link" text:visited-style-name="Visited_20_Internet_20_Link">
334907769_1052759772776161_8898257736481581307_n.jpg</text:a>
']</text:p>
      <text:p text:style-name="P4">
Tags: ['АНЖЕЛІКА ТЕРЛЮГА', 'АНІТА СЕРЬОГІНА', 'АРМІЙСЬКИЙ СПОРТ', 'ЧЕМПІОНАТ ЄВРОПИ З КАРАТЕ']</text:p>
      <text:p text:style-name="P4">
Category: News</text:p>
      <!--METADATA-->
      <text:p text:style-name="P4">
<draw:frame draw:style-name="fr1" draw:name="Image36" text:anchor-type="as-char" svg:width="6.9236in" svg:height="4.144053in" draw:z-index="0">
<draw:image xlink:href="../Images/AРМІЯINFORM/2023-03-27T55-00-00-04-00/337144680_1927509960931582_331020908606725433_n.jpg" xlink:type="simple" xlink:show="embed" xlink:actuate="onLoad" draw:mime-type="image/jpeg"/>
</draw:frame>
The European Karate Championships, which took place in Gvadalahara(Spain). У змаганнях відзначились відомі українські армійки-каратисткиАнжеліка Терлюга та Аніта Серьогіна.</text:p>
      <text:p text:style-name="P4">
Так, Анжеліка Терлюга — спортсменка-інструктор 9-го спортивного клубу —виборола золоту медаль у ваговій категорії до 55 кг, перемігши у фінальнійсутичці представницю Італії (8:0).</text:p>
      <text:p text:style-name="P4">
<draw:frame draw:style-name="fr1" draw:name="Image37" text:anchor-type="as-char" svg:width="6.9236in" svg:height="3.892602in" draw:z-index="0">
<draw:image xlink:href="../Images/AРМІЯINFORM/2023-03-27T55-00-00-04-00/334907769_1052759772776161_8898257736481581307_n.jpg" xlink:type="simple" xlink:show="embed" xlink:actuate="onLoad" draw:mime-type="image/jpeg"/>
</draw:frame>
Another Ukrainian army Anita Seryogina, also a 9-host club athlete, won a silver medal in the weight category up to 61 kg. She gave way to Germany with a score of 1: 2.</text:p>
      <text:p text:style-name="P4">
_ Prepared Alexander Becker_</text:p>
      <text:p text:style-name="P4">
News Source: <text:a xlink:type="simple" xlink:href="https://armyinform.com.ua/2023/03/27/zoloto-ta-sriblo-zdobuly-nashi-armijky-na-chempionati-yevropy-z-karate/" text:style-name="Internet_20_link" text:visited-style-name="Visited_20_Internet_20_Link">
https://armyinform.com.ua/2023/03/27/zoloto-ta-sriblo-zdobuly-nashi-armijky-na-chempionati-yevropy-z-karate/</text:a>
</text:p>
      <!--NEWS-->
      <text:h text:style-name="P10" text:outline-level="1">
<text:span text:style-name="T4">
The most intense phase of Bakhmut's battles is ongoing - Alexander Syrsky</text:span>
</text:h>
      <text:p text:style-name="P4">
Author: ['АРМІЯINFORM']</text:p>
      <text:p text:style-name="P4">
Time: 2023-03-27T56:00:00-04:00</text:p>
      <text:p text:style-name="P4">
Description: Commander of the Ground VIISK ZSU General Colonel Oleksandr Sirskoy Vodeskovo Vidvіdav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photo_5262688260776380716_y-e1679899780843.jpg" text:style-name="Internet_20_link" text:visited-style-name="Visited_20_Internet_20_Link">
photo_5262688260776380716_y-e1679899780843.jpg</text:a>
']</text:p>
      <text:p text:style-name="P4">
Tags: ['STOPRUSSIA', 'БАХМУТСЬКИЙ НАПРЯМОК', 'КОМАНДУВАЧ СУХОПУТНИХ ВІЙСЬК', 'ОЛЕКСАНДР СИРСЬКИЙ']</text:p>
      <text:p text:style-name="P4">
Category: News</text:p>
      <!--METADATA-->
      <text:p text:style-name="P4">
<draw:frame draw:style-name="fr1" draw:name="Image38" text:anchor-type="as-char" svg:width="6.9236in" svg:height="3.883149in" draw:z-index="0">
<draw:image xlink:href="../Images/AРМІЯINFORM/2023-03-27T56-00-00-04-00/photo_5262688260776380716_y-e1679899780843.jpg" xlink:type="simple" xlink:show="embed" xlink:actuate="onLoad" draw:mime-type="image/jpeg"/>
</draw:frame>
The Commander of the Armed Forces of the Armed Forces of Ukraine, Colonel-General Alexander Sirsky once again respected the hottest points of the Bakhmut direction.</text:p>
      <text:p text:style-name="P4">
This is stated in <text:a xlink:type="simple" xlink:href="https://t.me/militarymediacenter/1545" text:style-name="Internet_20_link" text:visited-style-name="Visited_20_Internet_20_Link">
message</text:a>
Military Media Center.</text:p>
      <text:p text:style-name="P4">
Directly in the area of combat missions, Ukrainian defenders have vinified the situation and have taken a number of measures to solve problematic issues that interfere with the effective performance of combat missions.</text:p>
      <text:p text:style-name="P4">
Oleksandr Syrsky also made a number of operational decisions aimed at insidiousing the capabilities of Ukrainian troops to restrain and reflect the enemy.</text:p>
      <text:p text:style-name="P4">
“The most intense phase of Bakhmut's fighting is ongoing. The situation is consistently complicated. The war carries significant losses in human resources, weapons and military equipment, but continues to take offensive actions. Our defenders in the high conditions of the heroically hold back the enemy invasion and leave the enemy to realize their forces, ”the commander of the Land Forces said.</text:p>
      <text:p text:style-name="P4">
According to him, Bakhmut's defense is conditioned by military necessity and is based on the competent use of the city's protective capabilities, erected tracks and equipped fire structures.</text:p>
      <text:p text:style-name="P4">
“The courage and heroism of our warriors in combination with the skillful use of weapons, the use of maneuver forces and means allowed the defense of the city over the utmost marginal terms and forecasts. We calculate all the possible variants of events and will act adequately to the current situation, ”-said Colonel General Alexander Sirsky.</text:p>
      <text:p text:style-name="P4">
News Source: <text:a xlink:type="simple" xlink:href="https://armyinform.com.ua/2023/03/27/tryvaye-najbilsh-intensyvna-faza-boyiv-za-bahmut-oleksandr-syrskyj/" text:style-name="Internet_20_link" text:visited-style-name="Visited_20_Internet_20_Link">
https://armyinform.com.ua/2023/03/27/tryvaye-najbilsh-intensyvna-faza-boyiv-za-bahmut-oleksandr-syrskyj/</text:a>
</text:p>
      <!--NEWS-->
      <text:h text:style-name="P10" text:outline-level="1">
<text:span text:style-name="T4">
During the day, rescuers went over a hundred times to eliminate the consequences of enemy shelling</text:span>
</text:h>
      <text:p text:style-name="P4">
Author: ['АРМІЯINFORM']</text:p>
      <text:p text:style-name="P4">
Time: 2023-03-27T57:00:00-04:00</text:p>
      <text:p text:style-name="P4">
Description: Lent out, 26 birch trees, the Holder Service of Ukraine Zvozvichahi was picodrodrzd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vanvn_0.webp" text:style-name="Internet_20_link" text:visited-style-name="Visited_20_Internet_20_Link">
vanvn_0.webp</text:a>
']</text:p>
      <text:p text:style-name="P4">
Tags: ['STOPRUSSIA', 'АГРЕСІЯ РФ', 'ВІЙНА', 'ВТОРГНЕННЯ РФ', 'ДСНС УКРАЇНИ', 'НАСЛІДКИ ВОРОЖИХ ОБСТРІЛІВ']</text:p>
      <text:p text:style-name="P4">
Category: News</text:p>
      <!--METADATA-->
      <text:p text:style-name="P4">
<draw:frame draw:style-name="fr1" draw:name="Image39" text:anchor-type="as-char" svg:width="6.9236in" svg:height="3.894038in" draw:z-index="0">
<draw:image xlink:href="../ConvertedIMGs/AРМІЯINFORM/2023-03-27T57-00-00-04-00/vanvn_0.png" xlink:type="simple" xlink:show="embed" xlink:actuate="onLoad" draw:mime-type="image/png"/>
</draw:frame>
Illustrative photo</text:p>
      <text:p text:style-name="P4">
During the last day, <text:span text:style-name="T4">
 March 26, </text:span>
 Divisions of the Civil Service of Ukraine of Uncertain Situations <text:span text:style-name="T4">
 115 departures </text:span>
 to eliminate the consequences of the occupants of settlements and infrastructure. 102 persons provided psychological assistance.</text:p>
      <text:p text:style-name="P4">
This is stated in <text:a xlink:type="simple" xlink:href="https://dsns.gov.ua/uk/news/nadzvicaini-podiyi/operativna-informaciia-dsns-shhodo-naslidkiv-vedennia-boiovix-dii-rosiiskoiu-federacijeiu-107" text:style-name="Internet_20_link" text:visited-style-name="Visited_20_Internet_20_Link">
message</text:a>
SES of Ukraine.</text:p>
      <text:p text:style-name="P4">
Reference: 86 175 trips to eliminate the consequences have been made since the beginning of the war, 14 221 fires have been liquidated, 3,969 people were rescued, 207 337 persons were provided.</text:p>
      <text:p text:style-name="P4">
News Source: <text:a xlink:type="simple" xlink:href="https://armyinform.com.ua/2023/03/27/za-dobu-ryatuvalnyky-ponad-sto-raziv-vyyizdyly-na-likvidacziyu-naslidkiv-vorozhyh-obstriliv-18/" text:style-name="Internet_20_link" text:visited-style-name="Visited_20_Internet_20_Link">
https://armyinform.com.ua/2023/03/27/za-dobu-ryatuvalnyky-ponad-sto-raziv-vyyizdyly-na-likvidacziyu-naslidkiv-vorozhyh-obstriliv-18/</text:a>
</text:p>
      <!--NEWS-->
      <text:h text:style-name="P10" text:outline-level="1">
<text:span text:style-name="T4">
The ecmanifier of Donetsk "Golden Eagle" was suspected of participating in a terrorist organization</text:span>
</text:h>
      <text:p text:style-name="P4">
Author: ['АРМІЯINFORM']</text:p>
      <text:p text:style-name="P4">
Time: 2023-03-27T58:00:00-04:00</text:p>
      <text:p text:style-name="P4">
Description: Coisnyom commander of the Berkut was gone about Pіdozra for a fate with the terrorist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6-45.jpg" text:style-name="Internet_20_link" text:visited-style-name="Visited_20_Internet_20_Link">
6-45.jpg</text:a>
']</text:p>
      <text:p text:style-name="P4">
Tags: ['БЕРКУТІВЦІ', 'ДОНЕЧЧИНА', 'ЗРАДНИК', 'ОФІС ГЕНЕРАЛЬНОГО ПРОКУРОРА УКРАЇНИ']</text:p>
      <text:p text:style-name="P4">
Category: News</text:p>
      <!--METADATA-->
      <text:p text:style-name="P4">
<draw:frame draw:style-name="fr1" draw:name="Image40" text:anchor-type="as-char" svg:width="6.9236in" svg:height="4.138059in" draw:z-index="0">
<draw:image xlink:href="../Images/AРМІЯINFORM/2023-03-27T58-00-00-04-00/6-45.jpg" xlink:type="simple" xlink:show="embed" xlink:actuate="onLoad" draw:mime-type="image/jpeg"/>
</draw:frame>
The former Berkuta commander was informed of the suspicion of participation of the uterine organization, as well as for counteracting and obstructing the performance of service duties by the Armed Forces.</text:p>
      <text:p text:style-name="P4">
About it <text:a xlink:type="simple" xlink:href="https://gp.gov.ua/ua/posts/ekskomandiru-doneckogo-berkutu-povidomleno-pro-pidozru-v-ucasti-u-teroristicnii-organizaciyi" text:style-name="Internet_20_link" text:visited-style-name="Visited_20_Internet_20_Link">
reports</text:a>
Office Prosecutor of Ukraine.</text:p>
      <text:p text:style-name="P4">
According to the investigation, in 2014, the state-aggressor of the police of the Donetsk region in 2014 entered the unforeseen law of the DNR terrorist organization-a detachment of mobile special purpose "Golden" during the occupation. He occupied the post of commander.</text:p>
      <text:p text:style-name="P4">
The expert protector is recruiting new participants in the DNR force bloc, the maintenance of the territories of certain districts of Donetsk region temporarily uncontrollable bodies of state power of Ukraine, the organization and maintenance of armed resistance, illegal opposition and obstruction of the performance of officials.</text:p>
      <text:p text:style-name="P4">
News Source: <text:a xlink:type="simple" xlink:href="https://armyinform.com.ua/2023/03/27/ekskomandyr-doneczkogo-berkutu-otrymav-pidozru-za-uchast-u-terorystychnij-organizacziyi/" text:style-name="Internet_20_link" text:visited-style-name="Visited_20_Internet_20_Link">
https://armyinform.com.ua/2023/03/27/ekskomandyr-doneczkogo-berkutu-otrymav-pidozru-za-uchast-u-terorystychnij-organizacziyi/</text:a>
</text:p>
      <!--NEWS-->
      <text:h text:style-name="P10" text:outline-level="1">
<text:span text:style-name="T4">
Lithuania will require new sanctions against Russia for the placement of nuclear weapons in Belarus</text:span>
</text:h>
      <text:p text:style-name="P4">
Author: ['АРМІЯINFORM']</text:p>
      <text:p text:style-name="P4">
Time: 2023-03-27T59:00:00-04:00</text:p>
      <text:p text:style-name="P4">
Description: Lithuania Vimagatim Readjadzhennya Novychiye oppression for the plan of the Russian Federation of the Russian Federation of nuclear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rashka.jpg" text:style-name="Internet_20_link" text:visited-style-name="Visited_20_Internet_20_Link">
rashka.jpg</text:a>
']</text:p>
      <text:p text:style-name="P4">
Tags: ['STOPRUSSIA', 'АГРЕСІЯ РФ', 'ЕКОНОМІКА РФ', 'КРАХ РОСІЙСЬКОЇ ЕКОНОМІКИ', 'МЗС ЛИТВИ', 'ЯДЕРНА ЗБРОЯ']</text:p>
      <text:p text:style-name="P4">
Category: News</text:p>
      <!--METADATA-->
      <text:p text:style-name="P4">
<draw:frame draw:style-name="fr1" draw:name="Image41" text:anchor-type="as-char" svg:width="6.9236in" svg:height="3.894525in" draw:z-index="0">
<draw:image xlink:href="../Images/AРМІЯINFORM/2023-03-27T59-00-00-04-00/rashka.jpg" xlink:type="simple" xlink:show="embed" xlink:actuate="onLoad" draw:mime-type="image/jpeg"/>
</draw:frame>
Lithuania will require new sanctions against Russia for the plans of Russian nuclear weapons in Belarus.</text:p>
      <text:p text:style-name="P4">
This is stated in <text:a xlink:type="simple" xlink:href="https://www.urm.lt/default/en/news/statement-by-the-ministry-of-foreign-affairs-on-russias-intention-to-deploy-tactical-nuclear-weapons-in-belarus" text:style-name="Internet_20_link" text:visited-style-name="Visited_20_Internet_20_Link">
statement</text:a>
Lithuanian Ministry of Foreign Affairs.</text:p>
      <text:p text:style-name="P4">
“We carefully monitor the situation around the statement about Russia's plans to place tactic nuclear weapons in Belarus and perceive it as another attempt at two -brought dictatorial regimes to threaten its neighbors and the European continent. These are the desperate steps of Putin and Lukashenko to create a ward wave of tension and destabilization in Europe, ”the Lithuanian Foreign Ministry noted.</text:p>
      <text:p text:style-name="P4">
According to the report, the plans for the deployment of nuclear weapons of Vibrativerus are further involved in the official Minsk into the war with Ukraine and in confrontation with the democratic world.</text:p>
      <text:p text:style-name="P4">
“An additional risk factor for the Baltic region is Belarus, which is increasingly losing sovereignty, supporting and assisting Russian aggression and integrating more and more integrated into Russia's military plans. Lithuania will discuss with its Yevro -Atlantic partners how to respond to these militaristic planar and Belarusian regimes. As part of Lithuania's response, new sanctions will be required, ”the statement summarized.</text:p>
      <text:p text:style-name="P4">
Recall how <text:a xlink:type="simple" xlink:href="https://armyinform.com.ua/2023/03/27/nato-zahyshhatyme-krayiny-alyansu-nezalezhno-vid-nayavnosti-yadernoyi-zbroyi-nepodalik-kordoniv-ministr-oborony-lytvy/" text:style-name="Internet_20_link" text:visited-style-name="Visited_20_Internet_20_Link">
informed</text:a>
The Lithuanian Defense Minister will not protect the Alliance countries, regardless of the availability of nuclear weapons nearby.</text:p>
      <text:p text:style-name="P4">
News Source: <text:a xlink:type="simple" xlink:href="https://armyinform.com.ua/2023/03/27/lytva-vymagatyme-zaprovadzhennya-novyh-sankczij-proty-rf-za-rozmishhennya-yadernoyi-zbroyi-v-bilorusi/" text:style-name="Internet_20_link" text:visited-style-name="Visited_20_Internet_20_Link">
https://armyinform.com.ua/2023/03/27/lytva-vymagatyme-zaprovadzhennya-novyh-sankczij-proty-rf-za-rozmishhennya-yadernoyi-zbroyi-v-bilorusi/</text:a>
</text:p>
      <!--NEWS-->
      <text:h text:style-name="P10" text:outline-level="1">
<text:span text:style-name="T4">
The FSB agent group that prepared rocket strokes along the routes of military echelons was disposed of</text:span>
</text:h>
      <text:p text:style-name="P4">
Author: ['АРМІЯINFORM']</text:p>
      <text:p text:style-name="P4">
Time: 2023-03-27T60:00:00-04:00</text:p>
      <text:p text:style-name="P4">
Description: The result is a large -scale special operation from Kharkivsky, the Donetskiy regions are neutralized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7a3f7a1539d2faf4e269895e33a50be8.jpeg" text:style-name="Internet_20_link" text:visited-style-name="Visited_20_Internet_20_Link">
7a3f7a1539d2faf4e269895e33a50be8.jpeg</text:a>
']</text:p>
      <text:p text:style-name="P4">
Tags: ['STOPRUSSIA', 'АГЕНТИ ФСБ', 'АГРЕСІЯ РФ', 'ВТОРГНЕННЯ РФ', 'КОНТРРОЗВІДКА СБУ', 'КОРЕГУВАЛЬНИК', 'РАКЕТНІ УДАРИ']</text:p>
      <text:p text:style-name="P4">
Category: News</text:p>
      <!--METADATA-->
      <text:p text:style-name="P4">
<draw:frame draw:style-name="fr1" draw:name="Image42" text:anchor-type="as-char" svg:width="6.9236in" svg:height="4.565939in" draw:z-index="0">
<draw:image xlink:href="../Images/AРМІЯINFORM/2023-03-27T60-00-00-04-00/7a3f7a1539d2faf4e269895e33a50be8.jpeg" xlink:type="simple" xlink:show="embed" xlink:actuate="onLoad" draw:mime-type="image/jpeg"/>
</draw:frame>
As a result of large -scale special operations in Kharkiv and Donetsk regions, a branched agent network of the FSB, which is composed of locals, was composed. The attackers were collecting intelligence on the places of moving forces of defense in the territory of the regions.</text:p>
      <text:p text:style-name="P4">
About it <text:a xlink:type="simple" xlink:href="https://ssu.gov.ua/novyny/sbu-zneshkodyla-ahenturnu-hrupu-fsb-yaka-hotuvala-raketni-udary-po-obiektakh-ukrzaliznytsi-i-pidbyrala-kadry-v-administratsii-okupantiv-video" text:style-name="Internet_20_link" text:visited-style-name="Visited_20_Internet_20_Link">
reports</text:a>
Security Service of Ukraine.</text:p>
      <text:p text:style-name="P4">
In the "special attention" of the enemy there were routes of movement of military echelons and dismantling of railway stations, which unload the arms of the Armed Forces. The agents also explored locations with ammunition, fire positions, checkpoints and fortifications of Ukrainian troops in the frontline areas of Ukraine and Dnipropetrovsk.</text:p>
      <text:p text:style-name="P4">
In addition, they convey to the occupiers the coordinates of strategically important bridges. The attackers recorded the results of Russian missile strokes by Pokramatorsk, Druzhkivtsi, Konstantinovtsi and settlements of Kharkiv region for argument of repeated air attacks.</text:p>
      <text:p text:style-name="P4">
Also during the temporary occupation of Izium and balacle, the persons involved in the local occupation administrations.</text:p>
      <text:p text:style-name="P4">
The SBU counterintelligence officers in stages documented the criminal acts of Russian agents ashamed four participants of the enemy network. One of them used the status of an assistant People's Deputy of Ukraine and the certificate of the journalist.</text:p>
      <text:p text:style-name="P4">
Four more-are in the territory of the aggressor country. Complex measures are underway for them.</text:p>
      <text:p text:style-name="P4">
According to the investigation, the agent network was formed by two FSB personnel employees before the start of a large -scale invasion. It was a agent who was previously recruited by the Honorary Consul of the Russian Federation in Kharkiv. Other participants of the group, the aggressor was involved in unspoken cooperation remotely or during the traveling of the persons involved in the Russian Federation. Each of them was awarded a conspiratorial legend.</text:p>
      <text:p text:style-name="P4">
After February 24 last year, the FSB "activated" its agent for exploration and subversive activities against Ukraine. The transfer of intelligence to the RFZlovniki was carried out through a telegram channel in the form of media files of Tageolocations on electronic maps. In the case of occupation of the regions, the traitors "claimed" for entry into the management of the occupation administrations.In addition, according to the coordinates revealed during investigative actions, counterintelligence was a hostile cross with a weapon that the invaders left during the escape of the defense forces in Kharkiv.</text:p>
      <text:p text:style-name="P4">
On the basis of the evidence collected, the security services informed the detainees in the state treason, which was committed in the state of martial law. The trial of the arrogant event is detention. The investigation is ongoing to hold the responsibility of all perpetrators.</text:p>
      <text:p text:style-name="P4">
News Source: <text:a xlink:type="simple" xlink:href="https://armyinform.com.ua/2023/03/27/zneshkodzheno-agenturnu-grupu-fsb-yaka-gotuvala-raketni-udary-po-marshrutah-ruhu-vijskovyh-esheloniv/" text:style-name="Internet_20_link" text:visited-style-name="Visited_20_Internet_20_Link">
https://armyinform.com.ua/2023/03/27/zneshkodzheno-agenturnu-grupu-fsb-yaka-gotuvala-raketni-udary-po-marshrutah-ruhu-vijskovyh-esheloniv/</text:a>
</text:p>
      <!--NEWS-->
      <text:h text:style-name="P10" text:outline-level="1">
<text:span text:style-name="T4">
Alexei Danilov about Putin's statement: Kremlin took Belarus in nuclear hostages</text:span>
</text:h>
      <text:p text:style-name="P4">
Author: ['АРМІЯINFORM']</text:p>
      <text:p text:style-name="P4">
Time: 2023-03-27T61:00:00-04:00</text:p>
      <text:p text:style-name="P4">
Description: The secretary for the sake of National Bezpeki, the defense of Ukraine Oleksiy Danіlov Vidreaguvuv, the war with Ukraine 2022, the war with Ukraine latest news today, the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9/oleksij-danilov.jpg" text:style-name="Internet_20_link" text:visited-style-name="Visited_20_Internet_20_Link">
oleksij-danilov.jpg</text:a>
']</text:p>
      <text:p text:style-name="P4">
Tags: ['STOPRUSSIA', 'ОЛЕКСІЙ ДАНІЛОВ', 'РНБО УКРАЇНИ', 'ЯДЕРНА ЗБРОЯ']</text:p>
      <text:p text:style-name="P4">
Category: News</text:p>
      <!--METADATA-->
      <text:p text:style-name="P4">
<draw:frame draw:style-name="fr1" draw:name="Image43" text:anchor-type="as-char" svg:width="6.9236in" svg:height="4.615733in" draw:z-index="0">
<draw:image xlink:href="../Images/AРМІЯINFORM/2023-03-27T61-00-00-04-00/oleksij-danilov.jpg" xlink:type="simple" xlink:show="embed" xlink:actuate="onLoad" draw:mime-type="image/jpeg"/>
</draw:frame>
Secretary of the National Security and Defense Council of Ukraine Alexey Danilov <text:a xlink:type="simple" xlink:href="https://twitter.com/OleksiyDanilov/status/1639875455355441152" text:style-name="Internet_20_link" text:visited-style-name="Visited_20_Internet_20_Link">
reacted</text:a>
On the statement of the Kremlin head about placement in Belarus of nuclear weapons:</text:p>
      <text:p text:style-name="P4">
“Putin's statement about the placement of tactical nuclear weapons in Belarus - a step in the country's surprise destabilization - maximizes the level of negative perception and public rejection in the Belarusian society of Russia Taputin. The Kremlin took Belarus into nuclear hostages. "</text:p>
      <text:p text:style-name="P4">
Recall that in the Ministry of Foreign Affairs of Ukraine <text:a xlink:type="simple" xlink:href="https://armyinform.com.ua/2023/03/26/mzs-ukrayiny-zaklykaly-bilorus-zavadyty-namiram-rf-rozmistyty-yadernu-zbroyu-na-yih-terytoriyi/" text:style-name="Internet_20_link" text:visited-style-name="Visited_20_Internet_20_Link">
called</text:a>
Belarus to prevent the intentions of the Russian Federation to place nuclear weapons in their territory.</text:p>
      <text:p text:style-name="P4">
News Source: <text:a xlink:type="simple" xlink:href="https://armyinform.com.ua/2023/03/27/oleksij-danilov-pro-zayavu-putina-kreml-vzyav-bilorus-v-yaderni-zaruchnyky/" text:style-name="Internet_20_link" text:visited-style-name="Visited_20_Internet_20_Link">
https://armyinform.com.ua/2023/03/27/oleksij-danilov-pro-zayavu-putina-kreml-vzyav-bilorus-v-yaderni-zaruchnyky/</text:a>
</text:p>
      <!--NEWS-->
      <text:h text:style-name="P10" text:outline-level="1">
<text:span text:style-name="T4">
73 of the settlements of Ukraine fired the army of the Russian Federation per day</text:span>
</text:h>
      <text:p text:style-name="P4">
Author: ['АРМІЯINFORM']</text:p>
      <text:p text:style-name="P4">
Time: 2023-03-27T62:00:00-04:00</text:p>
      <text:p text:style-name="P4">
Description: The last passes of the Rosiyski Vіsyska firing the Terifer 7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3/f796d8de-7f99-4cbf-b25c-9b765e69f2c0.jpg" text:style-name="Internet_20_link" text:visited-style-name="Visited_20_Internet_20_Link">
f796d8de-7f99-4cbf-b25c-9b765e69f2c0.jpg</text:a>
']</text:p>
      <text:p text:style-name="P4">
Tags: ['MILITARY MEDIA CENTER', 'STOPRUSSIA', 'АГРЕСІЯ РФ', 'ВОРОЖІ ОБСТРІЛИ', 'ВТОРГНЕННЯ РФ', 'ХАРКІВСЬКИЙ ТРИБУНАЛ']</text:p>
      <text:p text:style-name="P4">
Category: News</text:p>
      <!--METADATA-->
      <text:p text:style-name="P4">
<draw:frame draw:style-name="fr1" draw:name="Image44" text:anchor-type="as-char" svg:width="6.9236in" svg:height="4.930651in" draw:z-index="0">
<draw:image xlink:href="../Images/AРМІЯINFORM/2023-03-27T62-00-00-04-00/f796d8de-7f99-4cbf-b25c-9b765e69f2c0.jpg" xlink:type="simple" xlink:show="embed" xlink:actuate="onLoad" draw:mime-type="image/jpeg"/>
</draw:frame>
During the last day, Russian troops fired at the territories of 7 regions of Ukraine.</text:p>
      <text:p text:style-name="P4">
About it <text:a xlink:type="simple" xlink:href="https://t.me/militarymediacenter/1546" text:style-name="Internet_20_link" text:visited-style-name="Visited_20_Internet_20_Link">
reports</text:a>
Military Mediacenter.</text:p>
      <text:p text:style-name="P4">
“In general from different types of weapons(mortars, tanks, artillery, RSZV, S-300 ZRC, tactical aviation)The shelling of 73 settlements was carried out, the defeat of 15 infrastructure objects was confirmed, ”the message reads.</text:p>
      <text:p text:style-name="P4">
According to preliminary information, 3 people were killed and 5 were injured.</text:p>
      <text:p text:style-name="P4">
News Source: <text:a xlink:type="simple" xlink:href="https://armyinform.com.ua/2023/03/27/73-naselenyh-punkty-ukrayiny-obstrilyala-armiya-rf-za-dobu/" text:style-name="Internet_20_link" text:visited-style-name="Visited_20_Internet_20_Link">
https://armyinform.com.ua/2023/03/27/73-naselenyh-punkty-ukrayiny-obstrilyala-armiya-rf-za-dobu/</text:a>
</text:p>
      <!--NEWS-->
      <text:h text:style-name="P10" text:outline-level="1">
<text:span text:style-name="T4">
Over 200 explosive items have been neutralized per day of Pyrotechnics</text:span>
</text:h>
      <text:p text:style-name="P4">
Author: ['АРМІЯINFORM']</text:p>
      <text:p text:style-name="P4">
Time: 2023-03-27T63:00:00-04:00</text:p>
      <text:p text:style-name="P4">
Description: Lent out, 26 birch trees, Pirotechnici PIDROZHILIA OF THE POSITIONAL SERVICE OF WORKS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nebezpechno-miny.jpg" text:style-name="Internet_20_link" text:visited-style-name="Visited_20_Internet_20_Link">
nebezpechno-miny.jpg</text:a>
', '<text:a xlink:type="simple" xlink:href="https://armyinform.com.ua/wp-content/uploads/2023/03/337551170_1093122545423748_2313349536355283523_n.jpg" text:style-name="Internet_20_link" text:visited-style-name="Visited_20_Internet_20_Link">
337551170_1093122545423748_2313349536355283523_n.jpg</text:a>
']</text:p>
      <text:p text:style-name="P4">
Tags: ['STOPRUSSIA', 'АГРЕСІЯ РФ', 'ВІЙНА', 'ВТОРГНЕННЯ РФ', 'ДСНС УКРАЇНИ', 'РОЗМІНОВУВАННЯ']</text:p>
      <text:p text:style-name="P4">
Category: News</text:p>
      <!--METADATA-->
      <text:p text:style-name="P4">
<draw:frame draw:style-name="fr1" draw:name="Image45" text:anchor-type="as-char" svg:width="6.9236in" svg:height="4.619339in" draw:z-index="0">
<draw:image xlink:href="../Images/AРМІЯINFORM/2023-03-27T63-00-00-04-00/nebezpechno-miny.jpg" xlink:type="simple" xlink:show="embed" xlink:actuate="onLoad" draw:mime-type="image/jpeg"/>
</draw:frame>
"Dangerously. Mines. " Illustrative photo</text:p>
      <text:p text:style-name="P4">
<text:span text:style-name="T4">
 Over the past day, </text:span>
 <text:span text:style-name="T4">
 March 26 </text:span>
 <text:span text:style-name="T4">
 </text:span>
, <text:span text:style-name="T4">
 pyrotechnic units of Ukraine for Emergency Situations </text:span>
 98 times ** have been involved in demining tasks.</text:p>
      <text:p text:style-name="P4">
About it _ <text:a xlink:type="simple" xlink:href="https://dsns.gov.ua/uk/news/nadzvicaini-podiyi/informaciia-shhodo-diialnosti-pirotexnicnix-pidrozdiliv-dsns-94" text:style-name="Internet_20_link" text:visited-style-name="Visited_20_Internet_20_Link">
reports</text:a>
_ SESU Ukraine.</text:p>
      <text:p text:style-name="P4">
Pyrotechnical units found, seized and disposed of <text:span text:style-name="T4">
 202 </text:span>
<text:span text:style-name="T4">
 explosive </text:span>
 <text:span text:style-name="T4">
 items.(cleared)the area of the area </text:span>
 13 guesers **.</text:p>
      <text:p text:style-name="P4">
Most often pyrotechnic units worked: in the Kharkiv region 15 910 times, Kyiv region - 7 337, Chernihiv region - 4 395, Donetsk region - 4 355, Mykolaiv region - 3 895, Kherson region - 3 653, Sumy region - 1 752, Cherkasy region - 1 083.</text:p>
      <text:p text:style-name="P4">
Background: from the beginning of large -scale aggression of the Russian Federation of Ukrainian Federation of Ukraine, pyrotechnic units of the SES of Ukraine have been involved <text:span text:style-name="T4">
 48 361 </text:span>
 to perform mine tasks. Disposed of <text:span text:style-name="T4">
 336 839 extinguishing items </text:span>
, including <text:span text:style-name="T4">
 2 199 Aviation Bombs </text:span>
. Examined(cleared)area of area <text:span text:style-name="T4">
 81 319 hectares </text:span>
.</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draw:frame draw:style-name="fr1" draw:name="Image46" text:anchor-type="as-char" svg:width="6.9236in" svg:height="5.804039in" draw:z-index="0">
<draw:image xlink:href="../Images/AРМІЯINFORM/2023-03-27T63-00-00-04-00/337551170_1093122545423748_2313349536355283523_n.jpg" xlink:type="simple" xlink:show="embed" xlink:actuate="onLoad" draw:mime-type="image/jpeg"/>
</draw:frame>
</text:p>
      <text:p text:style-name="P4">
News Source: <text:a xlink:type="simple" xlink:href="https://armyinform.com.ua/2023/03/27/za-dobu-pirotehniky-dsns-zneshkodyly-ponad-200-vybuhonebezpechnyh-predmetiv-9/" text:style-name="Internet_20_link" text:visited-style-name="Visited_20_Internet_20_Link">
https://armyinform.com.ua/2023/03/27/za-dobu-pirotehniky-dsns-zneshkodyly-ponad-200-vybuhonebezpechnyh-predmetiv-9/</text:a>
</text:p>
      <!--NEWS-->
      <text:h text:style-name="P10" text:outline-level="1">
<text:span text:style-name="T4">
Ukrainians have raised over UAH 58.5 million for drones-Kamikadze for intelligence</text:span>
</text:h>
      <text:p text:style-name="P4">
Author: ['АРМІЯINFORM']</text:p>
      <text:p text:style-name="P4">
Time: 2023-03-27T64:00:00-04:00</text:p>
      <text:p text:style-name="P4">
Description: Ukrainian Zibrali Podn 58 500 000 hryvnias through United24 on Droni-Kamikadze for Gur. Trigger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3/unnamed-1-1-scaled-1-scaled-e1679904114673.jpg" text:style-name="Internet_20_link" text:visited-style-name="Visited_20_Internet_20_Link">
unnamed-1-1-scaled-1-scaled-e1679904114673.jpg</text:a>
', '<text:a xlink:type="simple" xlink:href="https://armyinform.com.ua/wp-content/uploads/2023/03/8cebe703-183f-4964-8bfe-a914f72493d6.jpg" text:style-name="Internet_20_link" text:visited-style-name="Visited_20_Internet_20_Link">
8cebe703-183f-4964-8bfe-a914f72493d6.jpg</text:a>
']</text:p>
      <text:p text:style-name="P4">
Tags: ['STOPRUSSIA', 'АГРЕСІЯ РФ', 'ВТОРГНЕННЯ РФ', 'ГУР', 'ДРОНИ-КАМІКАДЗЕ', 'МИХАЙЛО ФЕДОРОВ']</text:p>
      <text:p text:style-name="P4">
Category: News</text:p>
      <!--METADATA-->
      <text:p text:style-name="P4">
<draw:frame draw:style-name="fr1" draw:name="Image47" text:anchor-type="as-char" svg:width="6.9236in" svg:height="4.14839in" draw:z-index="0">
<draw:image xlink:href="../Images/AРМІЯINFORM/2023-03-27T64-00-00-04-00/unnamed-1-1-scaled-1-scaled-e1679904114673.jpg" xlink:type="simple" xlink:show="embed" xlink:actuate="onLoad" draw:mime-type="image/jpeg"/>
</draw:frame>
The Ukrainians raised over UAH 58,500,000 through United24 on drones-Kamikadyzedli GUR. All thanks to the project "Strike. Ukrainian stone. "</text:p>
      <text:p text:style-name="P4">
According to Viceremier-Minister for Innovation, Development of Education, Science of Tatekhnology Mikhail Fedorov in <text:a xlink:type="simple" xlink:href="https://t.me/zedigital/3003" text:style-name="Internet_20_link" text:visited-style-name="Visited_20_Internet_20_Link">
Telegram</text:a>
, now intelligence will receive <text:span text:style-name="T4">
 over 2200 FPV drones </text:span>
.</text:p>
      <text:p text:style-name="P4">
“This was made possible by anyone who has purchased their pack. As well as the nonsense of our donors and business, which has continuously supported the army for more than a year, ”he said.</text:p>
      <text:p text:style-name="P4">
<draw:frame draw:style-name="fr1" draw:name="Image48" text:anchor-type="as-char" svg:width="6.9236in" svg:height="6.914946in" draw:z-index="0">
<draw:image xlink:href="../Images/AРМІЯINFORM/2023-03-27T64-00-00-04-00/8cebe703-183f-4964-8bfe-a914f72493d6.jpg" xlink:type="simple" xlink:show="embed" xlink:actuate="onLoad" draw:mime-type="image/jpeg"/>
</draw:frame>
It is also reported that every hryvnia of the collection(500 hryvnias from each pack)It is sent to drones-Kamikadze.</text:p>
      <text:p text:style-name="P4">
“More than 8 million hryvnias were harvested thanks to the draw of five packs of salt by the chief of GUR Kiril Budanov. Thank you to our partners and everyone who joined the gathering. Strong when together, ”Mikhail Fedorov summarized.</text:p>
      <text:p text:style-name="P4">
News Source: <text:a xlink:type="simple" xlink:href="https://armyinform.com.ua/2023/03/27/ukrayinczi-zibraly-ponad-585-mln-gryven-na-drony-kamikadze-dlya-rozvidky/" text:style-name="Internet_20_link" text:visited-style-name="Visited_20_Internet_20_Link">
https://armyinform.com.ua/2023/03/27/ukrayinczi-zibraly-ponad-585-mln-gryven-na-drony-kamikadze-dlya-rozvidky/</text:a>
</text:p>
      <!--NEWS-->
      <text:h text:style-name="P10" text:outline-level="1">
<text:span text:style-name="T4">
The Commander -in -Chief of the Armed Forces awarded the defender who heroically reflected the assault group of occupiers</text:span>
</text:h>
      <text:p text:style-name="P4">
Author: ['АРМІЯINFORM']</text:p>
      <text:p text:style-name="P4">
Time: 2023-03-27T65:00:00-04:00</text:p>
      <text:p text:style-name="P4">
Description: ZSU General Valeriy Zaluzhny Zalughorodiv “golden christ” Ta Zbriyu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photo_5265254069944043234_y.jpg" text:style-name="Internet_20_link" text:visited-style-name="Visited_20_Internet_20_Link">
photo_5265254069944043234_y.jpg</text:a>
']</text:p>
      <text:p text:style-name="P4">
Tags: ['ВАЛЕРІЙ ЗАЛУЖНИЙ', 'НАГОРОДЖЕННЯ ВІЙСЬКОВОСЛУЖБОВЦЯ', 'РУСЛАН ЗУБАРЄВ']</text:p>
      <text:p text:style-name="P4">
Category: News</text:p>
      <!--METADATA-->
      <text:p text:style-name="P4">
<draw:frame draw:style-name="fr1" draw:name="Image49" text:anchor-type="as-char" svg:width="6.9236in" svg:height="5.1927in" draw:z-index="0">
<draw:image xlink:href="../Images/AРМІЯINFORM/2023-03-27T65-00-00-04-00/photo_5265254069944043234_y.jpg" xlink:type="simple" xlink:show="embed" xlink:actuate="onLoad" draw:mime-type="image/jpeg"/>
</draw:frame>
The Commander -in -Chief of the Armed Forces, General Valery Zaluzhny, awarded the "Golden Cross" by the Senior Soldier, Ruslan Zubarev, who in February heroically reflected the atacucope to the Ukrainian position in the Svatov area.</text:p>
      <text:p text:style-name="P4">
General Valery Zaluzhny wrote about it in <text:a xlink:type="simple" xlink:href="https://t.me/CinCAFU/430" text:style-name="Internet_20_link" text:visited-style-name="Visited_20_Internet_20_Link">
telegram.</text:a>
“I was honored to reward a senior soldier from a separate mechanized brigade named after Ivan Sirko Ruslan Zubarev with an honorary badge" The Golden Cross "to branded him a well -deserved award weapon. Ruslan reflected the attack of the predominant forces, showed the battle and courage in the battle, ”he said.</text:p>
      <text:p text:style-name="P4">
The Commander -in -Chief of the Armed Forces of Ukraine thanked everyone who defends the homeland of the accuser.</text:p>
      <text:p text:style-name="P4">
Glory to all defenders of Ukraine!</text:p>
      <text:p text:style-name="P4">
News Source: <text:a xlink:type="simple" xlink:href="https://armyinform.com.ua/2023/03/27/golovnokomanduvach-zsu-nagorodyv-zahysnyka-yakyj-geroyichno-vidbyv-shturmovu-grupu-okupantiv/" text:style-name="Internet_20_link" text:visited-style-name="Visited_20_Internet_20_Link">
https://armyinform.com.ua/2023/03/27/golovnokomanduvach-zsu-nagorodyv-zahysnyka-yakyj-geroyichno-vidbyv-shturmovu-grupu-okupantiv/</text:a>
</text:p>
      <!--NEWS-->
      <text:h text:style-name="P10" text:outline-level="1">
<text:span text:style-name="T4">
Ukrainian military in the United Kingdom has completed training on Challenger 2 tanks</text:span>
</text:h>
      <text:p text:style-name="P4">
Author: ['АРМІЯINFORM']</text:p>
      <text:p text:style-name="P4">
Time: 2023-03-27T66:00:00-04:00</text:p>
      <text:p text:style-name="P4">
Description: Ukrainian tanks completed the hunger on Challenger 2 tanks with great British that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281482_challenger-2-1_gettyimages_new_960x380_0.jpg" text:style-name="Internet_20_link" text:visited-style-name="Visited_20_Internet_20_Link">
281482_challenger-2-1_gettyimages_new_960x380_0.jpg</text:a>
', '<text:a xlink:type="simple" xlink:href="https://armyinform.com.ua/wp-content/uploads/2023/03/chellenger2-info2-1536x1132-1-1.jpg" text:style-name="Internet_20_link" text:visited-style-name="Visited_20_Internet_20_Link">
chellenger2-info2-1536x1132-1-1.jpg</text:a>
']</text:p>
      <text:p text:style-name="P4">
Tags: ['CHALLENGER 2', 'БЕН ВОЛЛЕС', 'ВЕЛИКА БРИТАНІЯ', 'НАВЧАННЯ ВІЙСЬКОВИХ']</text:p>
      <text:p text:style-name="P4">
Category: News</text:p>
      <!--METADATA-->
      <text:p text:style-name="P4">
<draw:frame draw:style-name="fr1" draw:name="Image50" text:anchor-type="as-char" svg:width="6.9236in" svg:height="3.606042in" draw:z-index="0">
<draw:image xlink:href="../Images/AРМІЯINFORM/2023-03-27T66-00-00-04-00/281482_challenger-2-1_gettyimages_new_960x380_0.jpg" xlink:type="simple" xlink:show="embed" xlink:actuate="onLoad" draw:mime-type="image/jpeg"/>
</draw:frame>
Ukrainian tankers have completed training on Challenger 2 tanks in Great Britain and returned home to continue the fight against Russia's illegalization.</text:p>
      <text:p text:style-name="P4">
This is stated in <text:a xlink:type="simple" xlink:href="https://www.gov.uk/government/news/ukrainian-tank-crews-complete-challenger-2-training-in-uk" text:style-name="Internet_20_link" text:visited-style-name="Visited_20_Internet_20_Link">
message</text:a>
The press service of the British Law.</text:p>
      <text:p text:style-name="P4">
For several weeks military instructors have taught the Ukrainian personal staff how to manage tanks.</text:p>
      <text:p text:style-name="P4">
The UK's Defense Minister Ben Volles was fond of how Ukrainian tanks were mastering the tanks.</text:p>
      <text:p text:style-name="P4">
“It really inspires to observe the determination of Ukrainian soldiers who have been traveling on Challenger 2 tanks on British soil. They return the Nabatkivshchyna better equipped. We will continue to support them and do the everything to support Ukraine as much as it will be needed, ”Ben Wallace emphasized.</text:p>
      <text:p text:style-name="P4">
Lieutenant Colonel John Stone, who managed a training mission, said that the commander was extremely amazed by the demonstrated level of competence.</text:p>
      <text:p text:style-name="P4">
"We do not doubt that our friends will use Challenger 2 tanks more effective in future battles to defend their homeland," - said John Stone.</text:p>
      <text:p text:style-name="P4">
Recall that the training began shortly after the announcement in January that the United Kingdom <text:a xlink:type="simple" xlink:href="https://armyinform.com.ua/2023/01/14/rishi-sunak-pidtverdyv-rishennya-velykoyi-brytaniyi-nadaty-ukrayini-tanky-challenger-2/" text:style-name="Internet_20_link" text:visited-style-name="Visited_20_Internet_20_Link">
will pass</text:a>
Ukraine 14 tanks <text:a xlink:type="simple" xlink:href="https://armyinform.com.ua/2023/01/23/tank-challenger-2-brytanskyj-kremeznyj-panczyrnyk-shho-kydaye-vyklyk/" text:style-name="Internet_20_link" text:visited-style-name="Visited_20_Internet_20_Link">
Challenger 2</text:a>
, as well as ammunition and spare parts.</text:p>
      <text:p text:style-name="P4">
<draw:frame draw:style-name="fr1" draw:name="Image51" text:anchor-type="as-char" svg:width="6.9236in" svg:height="5.100385in" draw:z-index="0">
<draw:image xlink:href="../Images/AРМІЯINFORM/2023-03-27T66-00-00-04-00/chellenger2-info2-1536x1132-1-1.jpg" xlink:type="simple" xlink:show="embed" xlink:actuate="onLoad" draw:mime-type="image/jpeg"/>
</draw:frame>
The Challenger 2 tank marks the step change in the possibilities of armed force Ukraine, providing better protection for their crews and offering them some more modern and more advanced firing systems in the world.</text:p>
      <text:p text:style-name="P4">
News Source: <text:a xlink:type="simple" xlink:href="https://armyinform.com.ua/2023/03/27/ukrayinski-vijskovi-u-velykij-brytaniyi-zavershyly-navchannya-na-tankah-challenger-2/" text:style-name="Internet_20_link" text:visited-style-name="Visited_20_Internet_20_Link">
https://armyinform.com.ua/2023/03/27/ukrayinski-vijskovi-u-velykij-brytaniyi-zavershyly-navchannya-na-tankah-challenger-2/</text:a>
</text:p>
      <!--NEWS-->
      <text:h text:style-name="P10" text:outline-level="1">
<text:span text:style-name="T4">
Volodymyr Zelenskyy about the shelling of Slavyansk: Ukraine will not forgive these deaths and wounds</text:span>
</text:h>
      <text:p text:style-name="P4">
Author: ['АРМІЯINFORM']</text:p>
      <text:p text:style-name="P4">
Time: 2023-03-27T67:00:00-04:00</text:p>
      <text:p text:style-name="P4">
Description: Syogodnі, 27 birch, Rosіyskі puptepatzіynі Vіsyska fired at the words of Donetsko ... war with Ukraine 2022, war with Ukraine Latest news today, Ukrainian News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bez-imeni-10.jpg" text:style-name="Internet_20_link" text:visited-style-name="Visited_20_Internet_20_Link">
bez-imeni-10.jpg</text:a>
']</text:p>
      <text:p text:style-name="P4">
Tags: ['STOPRUSSIA', 'АГРЕСІЯ РФ', 'ВОЛОДИМИР ЗЕЛЕНСЬКИЙ', 'ВТОРГНЕННЯ РФ', "ОБСТРІЛ СЛАВ'ЯНСЬКА"]</text:p>
      <text:p text:style-name="P4">
Category: News</text:p>
      <!--METADATA-->
      <text:p text:style-name="P4">
<draw:frame draw:style-name="fr1" draw:name="Image52" text:anchor-type="as-char" svg:width="6.9236in" svg:height="4.102601in" draw:z-index="0">
<draw:image xlink:href="../Images/AРМІЯINFORM/2023-03-27T67-00-00-04-00/bez-imeni-10.jpg" xlink:type="simple" xlink:show="embed" xlink:actuate="onLoad" draw:mime-type="image/jpeg"/>
</draw:frame>
Today, on March 27, Russian occupation troops fired at the city of Slovianskikdonetsk region.</text:p>
      <text:p text:style-name="P4">
About it <text:a xlink:type="simple" xlink:href="https://fb.watch/jx5DzcEnRI/" text:style-name="Internet_20_link" text:visited-style-name="Visited_20_Internet_20_Link">
wrote</text:a>
President of Ukraine Volodymyrzelensky on Facebook.</text:p>
      <text:p text:style-name="P4">
“Another day that began with Russian terrorism. The aggressor state was fired at Vaslivyansk. Unfortunately, there are victims of virtues of varying degrees of severity, ”he suggested that all the services work on the spot, help is given the parsing of the rubble.</text:p>
      <text:p text:style-name="P4">
Volodymyr Zelenskyy stressed that “Ukraine will not forgive the abuse of our people, will not forgive these deaths and wounds. All Russian terrorists will be broken. Responsibility will be carried out by anyone involved in this aggression. "</text:p>
      <text:p text:style-name="P4">
News Source: <text:a xlink:type="simple" xlink:href="https://armyinform.com.ua/2023/03/27/volodymyr-zelenskyj-pro-obstril-slovyanska-ukrayina-ne-probachyt-czyh-smertej-i-poranen/" text:style-name="Internet_20_link" text:visited-style-name="Visited_20_Internet_20_Link">
https://armyinform.com.ua/2023/03/27/volodymyr-zelenskyj-pro-obstril-slovyanska-ukrayina-ne-probachyt-czyh-smertej-i-poranen/</text:a>
</text:p>
      <!--NEWS-->
      <text:h text:style-name="P10" text:outline-level="1">
<text:span text:style-name="T4">
Office of the Prosecutor General of Ukraine: more than 76 thousand military crimes are documented</text:span>
</text:h>
      <text:p text:style-name="P4">
Author: ['АРМІЯINFORM']</text:p>
      <text:p text:style-name="P4">
Time: 2023-03-27T68: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warcrime-27032023ua.jpg" text:style-name="Internet_20_link" text:visited-style-name="Visited_20_Internet_20_Link">
warcrime-27032023ua.jpg</text:a>
', '<text:a xlink:type="simple" xlink:href="https://armyinform.com.ua/wp-content/uploads/2023/03/warcrime-27032023en.jpg" text:style-name="Internet_20_link" text:visited-style-name="Visited_20_Internet_20_Link">
warcrime-2703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53" text:anchor-type="as-char" svg:width="6.9236in" svg:height="4.448413in" draw:z-index="0">
<draw:image xlink:href="../Images/AРМІЯINFORM/2023-03-27T68-00-00-04-00/warcrime-2703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March 27 </text:span>
 Registered:</text:p>
      <ul>
        <li>
76 588 Military Crimes, * 16 874 Crimes against Ukraine's national security.</li>
      </ul>
      <text:p text:style-name="P4">
In addition, according to the official data of juvenile prosecutors, <text:span text:style-name="T4">
 1407 children have become </text:span>
 as a result of Russian aggression, including:</text:p>
      <ul>
        <li>
465 - children were killed, * 942 - the child was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54" text:anchor-type="as-char" svg:width="6.9236in" svg:height="4.448413in" draw:z-index="0">
<draw:image xlink:href="../Images/AРМІЯINFORM/2023-03-27T68-00-00-04-00/warcrime-27032023en.jpg" xlink:type="simple" xlink:show="embed" xlink:actuate="onLoad" draw:mime-type="image/jpeg"/>
</draw:frame>
</text:p>
      <text:p text:style-name="P4">
News Source: <text:a xlink:type="simple" xlink:href="https://armyinform.com.ua/2023/03/27/ofis-genprokurora-ukrayiny-zadokumentovano-ponad-76-tysyach-voyennyh-zlochyniv/" text:style-name="Internet_20_link" text:visited-style-name="Visited_20_Internet_20_Link">
https://armyinform.com.ua/2023/03/27/ofis-genprokurora-ukrayiny-zadokumentovano-ponad-76-tysyach-voyennyh-zlochyniv/</text:a>
</text:p>
      <!--NEWS-->
      <text:h text:style-name="P10" text:outline-level="1">
<text:span text:style-name="T4">
There are 7 enemy ships in the Black Sea</text:span>
</text:h>
      <text:p text:style-name="P4">
Author: ['АРМІЯINFORM']</text:p>
      <text:p text:style-name="P4">
Time: 2023-03-27T69:00:00-04:00</text:p>
      <text:p text:style-name="P4">
Description: The village of 27 Birch 2023 Rock in Chorny Morce on the Boyal Cherguvanni Boyal Cherguvanni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9/155205-1_large.jpg" text:style-name="Internet_20_link" text:visited-style-name="Visited_20_Internet_20_Link">
155205-1_large.jpg</text:a>
']</text:p>
      <text:p text:style-name="P4">
Tags: ['STOPRUSSIA', 'АГРЕСІЯ РФ', 'ВМС ЗС УКРАЇНИ']</text:p>
      <text:p text:style-name="P4">
Category: News</text:p>
      <!--METADATA-->
      <text:p text:style-name="P4">
<draw:frame draw:style-name="fr1" draw:name="Image55" text:anchor-type="as-char" svg:width="6.9236in" svg:height="3.95374in" draw:z-index="0">
<draw:image xlink:href="../Images/AРМІЯINFORM/2023-03-27T69-00-00-04-00/155205-1_large.jpg" xlink:type="simple" xlink:show="embed" xlink:actuate="onLoad" draw:mime-type="image/jpeg"/>
</draw:frame>
Illustrative photo</text:p>
      <text:p text:style-name="P4">
As of March 27, 2023, there were 7 enemy ships in the Black Sea, including 1 carriage missile carriers, a total volley of up to 4 missiles.</text:p>
      <text:p text:style-name="P4">
About it <text:a xlink:type="simple" xlink:href="https://t.me/ukrainian_navy/2607" text:style-name="Internet_20_link" text:visited-style-name="Visited_20_Internet_20_Link">
reports</text:a>
Command of the Navy of the Armed Forces of Ukraine.</text:p>
      <text:p text:style-name="P4">
There are 2 enemy ships in the Sea of Azov, up to 7 hostile ships in the Mediterranean, 3 of them are 3 carriers of winged caliber missiles, a total volley of up to 20 missiles.</text:p>
      <text:p text:style-name="P4">
During the day in the interests of the Russian Federation the passage of the Kerch-Yenikhal Strait made:</text:p>
      <ul>
        <li>
to the Azov Sea - 24 vessels, 3 of them vessels continued in the direction of the Bosphorus Strait; * To the Black Sea - 38 vessels, 12 of them vessels continued the movement in the direction of the Bosphorus Strait.</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3/27/zagalnyj-zalp-vorozhyh-kalibriv-u-seredzemnomu-mori-stanovyt-20-raket/" text:style-name="Internet_20_link" text:visited-style-name="Visited_20_Internet_20_Link">
https://armyinform.com.ua/2023/03/27/zagalnyj-zalp-vorozhyh-kalibriv-u-seredzemnomu-mori-stanovyt-20-raket/</text:a>
</text:p>
      <!--NEWS-->
      <text:h text:style-name="P10" text:outline-level="1">
<text:span text:style-name="T4">
The coordination headquarters took place online meeting with families of captive paratroopers</text:span>
</text:h>
      <text:p text:style-name="P4">
Author: ['АРМІЯINFORM']</text:p>
      <text:p text:style-name="P4">
Time: 2023-03-27T70:00:00-04:00</text:p>
      <text:p text:style-name="P4">
Description: At the coordinating headquarters of Putin, the premeditated worships were wounded ... The war with Ukraine 2022, the war with Ukraine is the latest news today, the News War with Ukraine 2022 is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337272395_512503474423401_6758967747060001879_n.jpg" text:style-name="Internet_20_link" text:visited-style-name="Visited_20_Internet_20_Link">
337272395_512503474423401_6758967747060001879_n.jpg</text:a>
']</text:p>
      <text:p text:style-name="P4">
Tags: ['ВІЙСЬКОВОПОЛОНЕНІ', 'ДШВ ЗСУ', 'ЗУСТРІЧ', 'КООРДИНАЦІЙНИЙ ШТАБ З ПИТАНЬ ПОВОДЖЕННЯ З ВІЙСЬКОВОПОЛОНЕНИМИ']</text:p>
      <text:p text:style-name="P4">
Category: News</text:p>
      <!--METADATA-->
      <text:p text:style-name="P4">
<draw:frame draw:style-name="fr1" draw:name="Image56" text:anchor-type="as-char" svg:width="6.9236in" svg:height="3.894525in" draw:z-index="0">
<draw:image xlink:href="../Images/AРМІЯINFORM/2023-03-27T70-00-00-04-00/337272395_512503474423401_6758967747060001879_n.jpg" xlink:type="simple" xlink:show="embed" xlink:actuate="onLoad" draw:mime-type="image/jpeg"/>
</draw:frame>
The coordination headquarters on the management of prisoners of war took place with the families of defenders of a separate airmobile brigade.</text:p>
      <text:p text:style-name="P4">
The coordination headquarters and military units communicated with relatives and close prisoners and missing paratroopers.</text:p>
      <text:p text:style-name="P4">
According to the staff representative, from hostile captivity Ukraine dismissed military servicemen who can be accounted for differently at the National Information Bureau(NIB)Or in the military unit. With regard to the defenders of the protesters, against whom the aggressor country violated the criminal cases of chirines "sentences" of the court-such servicemen also manage to return.</text:p>
      <text:p text:style-name="P4">
He also noted that in the case where relatives have untested information about the "sentences" of the court of the Russian Federation, but there is no confirmation of condemnation of a military serviceman, it is possible to refer to independent lawyers, in particular the provisions of the humanitarian humanitarian initiative. Captivity". They direct the relevant aggressor bodies.</text:p>
      <text:p text:style-name="P4">
Some issues concerned the financial support of the families of prisoners and the missing persons. According to a representative of the military unit, the dissemination of the defender does not affect the payment of families.</text:p>
      <text:p text:style-name="P4">
The staff representative drew attention to the fact that the military unit could change the premises on the basis of a certificate from a NIB or a letter from the investigator, if he believes that there is enough evidence in the case to account for a serviceman of the ascended.</text:p>
      <text:p text:style-name="P4">
<text:span text:style-name="T4">
 Source: </text:span>
(https://koordshtab.gov.ua/archive/1260)</text:p>
      <text:p text:style-name="P4">
News Source: <text:a xlink:type="simple" xlink:href="https://armyinform.com.ua/2023/03/27/u-koordynaczijnomu-shtabi-vidbulasya-onlajn-zustrich-z-rodynamy-polonenyh-desantnykiv/" text:style-name="Internet_20_link" text:visited-style-name="Visited_20_Internet_20_Link">
https://armyinform.com.ua/2023/03/27/u-koordynaczijnomu-shtabi-vidbulasya-onlajn-zustrich-z-rodynamy-polonenyh-desantnykiv/</text:a>
</text:p>
      <!--NEWS-->
      <text:h text:style-name="P10" text:outline-level="1">
<text:span text:style-name="T4">
Athletes from the Russian Federation and Belarus should not be admitted to international competitions - a joint statement of Ukraine, Poland and the Baltic countries</text:span>
</text:h>
      <text:p text:style-name="P4">
Author: ['АРМІЯINFORM']</text:p>
      <text:p text:style-name="P4">
Time: 2023-03-27T71:00:00-04:00</text:p>
      <text:p text:style-name="P4">
Description: At Zv'yazku, the Navigations of the offensive Viconavicho Komitet of the Ministry of Economic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mok.jpg" text:style-name="Internet_20_link" text:visited-style-name="Visited_20_Internet_20_Link">
mok.jpg</text:a>
']</text:p>
      <text:p text:style-name="P4">
Tags: ['STOPRUSSIA', 'АГРЕСІЯ РФ', 'МОК']</text:p>
      <text:p text:style-name="P4">
Category: News</text:p>
      <!--METADATA-->
      <text:p text:style-name="P4">
<draw:frame draw:style-name="fr1" draw:name="Image57" text:anchor-type="as-char" svg:width="6.9236in" svg:height="3.894525in" draw:z-index="0">
<draw:image xlink:href="../Images/AРМІЯINFORM/2023-03-27T71-00-00-04-00/mok.jpg" xlink:type="simple" xlink:show="embed" xlink:actuate="onLoad" draw:mime-type="image/jpeg"/>
</draw:frame>
In connection with the approach of the next meeting of the Executive Committee of the International Olympic Committee on March 28-30, 2023, Ukraine, Poland and countries of the Baltic repeat the position on the recent IOC calls for determining the pathways of Russian and Belarusian athletes to competitions as "neutral".</text:p>
      <text:p text:style-name="P4">
This is stated in <text:a xlink:type="simple" xlink:href="https://www.kmu.gov.ua/news/spilna-zaiava-ukrainy-estonii-latvii-lytvy-ta-polshchi-shchodo-nedopushchennia-rosiiskykh-ta-biloruskykh-sportsmeniv-do-mizhnarodnykh-sportyvnykh-zmahan" text:style-name="Internet_20_link" text:visited-style-name="Visited_20_Internet_20_Link">
message</text:a>
Government portal.</text:p>
      <text:p text:style-name="P4">
“We have taken note of the concern expressed by the special speaker of the UNSKSCcribe solely on the basis of the citizenship of athletes. We regret that the IOC has used these concerns as an excuse to radically change their premium reasoned position on the recommendation to prevent Russian and Belarusian athletes and officials to international sports competitions. We want to emphasize that not the nationality of athletes defines their role, but the fact that they are sponsored/supported by their governments or companies that support the Kremlin regime that continues their aggressive war against Ukraine, or even they are directly Russian, ”the message reads.</text:p>
      <text:p text:style-name="P4">
The signatories remind that every day the Russian military continues to attack the civilian infrastructure of Ukraine, including sports facilities and killed by Ukrainian, including Ukrainian athletes. Millions of Ukrainian citizens, including athletes and their families, were forced to leave their homes. Many athletes from Ukraine still cannot take in sports competitions due to Russia's attack on their country.</text:p>
      <text:p text:style-name="P4">
News Source: <text:a xlink:type="simple" xlink:href="https://armyinform.com.ua/2023/03/27/sportsmeny-z-rf-ta-bilorusi-ne-mayut-buty-dopushheni-do-mizhnarodnyh-zmagan-spilna-zayava-ukrayiny-polshhi-ta-krayin-baltiyi/" text:style-name="Internet_20_link" text:visited-style-name="Visited_20_Internet_20_Link">
https://armyinform.com.ua/2023/03/27/sportsmeny-z-rf-ta-bilorusi-ne-mayut-buty-dopushheni-do-mizhnarodnyh-zmagan-spilna-zayava-ukrayiny-polshhi-ta-krayin-baltiyi/</text:a>
</text:p>
      <!--NEWS-->
      <text:h text:style-name="P10" text:outline-level="1">
<text:span text:style-name="T4">
Moldova has begun JCET-2023 military exercises with the participation of three NATO countries</text:span>
</text:h>
      <text:p text:style-name="P4">
Author: ['АРМІЯINFORM']</text:p>
      <text:p text:style-name="P4">
Time: 2023-03-27T72:00:00-04:00</text:p>
      <text:p text:style-name="P4">
Description: At Moldovas, the Bagatonatzіnalnili JCT-2023 began for the district VIISKOVOKOVOSK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image-01.jpg" text:style-name="Internet_20_link" text:visited-style-name="Visited_20_Internet_20_Link">
image-01.jpg</text:a>
']</text:p>
      <text:p text:style-name="P4">
Tags: ['JCET-2023', 'БАГАТОНАЦІОНАЛЬНІ НАВЧАННЯ', 'РЕСПУБЛІКА МОЛДОВА']</text:p>
      <text:p text:style-name="P4">
Category: News</text:p>
      <!--METADATA-->
      <text:p text:style-name="P4">
<draw:frame draw:style-name="fr1" draw:name="Image58" text:anchor-type="as-char" svg:width="6.9236in" svg:height="4.234935in" draw:z-index="0">
<draw:image xlink:href="../Images/AРМІЯINFORM/2023-03-27T72-00-00-04-00/image-01.jpg" xlink:type="simple" xlink:show="embed" xlink:actuate="onLoad" draw:mime-type="image/jpeg"/>
</draw:frame>
Moldova has started the JCET-2023 multinational exercises with the participation of Moldova's Armed Forces, together with their colleagues from Romania, the United States of America and the United Kingdom of Taliane of Taponic Ireland.</text:p>
      <text:p text:style-name="P4">
About it <text:a xlink:type="simple" xlink:href="https://www.army.md/" text:style-name="Internet_20_link" text:visited-style-name="Visited_20_Internet_20_Link">
reports</text:a>
Moldova's Ministry of Defense.</text:p>
      <text:p text:style-name="P4">
The training will take place in Moldova's military training centers from March 27 to April 7 and aimed at joint preparation and exchange of experience of inter -military servicemen of Moldovan, Romanian, American and British symbols -specific purposes, as well as increasing the level of operational compatibility.</text:p>
      <text:p text:style-name="P4">
Representatives of the Ministry of Defense of Moldova urged citizens not to speculate in the Declaration and the planned movement of military equipment.</text:p>
      <text:p text:style-name="P4">
News Source: <text:a xlink:type="simple" xlink:href="https://armyinform.com.ua/2023/03/27/u-moldovi-rozpochalysya-vijskovi-navchannya-jcet-2023-za-uchasti-troh-krayin-nato/" text:style-name="Internet_20_link" text:visited-style-name="Visited_20_Internet_20_Link">
https://armyinform.com.ua/2023/03/27/u-moldovi-rozpochalysya-vijskovi-navchannya-jcet-2023-za-uchasti-troh-krayin-nato/</text:a>
</text:p>
      <!--NEWS-->
      <text:h text:style-name="P10" text:outline-level="1">
<text:span text:style-name="T4">
Head of State: Forcing the occupier to respond for every shot against Ukraine</text:span>
</text:h>
      <text:p text:style-name="P4">
Author: ['АРМІЯINFORM']</text:p>
      <text:p text:style-name="P4">
Time: 2023-03-27T73:00:00-04:00</text:p>
      <text:p text:style-name="P4">
Description: President of Ukraine Volodymyr Zelenskiy, Sko Ukrainians to Zille Kozheza Meter of his ow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photo_5262826794946512166_y.jpg" text:style-name="Internet_20_link" text:visited-style-name="Visited_20_Internet_20_Link">
photo_5262826794946512166_y.jpg</text:a>
', '<text:a xlink:type="simple" xlink:href="https://armyinform.com.ua/wp-content/uploads/2023/03/photo_5262826794946512171_y-150x150.jpg" text:style-name="Internet_20_link" text:visited-style-name="Visited_20_Internet_20_Link">
photo_5262826794946512171_y-150x150.jpg</text:a>
', '<text:a xlink:type="simple" xlink:href="https://armyinform.com.ua/wp-content/uploads/2023/03/photo_5262826794946512169_y-150x150.jpg" text:style-name="Internet_20_link" text:visited-style-name="Visited_20_Internet_20_Link">
photo_5262826794946512169_y-150x150.jpg</text:a>
', '<text:a xlink:type="simple" xlink:href="https://armyinform.com.ua/wp-content/uploads/2023/03/photo_5262826794946512167_y-150x150.jpg" text:style-name="Internet_20_link" text:visited-style-name="Visited_20_Internet_20_Link">
photo_5262826794946512167_y-150x150.jpg</text:a>
', '<text:a xlink:type="simple" xlink:href="https://armyinform.com.ua/wp-content/uploads/2023/03/photo_5262826794946512168_y-150x150.jpg" text:style-name="Internet_20_link" text:visited-style-name="Visited_20_Internet_20_Link">
photo_5262826794946512168_y-150x150.jpg</text:a>
']</text:p>
      <text:p text:style-name="P4">
Tags: ['STOPRUSSIA', 'АГРЕСІЯ РФ', 'ВОЛОДИМИР ЗЕЛЕНСЬКИЙ', 'ВТОРГНЕННЯ РФ']</text:p>
      <text:p text:style-name="P4">
Category: News</text:p>
      <!--METADATA-->
      <text:p text:style-name="P4">
<draw:frame draw:style-name="fr1" draw:name="Image59" text:anchor-type="as-char" svg:width="6.9236in" svg:height="4.615733in" draw:z-index="0">
<draw:image xlink:href="../Images/AРМІЯINFORM/2023-03-27T73-00-00-04-00/photo_5262826794946512166_y.jpg" xlink:type="simple" xlink:show="embed" xlink:actuate="onLoad" draw:mime-type="image/jpeg"/>
</draw:frame>
President of Ukraine Volodymyr Zelensky assured that Ukrainians will release every meter of their land and force the invaders to respond for all crimes against our country.</text:p>
      <text:p text:style-name="P4">
The head of state wrote about it in <text:a xlink:type="simple" xlink:href="https://t.me/V_Zelenskiy_official/5654" text:style-name="Internet_20_link" text:visited-style-name="Visited_20_Internet_20_Link">
telegrams</text:a>
.</text:p>
      <text:p text:style-name="P4">
«Ми боронимо й будемо боронити кожну частинку України. Настане час – звільнимокожне місто, кожне село нашої держави. І змусимо окупанта відповісти за коженпостріл проти України, за кожну підлість проти українців», — наголосивВолодимир Зеленський.</text:p>
      <text:p text:style-name="P4">
<text:a xlink:type="simple" xlink:href="https://armyinform.com.ua/wp-content/uploads/2023/03/photo_5262826794946512171_y.jpg" text:style-name="Internet_20_link" text:visited-style-name="Visited_20_Internet_20_Link">
<draw:frame draw:style-name="fr1" draw:name="Image60" text:anchor-type="as-char" svg:width="6.9236in" svg:height="6.9236in" draw:z-index="0">
<draw:image xlink:href="../Images/AРМІЯINFORM/2023-03-27T73-00-00-04-00/photo_5262826794946512171_y-150x150.jpg" xlink:type="simple" xlink:show="embed" xlink:actuate="onLoad" draw:mime-type="image/jpeg"/>
</draw:frame>
</text:a>
</text:p>
      <text:p text:style-name="P4">
<text:a xlink:type="simple" xlink:href="https://armyinform.com.ua/wp-content/uploads/2023/03/photo_5262826794946512169_y.jpg" text:style-name="Internet_20_link" text:visited-style-name="Visited_20_Internet_20_Link">
<draw:frame draw:style-name="fr1" draw:name="Image61" text:anchor-type="as-char" svg:width="6.9236in" svg:height="6.9236in" draw:z-index="0">
<draw:image xlink:href="../Images/AРМІЯINFORM/2023-03-27T73-00-00-04-00/photo_5262826794946512169_y-150x150.jpg" xlink:type="simple" xlink:show="embed" xlink:actuate="onLoad" draw:mime-type="image/jpeg"/>
</draw:frame>
</text:a>
</text:p>
      <text:p text:style-name="P4">
<text:a xlink:type="simple" xlink:href="https://armyinform.com.ua/wp-content/uploads/2023/03/photo_5262826794946512167_y.jpg" text:style-name="Internet_20_link" text:visited-style-name="Visited_20_Internet_20_Link">
<draw:frame draw:style-name="fr1" draw:name="Image62" text:anchor-type="as-char" svg:width="6.9236in" svg:height="6.9236in" draw:z-index="0">
<draw:image xlink:href="../Images/AРМІЯINFORM/2023-03-27T73-00-00-04-00/photo_5262826794946512167_y-150x150.jpg" xlink:type="simple" xlink:show="embed" xlink:actuate="onLoad" draw:mime-type="image/jpeg"/>
</draw:frame>
</text:a>
</text:p>
      <text:p text:style-name="P4">
<text:a xlink:type="simple" xlink:href="https://armyinform.com.ua/wp-content/uploads/2023/03/photo_5262826794946512168_y.jpg" text:style-name="Internet_20_link" text:visited-style-name="Visited_20_Internet_20_Link">
<draw:frame draw:style-name="fr1" draw:name="Image63" text:anchor-type="as-char" svg:width="6.9236in" svg:height="6.9236in" draw:z-index="0">
<draw:image xlink:href="../Images/AРМІЯINFORM/2023-03-27T73-00-00-04-00/photo_5262826794946512168_y-150x150.jpg" xlink:type="simple" xlink:show="embed" xlink:actuate="onLoad" draw:mime-type="image/jpeg"/>
</draw:frame>
</text:a>
</text:p>
      <text:p text:style-name="P4">
News Source: <text:a xlink:type="simple" xlink:href="https://armyinform.com.ua/2023/03/27/glava-derzhavy-zmusymo-okupanta-vidpovisty-za-kozhen-postril-proty-ukrayiny/" text:style-name="Internet_20_link" text:visited-style-name="Visited_20_Internet_20_Link">
https://armyinform.com.ua/2023/03/27/glava-derzhavy-zmusymo-okupanta-vidpovisty-za-kozhen-postril-proty-ukrayiny/</text:a>
</text:p>
      <!--NEWS-->
      <text:h text:style-name="P10" text:outline-level="1">
<text:span text:style-name="T4">
In Lviv, a hostile informant was detained, which under the guise of displaced was collecting information about the Armed Forces</text:span>
</text:h>
      <text:p text:style-name="P4">
Author: ['АРМІЯINFORM']</text:p>
      <text:p text:style-name="P4">
Time: 2023-03-27T74:00:00-04:00</text:p>
      <text:p text:style-name="P4">
Description: The Peskani Mikolavskhchini, yak є є є є є є є є є Ukraine 2022, war with Ukraine, the latest news today, the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zavantazhennya-3.jpg" text:style-name="Internet_20_link" text:visited-style-name="Visited_20_Internet_20_Link">
zavantazhennya-3.jpg</text:a>
']</text:p>
      <text:p text:style-name="P4">
Tags: ['STOPRUSSIA', 'АГРЕСІЯ РФ', 'ВОРОЖИЙ ІНФОРМАТОР', 'ВТОРГНЕННЯ РФ', 'КОНТРРОЗВІДКА СБУ', 'ЛЬВІВЩИНА']</text:p>
      <text:p text:style-name="P4">
Category: News</text:p>
      <!--METADATA-->
      <text:p text:style-name="P4">
<draw:frame draw:style-name="fr1" draw:name="Image64" text:anchor-type="as-char" svg:width="6.9236in" svg:height="4.373407in" draw:z-index="0">
<draw:image xlink:href="../Images/AРМІЯINFORM/2023-03-27T74-00-00-04-00/zavantazhennya-3.jpg" xlink:type="simple" xlink:show="embed" xlink:actuate="onLoad" draw:mime-type="image/jpeg"/>
</draw:frame>
The malefactor was a resident of Mykolaiv region, who is the sister of another won of the Motherland, a recently detained SBU. It was remotely conquered in cooperation in October last year. The traitor collected the intelligence of the base of the base and moving the defense forces in Lviv.</text:p>
      <text:p text:style-name="P4">
About it <text:a xlink:type="simple" xlink:href="https://ssu.gov.ua/novyny/sbu-zatrymala-u-lvovi-vorozhu-informatorku-yaka-pid-vyhliadom-pereselenky-zbyrala-dani-pro-zsu" text:style-name="Internet_20_link" text:visited-style-name="Visited_20_Internet_20_Link">
reports</text:a>
Security Service of Ukraine.</text:p>
      <text:p text:style-name="P4">
For the masking of intelligence, the woman issued herself for the displaced stroke areas of the south of Ukraine. According to the investigation, the informant often drew the territory near the locations of the military formations and made indications on electronic maps. Subsequently, she tried to transmit the data collected to the RFCERCER.</text:p>
      <text:p text:style-name="P4">
The malefactor was exposed in a timely manner, documented criminal acts and detained her for the transmission of reconnaissance to the aggressor. The search engine and seven mobile phones were drawn into the detained. One of which was the case of criminal activity.</text:p>
      <text:p text:style-name="P4">
She has been informed of suspicion. The court chose a measure of restraint in the form of holding. The investigation is ongoing to establish all the circumstances of the crime.</text:p>
      <text:p text:style-name="P4">
News Source: <text:a xlink:type="simple" xlink:href="https://armyinform.com.ua/2023/03/27/u-lvovi-zatrymano-vorozhu-informatorku-yaka-pid-vyglyadom-pereselenky-zbyrala-dani-pro-zsu/" text:style-name="Internet_20_link" text:visited-style-name="Visited_20_Internet_20_Link">
https://armyinform.com.ua/2023/03/27/u-lvovi-zatrymano-vorozhu-informatorku-yaka-pid-vyglyadom-pereselenky-zbyrala-dani-pro-zsu/</text:a>
</text:p>
      <!--NEWS-->
      <text:h text:style-name="P10" text:outline-level="1">
<text:span text:style-name="T4">
NATO has to place troops on the borders with Russia - Lithuanian Foreign Ministry</text:span>
</text:h>
      <text:p text:style-name="P4">
Author: ['АРМІЯINFORM']</text:p>
      <text:p text:style-name="P4">
Time: 2023-03-27T75:00:00-04:00</text:p>
      <text:p text:style-name="P4">
Description: The Pivnish -Attlant Alliance MAH ROZGORNUTY DODATKOVKI VIISKA in the Mans of Balti, Yaki Interior ... War with Ukraine 2022, War with Ukraine Latest news today, War with Ukraine 2022 Last today, there will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nato-2.jpg" text:style-name="Internet_20_link" text:visited-style-name="Visited_20_Internet_20_Link">
nato-2.jpg</text:a>
']</text:p>
      <text:p text:style-name="P4">
Tags: ['STOPRUSSIA', 'АГРЕСІЯ РФ', 'КРАЇНИ БАЛТІЇ', 'МЗС ЛИТВИ', 'НАТО']</text:p>
      <text:p text:style-name="P4">
Category: News</text:p>
      <!--METADATA-->
      <text:p text:style-name="P4">
<draw:frame draw:style-name="fr1" draw:name="Image65" text:anchor-type="as-char" svg:width="6.9236in" svg:height="3.894525in" draw:z-index="0">
<draw:image xlink:href="../Images/AРМІЯINFORM/2023-03-27T75-00-00-04-00/nato-2.jpg" xlink:type="simple" xlink:show="embed" xlink:actuate="onLoad" draw:mime-type="image/jpeg"/>
</draw:frame>
The North Atlantic Alliance should deploy additional troops in the Baltic countries bordering the Russian Federation and Belarus.</text:p>
      <text:p text:style-name="P4">
On this <text:a xlink:type="simple" xlink:href="https://twitter.com/GLandsbergis/status/1640259297950023680" text:style-name="Internet_20_link" text:visited-style-name="Visited_20_Internet_20_Link">
insists</text:a>
Lithuanian Foreign Minister Gabrielus Landsbergis.</text:p>
      <text:p text:style-name="P4">
“Russia demonstrates weakness, not power. Our response should be strong, and is not a label. Serious sanctions, the deployment of troops in the Baltic States and more systemic and maritime defense on the eastern flank of NATO will send a report of solidarity and determination, not fear and evasion, ”the Lithuanian Foreign Ministry emphasis.</text:p>
      <text:p text:style-name="P4">
Earlier Gabrielus Landsbergis <text:a xlink:type="simple" xlink:href="https://armyinform.com.ua/2023/03/27/lytva-vymagatyme-zaprovadzhennya-novyh-sankczij-proty-rf-za-rozmishhennya-yadernoyi-zbroyi-v-bilorusi/" text:style-name="Internet_20_link" text:visited-style-name="Visited_20_Internet_20_Link">
called</text:a>
Introducing new sanctions against Russia for plans for the placement of nuclear weapons in Belarus.</text:p>
      <text:p text:style-name="P4">
News Source: <text:a xlink:type="simple" xlink:href="https://armyinform.com.ua/2023/03/27/nato-maye-rozmistyty-vijska-na-kordonah-z-rosiyeyu-mzs-lytvy/" text:style-name="Internet_20_link" text:visited-style-name="Visited_20_Internet_20_Link">
https://armyinform.com.ua/2023/03/27/nato-maye-rozmistyty-vijska-na-kordonah-z-rosiyeyu-mzs-lytvy/</text:a>
</text:p>
      <!--NEWS-->
      <text:h text:style-name="P10" text:outline-level="1">
<text:span text:style-name="T4">
More than 10 explosions were heard in the territory of Sumy and Chernihiv border</text:span>
</text:h>
      <text:p text:style-name="P4">
Author: ['АРМІЯINFORM']</text:p>
      <text:p text:style-name="P4">
Time: 2023-03-27T76:00:00-04:00</text:p>
      <text:p text:style-name="P4">
Description: Syogodnі, 27 birch, the village at 14.00 Rosіyskі Vіskiy Dvichi washed the Prordordon ... War with Ukraine 2022, War with Ukraine Latest News today, News War with Ukraine 2022 Last for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501379058ae50fdafa91a200e502c1df_l-4.jpg" text:style-name="Internet_20_link" text:visited-style-name="Visited_20_Internet_20_Link">
501379058ae50fdafa91a200e502c1df_l-4.jpg</text:a>
']</text:p>
      <text:p text:style-name="P4">
Tags: ['STOPRUSSIA', 'АГРЕСІЯ РФ', 'ВОРОЖІ ОБСТРІЛИ', 'ВТОРГНЕННЯ РФ', 'ОК «ПІВНІЧ»', 'СУМЩИНА', 'ЧЕРНІГІВЩИНА']</text:p>
      <text:p text:style-name="P4">
Category: News</text:p>
      <!--METADATA-->
      <text:p text:style-name="P4">
<draw:frame draw:style-name="fr1" draw:name="Image66" text:anchor-type="as-char" svg:width="6.9236in" svg:height="4.286862in" draw:z-index="0">
<draw:image xlink:href="../Images/AРМІЯINFORM/2023-03-27T76-00-00-04-00/501379058ae50fdafa91a200e502c1df_l-4.jpg" xlink:type="simple" xlink:show="embed" xlink:actuate="onLoad" draw:mime-type="image/jpeg"/>
</draw:frame>
Today, on March 27, as of 14.00, Russian troops fired at the border of Sumy and Chernihiv regions twice.</text:p>
      <text:p text:style-name="P4">
About it <text:a xlink:type="simple" xlink:href="https://t.me/ok_pivnich1/1597" text:style-name="Internet_20_link" text:visited-style-name="Visited_20_Internet_20_Link">
reports</text:a>
Operational Command "North".</text:p>
      <text:p text:style-name="P4">
In Sumy region, from 11:00 to 11:10 there were 2 parishes, probably of artillery, in the area of the village of Tovstodubove.</text:p>
      <text:p text:style-name="P4">
In the Chernihiv region from 11:00 to 11:50, 12 parishes were recorded, probably a change in 120 mm, in the area of the settlement of Blushn.</text:p>
      <text:p text:style-name="P4">
There was no information about losses among the local population or damage to civilian infrastructure.</text:p>
      <text:p text:style-name="P4">
News Source: <text:a xlink:type="simple" xlink:href="https://armyinform.com.ua/2023/03/27/ponad-10-vybuhiv-prolunalo-na-terytoriyi-prykordonnya-sumshhyny-i-chernigivshhyny/" text:style-name="Internet_20_link" text:visited-style-name="Visited_20_Internet_20_Link">
https://armyinform.com.ua/2023/03/27/ponad-10-vybuhiv-prolunalo-na-terytoriyi-prykordonnya-sumshhyny-i-chernigivshhyny/</text:a>
</text:p>
      <!--NEWS-->
      <text:h text:style-name="P10" text:outline-level="1">
<text:span text:style-name="T4">
The first steps in Ukraine to create a normative legal framework for cybersecurity have been taken</text:span>
</text:h>
      <text:p text:style-name="P4">
Author: ['АРМІЯINFORM']</text:p>
      <text:p text:style-name="P4">
Time: 2023-03-27T77:00:00-04:00</text:p>
      <text:p text:style-name="P4">
Description: PID Hour of the Scientific and Practical Seminar “Organiza-right-right Systems of systems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337405172_951500602882539_2112331300098282235_n.jpg" text:style-name="Internet_20_link" text:visited-style-name="Visited_20_Internet_20_Link">
337405172_951500602882539_2112331300098282235_n.jpg</text:a>
']</text:p>
      <text:p text:style-name="P4">
Tags: ['КІБЕРБЕЗПЕКА', 'НКЦК', 'РНБО УКРАЇНИ', 'СБУ']</text:p>
      <text:p text:style-name="P4">
Category: News</text:p>
      <!--METADATA-->
      <text:p text:style-name="P4">
<draw:frame draw:style-name="fr1" draw:name="Image67" text:anchor-type="as-char" svg:width="6.9236in" svg:height="4.615733in" draw:z-index="0">
<draw:image xlink:href="../Images/AРМІЯINFORM/2023-03-27T77-00-00-04-00/337405172_951500602882539_2112331300098282235_n.jpg" xlink:type="simple" xlink:show="embed" xlink:actuate="onLoad" draw:mime-type="image/jpeg"/>
</draw:frame>
During the scientific and practical seminar "Organizational and legal principles of development of the cybersecurity system of Ukraine" participants discussed the situation on the creation of a legal framework for cybersecurity and its further improvement.</text:p>
      <text:p text:style-name="P4">
About it <text:a xlink:type="simple" xlink:href="https://www.rnbo.gov.ua/ua/Diialnist/6208.html" text:style-name="Internet_20_link" text:visited-style-name="Visited_20_Internet_20_Link">
reports</text:a>
National Security and Defense of Ukraine.</text:p>
      <text:p text:style-name="P4">
“In recent years, the minimum necessary-regulatory framework for cybersecurity has been created for the first time in Ukraine. The second edition of the CIBIBERNBOKE STRATEGIFY OF UKRAINE and the relevant provisions enshrined in the presidential decree, government resolutions and the laws adopted. The first steps have been taken, and we continue to systematically approach the issue of improving the legal and legal location, taking into account the experience gained in the world in the world, ”said NSDB Secretary Sergey Demedyuk.</text:p>
      <text:p text:style-name="P4">
Head of the Information Security and Cybersecurity Service of the Radinational Security and Defense Apparatus of Ukraine, Secretary National Cyber Security Coordinating Center(NKCK)Natalia Tkachuk noted that for the first time the NCCC, the main subjects of the National Cybersecurity System, the Verkhovna Rada of Ukraine, scientific institutions and the private sector work as a single front.</text:p>
      <text:p text:style-name="P4">
“Today, not only we are studying the international experience in the rule of formation, but even international partners seek to study the experience of Ukraine. And the main topic that is now drawn is the legislative normalization of the creation of the creation in Ukraine, which is a super -precision task for us, ”said the head.</text:p>
      <text:p text:style-name="P4">
"We must demonstrate to the world that Ukraine is a real European state and is guided by pan -European values and principles, forever the rule of law," she stressed.</text:p>
      <text:p text:style-name="P4">
During the event, the Head of the SBU Cybersecurity Department, Ilya Vituk, told the SBU to counteract cyber and information aggression, as well as the pro-law of the service aimed at enhancing the information stability of Ukraine.</text:p>
      <text:p text:style-name="P4">
The People's Deputy of Ukraine Oleksandr Fedienko spoke about effective work on the development of legal principles of cybersecurity by the legislative body, the axle of the DSSZZI chairman Alexander Poti told about the importance of the bill # 8087, which is aimed at strengthening cyber defense of state bodies.</text:p>
      <text:p text:style-name="P4">
News Source: <text:a xlink:type="simple" xlink:href="https://armyinform.com.ua/2023/03/27/v-ukrayini-zrobleni-pershi-kroky-shhodo-stvorennya-normatyvno-pravovoyi-bazy-z-kiberbezpeky/" text:style-name="Internet_20_link" text:visited-style-name="Visited_20_Internet_20_Link">
https://armyinform.com.ua/2023/03/27/v-ukrayini-zrobleni-pershi-kroky-shhodo-stvorennya-normatyvno-pravovoyi-bazy-z-kiberbezpeky/</text:a>
</text:p>
      <!--NEWS-->
      <text:h text:style-name="P10" text:outline-level="1">
<text:span text:style-name="T4">
The first steps in Ukraine to create a normative legal framework for cybersecurity have been taken</text:span>
</text:h>
      <text:p text:style-name="P4">
Author: ['АРМІЯINFORM']</text:p>
      <text:p text:style-name="P4">
Time: 2023-03-27T78:00:00-04:00</text:p>
      <text:p text:style-name="P4">
Description: PID Hour of the Scientific and Practical Seminar “Organiza-right-right Systems of systems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337405172_951500602882539_2112331300098282235_n.jpg" text:style-name="Internet_20_link" text:visited-style-name="Visited_20_Internet_20_Link">
337405172_951500602882539_2112331300098282235_n.jpg</text:a>
']</text:p>
      <text:p text:style-name="P4">
Tags: ['КІБЕРБЕЗПЕКА', 'НКЦК', 'РНБО УКРАЇНИ', 'СБУ']</text:p>
      <text:p text:style-name="P4">
Category: News</text:p>
      <!--METADATA-->
      <text:p text:style-name="P4">
<draw:frame draw:style-name="fr1" draw:name="Image68" text:anchor-type="as-char" svg:width="6.9236in" svg:height="4.615733in" draw:z-index="0">
<draw:image xlink:href="../Images/AРМІЯINFORM/2023-03-27T78-00-00-04-00/337405172_951500602882539_2112331300098282235_n.jpg" xlink:type="simple" xlink:show="embed" xlink:actuate="onLoad" draw:mime-type="image/jpeg"/>
</draw:frame>
During the scientific and practical seminar "Organizational and legal principles of development of the cybersecurity system of Ukraine" participants discussed the situation on the creation of a legal framework for cybersecurity and its further improvement.</text:p>
      <text:p text:style-name="P4">
About it <text:a xlink:type="simple" xlink:href="https://www.rnbo.gov.ua/ua/Diialnist/6208.html" text:style-name="Internet_20_link" text:visited-style-name="Visited_20_Internet_20_Link">
reports</text:a>
National Security and Defense of Ukraine.</text:p>
      <text:p text:style-name="P4">
“In recent years, the minimum necessary-regulatory framework for cybersecurity has been created for the first time in Ukraine. The second edition of the CIBIBERNBOKE STRATEGIFY OF UKRAINE and the relevant provisions enshrined in the presidential decree, government resolutions and the laws adopted. The first steps have been taken, and we continue to systematically approach the issue of improving the legal and legal location, taking into account the experience gained in the world in the world, ”said NSDB Secretary Sergey Demedyuk.</text:p>
      <text:p text:style-name="P4">
Head of the Information Security and Cybersecurity Service of the Radinational Security and Defense Apparatus of Ukraine, Secretary National Cyber Security Coordinating Center(NKCK)Natalia Tkachuk noted that for the first time the NCCC, the main subjects of the National Cybersecurity System, the Verkhovna Rada of Ukraine, scientific institutions and the private sector work as a single front.</text:p>
      <text:p text:style-name="P4">
“Today, not only we are studying the international experience in the rule of formation, but even international partners seek to study the experience of Ukraine. And the main topic that is now drawn is the legislative normalization of the creation of the creation in Ukraine, which is a super -precision task for us, ”said the head.</text:p>
      <text:p text:style-name="P4">
"We must demonstrate to the world that Ukraine is a real European state and is guided by pan -European values and principles, forever the rule of law," she stressed.</text:p>
      <text:p text:style-name="P4">
During the event, the Head of the SBU Cybersecurity Department, Ilya Vituk, told the SBU to counteract cyber and information aggression, as well as the pro-law of the service aimed at enhancing the information stability of Ukraine.</text:p>
      <text:p text:style-name="P4">
The People's Deputy of Ukraine Oleksandr Fedienko spoke about effective work on the development of legal principles of cybersecurity by the legislative body, the axle of the DSSZZI chairman Alexander Poti told about the importance of the bill # 8087, which is aimed at strengthening cyber defense of state bodies.</text:p>
      <text:p text:style-name="P4">
News Source: <text:a xlink:type="simple" xlink:href="https://armyinform.com.ua/2023/03/27/v-ukrayini-zrobleni-pershi-kroky-shhodo-stvorennya-normatyvno-pravovoyi-bazy-z-kiberbezpeky/" text:style-name="Internet_20_link" text:visited-style-name="Visited_20_Internet_20_Link">
https://armyinform.com.ua/2023/03/27/v-ukrayini-zrobleni-pershi-kroky-shhodo-stvorennya-normatyvno-pravovoyi-bazy-z-kiberbezpeky/</text:a>
</text:p>
      <!--NEWS-->
      <text:h text:style-name="P10" text:outline-level="1">
<text:span text:style-name="T4">
In Crimea, a guerrilla movement against the occupiers intensified</text:span>
</text:h>
      <text:p text:style-name="P4">
Author: ['АРМІЯINFORM']</text:p>
      <text:p text:style-name="P4">
Time: 2023-03-27T79:00:00-04:00</text:p>
      <text:p text:style-name="P4">
Description: At the Timchasovo of the perpetual settlements of Pivostrov Criminarly, the Zilkіst Zhovtikh is in the zrosl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img_20230327_131207_890-e1679921529171.jpg" text:style-name="Internet_20_link" text:visited-style-name="Visited_20_Internet_20_Link">
img_20230327_131207_890-e1679921529171.jpg</text:a>
']</text:p>
      <text:p text:style-name="P4">
Tags: ['STOPRUSSIA', 'АГРЕСІЯ РФ', 'ВТОРГНЕННЯ РФ', 'ДЕОКУПАЦІЯ КРИМУ']</text:p>
      <text:p text:style-name="P4">
Category: News</text:p>
      <!--METADATA-->
      <text:p text:style-name="P4">
<draw:frame draw:style-name="fr1" draw:name="Image69" text:anchor-type="as-char" svg:width="6.9236in" svg:height="4.175796in" draw:z-index="0">
<draw:image xlink:href="../Images/AРМІЯINFORM/2023-03-27T79-00-00-04-00/img_20230327_131207_890-e1679921529171.jpg" xlink:type="simple" xlink:show="embed" xlink:actuate="onLoad" draw:mime-type="image/jpeg"/>
</draw:frame>
In the temporarily occupied settlements of the Crimea Peninsula, the growth of yellow tapes, patriotic graffiti and anti -war calls of indigenous. Thus, citizens who are indifferent to the fate of their region express their confidence in the inevitability of the return of Crimea to control Ukraine.</text:p>
      <text:p text:style-name="P4">
About it reports <text:a xlink:type="simple" xlink:href="https://t.me/minre_ua/2949" text:style-name="Internet_20_link" text:visited-style-name="Visited_20_Internet_20_Link">
Minrointegration</text:a>
.</text:p>
      <text:p text:style-name="P4">
«Помітно активізувався партизанський рух. Це свідчить про високий моральнийдух патріотично налаштованих кримчан. Тим часом російські ставленики тавійськове командування в страху вивозять свої сім’ї та розпродують майно. Бобояться», — наголошують у відомстві.</text:p>
      <text:p text:style-name="P4">
Водночас свій страх загарбники намагаються компенсувати збільшенням кількостівійськової техніки на півострові. Морське узбережжя поступово перетворюють налінію оборони. Тож найімовірніше, що цьогорічний сезон відпочинку в Криму будезірваний.</text:p>
      <text:p text:style-name="P4">
Тим часом українська влада закликає кримчан бути уважними й обережними, непіддаватися на жодні провокації. За можливості повідомляти про місцеперебування ворога чи його техніку. Зробити це можна за допомогою чат-боту«<text:a xlink:type="simple" xlink:href="https://t.me/evorog_bot" text:style-name="Internet_20_link" text:visited-style-name="Visited_20_Internet_20_Link">
єВорог</text:a>
»Or <text:a xlink:type="simple" xlink:href="https://sprotyv.mod.gov.ua/salut-form/" text:style-name="Internet_20_link" text:visited-style-name="Visited_20_Internet_20_Link">
platform</text:a>
Center of the National Way.</text:p>
      <text:p text:style-name="P4">
Crimea is sure to happen!Soon. We will do it. All together!</text:p>
      <text:p text:style-name="P4">
News Source: <text:a xlink:type="simple" xlink:href="https://armyinform.com.ua/2023/03/27/u-krymu-aktyvizuvavsya-partyzanskyj-ruh-proty-okupantiv/" text:style-name="Internet_20_link" text:visited-style-name="Visited_20_Internet_20_Link">
https://armyinform.com.ua/2023/03/27/u-krymu-aktyvizuvavsya-partyzanskyj-ruh-proty-okupantiv/</text:a>
</text:p>
      <!--NEWS-->
      <text:h text:style-name="P10" text:outline-level="1">
<text:span text:style-name="T4">
The head of state visited the leading positions of Ukrainian troops in the Zaporozhye region</text:span>
</text:h>
      <text:p text:style-name="P4">
Author: ['АРМІЯINFORM']</text:p>
      <text:p text:style-name="P4">
Time: 2023-03-27T80:00:00-04:00</text:p>
      <text:p text:style-name="P4">
Description: PID Hour Robochka, President of Ukraine President Volodymyr Zelensk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ebc9459a69c04d288c5fc280f363f99b_1679921298_extra_large-e1679922390474.jpeg" text:style-name="Internet_20_link" text:visited-style-name="Visited_20_Internet_20_Link">
ebc9459a69c04d288c5fc280f363f99b_1679921298_extra_large-e1679922390474.jpeg</text:a>
', '<text:a xlink:type="simple" xlink:href="https://armyinform.com.ua/wp-content/uploads/2023/03/938dd23202421d83273f54666e385543_1679921294_extra_large.jpeg" text:style-name="Internet_20_link" text:visited-style-name="Visited_20_Internet_20_Link">
938dd23202421d83273f54666e385543_1679921294_extra_large.jpeg</text:a>
']</text:p>
      <text:p text:style-name="P4">
Tags: ['ВОЛОДИМИР ЗЕЛЕНСЬКИЙ', 'ЗАПОРІЗЬКА ОБЛАСТЬ', 'НАГОРОДЖЕННЯ ВІЙСЬКОВОСЛУЖБОВЦІВ', 'ПРЕЗИДЕНТ УКРАЇНИ']</text:p>
      <text:p text:style-name="P4">
Category: News</text:p>
      <!--METADATA-->
      <text:p text:style-name="P4">
<draw:frame draw:style-name="fr1" draw:name="Image70" text:anchor-type="as-char" svg:width="6.9236in" svg:height="3.71105in" draw:z-index="0">
<draw:image xlink:href="../Images/AРМІЯINFORM/2023-03-27T80-00-00-04-00/ebc9459a69c04d288c5fc280f363f99b_1679921298_extra_large-e1679922390474.jpeg" xlink:type="simple" xlink:show="embed" xlink:actuate="onLoad" draw:mime-type="image/jpeg"/>
</draw:frame>
During his working trip to the Zaporizhzhya region, President of Ukraine Volodymyrzelensky visited the leading positions of the Ukrainian military. The head of state united with servicemen and thanked them for the protection of Ukraine.</text:p>
      <text:p text:style-name="P4">
As <text:a xlink:type="simple" xlink:href="https://www.president.gov.ua/news/glava-derzhavi-vidvidav-peredovi-poziciyi-ukrayinskih-vijsk-81833" text:style-name="Internet_20_link" text:visited-style-name="Visited_20_Internet_20_Link">
reports</text:a>
The office of the President of Ukraine, Volodymyrazellensky informed about the operational situation at the respective sections of churchfront, provision of ammunition and equipment.</text:p>
      <text:p text:style-name="P4">
"I have the honor to be here and thank you for protecting our state, all of us, our sovereignty, our cities, our children," - said Volodymyr Zelensky.</text:p>
      <text:p text:style-name="P4">
<draw:frame draw:style-name="fr1" draw:name="Image71" text:anchor-type="as-char" svg:width="6.9236in" svg:height="4.617948in" draw:z-index="0">
<draw:image xlink:href="../Images/AРМІЯINFORM/2023-03-27T80-00-00-04-00/938dd23202421d83273f54666e385543_1679921294_extra_large.jpeg" xlink:type="simple" xlink:show="embed" xlink:actuate="onLoad" draw:mime-type="image/jpeg"/>
</draw:frame>
The president wished the military health and thanked their families for such heroes.</text:p>
      <text:p text:style-name="P4">
“I wish all of us victory. Live and fight. We will necessarily win with those like you, ”he said.</text:p>
      <text:p text:style-name="P4">
Volodymyr Zelensky also presented state awards to servicemen. The defenders of Ukraine received the Order of Bohdan Khmelnitsky III and "for courage" of the 3rd degree.</text:p>
      <text:p text:style-name="P4">
The military gave the President Coin, which is a symbol of military brotherhood.</text:p>
      <text:p text:style-name="P4">
News Source: <text:a xlink:type="simple" xlink:href="https://armyinform.com.ua/2023/03/27/glava-derzhavy-vidvidav-peredovi-pozycziyi-ukrayinskyh-vijsk-u-zaporizkij-oblasti/" text:style-name="Internet_20_link" text:visited-style-name="Visited_20_Internet_20_Link">
https://armyinform.com.ua/2023/03/27/glava-derzhavy-vidvidav-peredovi-pozycziyi-ukrayinskyh-vijsk-u-zaporizkij-oblasti/</text:a>
</text:p>
      <!--NEWS-->
      <text:h text:style-name="P10" text:outline-level="1">
<text:span text:style-name="T4">
Germany launched a platform for the restoration of Ukraine</text:span>
</text:h>
      <text:p text:style-name="P4">
Author: ['АРМІЯINFORM']</text:p>
      <text:p text:style-name="P4">
Time: 2023-03-27T81:00:00-04:00</text:p>
      <text:p text:style-name="P4">
Description: The Federal Trendry of Nimechini Launching the Nova Platform, Yak MAH on Meti Piditrimati Ta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forum.jpg" text:style-name="Internet_20_link" text:visited-style-name="Visited_20_Internet_20_Link">
forum.jpg</text:a>
']</text:p>
      <text:p text:style-name="P4">
Tags: ['STOPRUSSIA', 'ДОПОМОГА ПАРТНЕРІВ', 'ПЛАТФОРМА ВІДБУДОВИ УКРАЇНИ', 'СВІТ ПІДТРИМУЄ УКРАЇНУ']</text:p>
      <text:p text:style-name="P4">
Category: News</text:p>
      <!--METADATA-->
      <text:p text:style-name="P4">
<draw:frame draw:style-name="fr1" draw:name="Image72" text:anchor-type="as-char" svg:width="6.9236in" svg:height="3.894525in" draw:z-index="0">
<draw:image xlink:href="../Images/AРМІЯINFORM/2023-03-27T81-00-00-04-00/forum.jpg" xlink:type="simple" xlink:show="embed" xlink:actuate="onLoad" draw:mime-type="image/jpeg"/>
</draw:frame>
The Federal Government of Germany is launching a new platform that aims to maintain and strengthen Germany's dedication to the reconstruction of Ukraine and to unite with one of them.</text:p>
      <text:p text:style-name="P4">
This is stated in <text:a xlink:type="simple" xlink:href="https://www.bmz.de/de/aktuelles/aktuelle-meldungen/neue-plattform-wiederaufbau-in-der-ukraine-150728" text:style-name="Internet_20_link" text:visited-style-name="Visited_20_Internet_20_Link">
message</text:a>
Presbydedral Ministry of Economic Cooperation and Development of Germany.</text:p>
      <text:p text:style-name="P4">
In the initial event, the Ministry of Development of Germany will be attended by people who are in their business, scientists, representatives of federal lands of tamunicipalities. Swense Schulze Minister has promised to support the development of partnerships between German and Ukrainian municipalities, clinics and water pipelines, allocated another 25 million euros.</text:p>
      <text:p text:style-name="P4">
“The reconstruction of Ukraine is already beginning, even if, unfortunately, the end of the war is still invisible. This long -term perspective and early planning are important for the sustainability of Ukrainian society here and now. But it is also important for the successful Tae efficient reconstruction of free and European Ukraine. It will be a grandiose one that governments will not be able to cope alone. In Germany, we have a great desire to join Ukraine. Many devoted people will face similar issues and difficulties. This should be assisted by the "restructuring platform of Ukraine", - said Swena Schulze.</text:p>
      <text:p text:style-name="P4">
The German "Reconstruction Platform of Ukraine" was officially launched on March 27, 2023. It will unite anyone who wants to participate in the reconstruction. Regardless of whether you are the mayor, a heliotechnik, a doctor, an entrepreneur, a social worker of the Ukrainian diaspora chips: a platform should become a place for communication, exchange and information. Together with German participants and Ukrainian partners, specialized conferences, dialogue forums of reconstruction are organized.</text:p>
      <text:p text:style-name="P4">
News Source: <text:a xlink:type="simple" xlink:href="https://armyinform.com.ua/2023/03/27/nimechchyna-zapustyla-platformu-dlya-vidnovlennya-ukrayiny/" text:style-name="Internet_20_link" text:visited-style-name="Visited_20_Internet_20_Link">
https://armyinform.com.ua/2023/03/27/nimechchyna-zapustyla-platformu-dlya-vidnovlennya-ukrayiny/</text:a>
</text:p>
      <!--NEWS-->
      <text:h text:style-name="P10" text:outline-level="1">
<text:span text:style-name="T4">
Volodymyr Zelenskyy visited the Zaporizhzhia command post and held a meeting</text:span>
</text:h>
      <text:p text:style-name="P4">
Author: ['АРМІЯINFORM']</text:p>
      <text:p text:style-name="P4">
Time: 2023-03-27T82:00:00-04:00</text:p>
      <text:p text:style-name="P4">
Description: PID Hour Robochka, President of Ukraine President Volodymyr Zelensk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8f8e22c9e60795a2b3595f4a9370913a_1679921770_extra_large.jpeg" text:style-name="Internet_20_link" text:visited-style-name="Visited_20_Internet_20_Link">
8f8e22c9e60795a2b3595f4a9370913a_1679921770_extra_large.jpeg</text:a>
', '<text:a xlink:type="simple" xlink:href="https://armyinform.com.ua/wp-content/uploads/2023/03/27770ea4efcf6b8a4b6c6f70461fabb4_1679921772_extra_large.jpeg" text:style-name="Internet_20_link" text:visited-style-name="Visited_20_Internet_20_Link">
27770ea4efcf6b8a4b6c6f70461fabb4_1679921772_extra_large.jpeg</text:a>
']</text:p>
      <text:p text:style-name="P4">
Tags: ['ВОЛОДИМИР ЗЕЛЕНСЬКИЙ', 'ЗАПОРІЗЬКА ОБЛАСТЬ', 'ОУВ «ЗАПОРІЖЖЯ»', 'ПРЕЗИДЕНТ УКРАЇНИ']</text:p>
      <text:p text:style-name="P4">
Category: News</text:p>
      <!--METADATA-->
      <text:p text:style-name="P4">
<draw:frame draw:style-name="fr1" draw:name="Image73" text:anchor-type="as-char" svg:width="6.9236in" svg:height="4.617948in" draw:z-index="0">
<draw:image xlink:href="../Images/AРМІЯINFORM/2023-03-27T82-00-00-04-00/8f8e22c9e60795a2b3595f4a9370913a_1679921770_extra_large.jpeg" xlink:type="simple" xlink:show="embed" xlink:actuate="onLoad" draw:mime-type="image/jpeg"/>
</draw:frame>
During his working trip to the Zaporizhzhya region, President of Ukraine Volodymyrzelensky got acquainted with the work of the command point of the operational group "Zaporozhye".</text:p>
      <text:p text:style-name="P4">
About it <text:a xlink:type="simple" xlink:href="https://www.president.gov.ua/news/volodimir-zelenskij-oznajomivsya-z-robotoyu-komandnogo-punkt-81837" text:style-name="Internet_20_link" text:visited-style-name="Visited_20_Internet_20_Link">
informs</text:a>
Office of the President of Ukraine.</text:p>
      <text:p text:style-name="P4">
The Head of State presented orders and medals to the employees of the Security Service of Ukraine, the National Guard, the National Police, the State Border Service, the State Emergency Service of Ukraine.</text:p>
      <text:p text:style-name="P4">
“Thank you for the protection of our country, all of us. For the protection of our homes, territorial integrity and life in Ukraine. Wishing you good health. I wish the victory, and it will definitely be, ”Volodymyr Zelenskyy said.</text:p>
      <text:p text:style-name="P4">
<draw:frame draw:style-name="fr1" draw:name="Image74" text:anchor-type="as-char" svg:width="6.9236in" svg:height="4.617948in" draw:z-index="0">
<draw:image xlink:href="../Images/AРМІЯINFORM/2023-03-27T82-00-00-04-00/27770ea4efcf6b8a4b6c6f70461fabb4_1679921772_extra_large.jpeg" xlink:type="simple" xlink:show="embed" xlink:actuate="onLoad" draw:mime-type="image/jpeg"/>
</draw:frame>
The presidential meeting was presented with a military command of the law enforcement agencies of Zaporizhzhya region.</text:p>
      <text:p text:style-name="P4">
The head of Zaporizhzhya Ova Yuri Malashko informed Vladimir Zelensky Prasocial-economic situation in the region and to meet the needs of internally displaced persons.</text:p>
      <text:p text:style-name="P4">
Commander of OUU Zaporizhzhia, Major General Sergey Litvinov, reported the operative situation and readiness of military units and units of re-performance of tasks.</text:p>
      <text:p text:style-name="P4">
Volodymyr Zelensky also heard information from the security service of the National Police Security Service in the region.</text:p>
      <text:p text:style-name="P4">
News Source: <text:a xlink:type="simple" xlink:href="https://armyinform.com.ua/2023/03/27/volodymyr-zelenskyj-vidvidav-komandnyj-punkt-ouv-zaporizhzhya-j-proviv-naradu/" text:style-name="Internet_20_link" text:visited-style-name="Visited_20_Internet_20_Link">
https://armyinform.com.ua/2023/03/27/volodymyr-zelenskyj-vidvidav-komandnyj-punkt-ouv-zaporizhzhya-j-proviv-naradu/</text:a>
</text:p>
      <!--NEWS-->
      <text:h text:style-name="P10" text:outline-level="1">
<text:span text:style-name="T4">
NATO: Russia's nuclear rhetoric is dangerous and irresponsible. The Alliance monitors the situation</text:span>
</text:h>
      <text:p text:style-name="P4">
Author: ['АРМІЯINFORM']</text:p>
      <text:p text:style-name="P4">
Time: 2023-03-27T83:00:00-04:00</text:p>
      <text:p text:style-name="P4">
Description: Nuclear rhetoric of the tall that is indescribable. NATO is a wary. So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3/nato-3.jpg" text:style-name="Internet_20_link" text:visited-style-name="Visited_20_Internet_20_Link">
nato-3.jpg</text:a>
']</text:p>
      <text:p text:style-name="P4">
Tags: ['STOPRUSSIA', 'АГРЕСІЯ РФ', 'НАТО', 'ОАНА ЛУНГЕСКУ', 'ЯДЕРНА ЗБРОЯ']</text:p>
      <text:p text:style-name="P4">
Category: News</text:p>
      <!--METADATA-->
      <text:p text:style-name="P4">
<draw:frame draw:style-name="fr1" draw:name="Image75" text:anchor-type="as-char" svg:width="6.9236in" svg:height="3.894525in" draw:z-index="0">
<draw:image xlink:href="../Images/AРМІЯINFORM/2023-03-27T83-00-00-04-00/nato-3.jpg" xlink:type="simple" xlink:show="embed" xlink:actuate="onLoad" draw:mime-type="image/jpeg"/>
</draw:frame>
Russia's nuclear rhetoric is dangerous and irresponsible. NATO is alert.</text:p>
      <text:p text:style-name="P4">
Thus, on the intention of Russia to place nuclear weapons in Belarus <text:a xlink:type="simple" xlink:href="https://twitter.com/NATOpress/status/1640034733605244929" text:style-name="Internet_20_link" text:visited-style-name="Visited_20_Internet_20_Link">
reacted</text:a>
A spokeswoman for the North Atlantic Alliance Oan Lungescu.</text:p>
      <text:p text:style-name="P4">
"We are watching the situation closely, and we have not noticed any changes in Russia's nuclear office that would make us adjust our own," NATO said.</text:p>
      <text:p text:style-name="P4">
She stressed that the Alliance was dedicated to the protection of all members of the bloc.</text:p>
      <text:p text:style-name="P4">
“Russia's reference to the sharing of NATO nuclear weapons is absolutely vanishing. NATO allies operate, fully respecting their international obligations. Russia is constantly violating its overhaul -control obligations by recently suspending its participation in the SNO contract(<text:span text:style-name="T5">
Development by the Inter -Russian Federation and the United States of America on measures to reduce and restrict strategic offensive weapons</text:span>
 _ - ed.). росія повинна повернутися до виконання вимог і діяти добросовісно», —підкреслила Оана Лунгеску.</text:p>
      <text:p text:style-name="P4">
Нагадаємо, як <text:a xlink:type="simple" xlink:href="https://armyinform.com.ua/2023/03/27/nato-zahyshhatyme-krayiny-alyansu-nezalezhno-vid-nayavnosti-yadernoyi-zbroyi-nepodalik-kordoniv-ministr-oborony-lytvy/" text:style-name="Internet_20_link" text:visited-style-name="Visited_20_Internet_20_Link">
зазначив</text:a>
Lithuanian Defense Minister Arvodasanushauskas, NATO will protect the Alliance countries, regardless of the availability of nuclear weapons near the borders.</text:p>
      <text:p text:style-name="P4">
News Source: <text:a xlink:type="simple" xlink:href="https://armyinform.com.ua/2023/03/27/nato-yaderna-rytoryka-rosiyi-ye-nebezpechnoyu-ta-bezvidpovidalnoyu-alyans-uvazhno-stezhyt-za-sytuacziyeyu/" text:style-name="Internet_20_link" text:visited-style-name="Visited_20_Internet_20_Link">
https://armyinform.com.ua/2023/03/27/nato-yaderna-rytoryka-rosiyi-ye-nebezpechnoyu-ta-bezvidpovidalnoyu-alyans-uvazhno-stezhyt-za-sytuacziyeyu/</text:a>
</text:p>
      <!--NEWS-->
      <text:h text:style-name="P10" text:outline-level="1">
<text:span text:style-name="T4">
The President of Ukraine visited the military hospital and presented awards to the doctors and the wounded defenders</text:span>
</text:h>
      <text:p text:style-name="P4">
Author: ['АРМІЯINFORM']</text:p>
      <text:p text:style-name="P4">
Time: 2023-03-27T84:00:00-04:00</text:p>
      <text:p text:style-name="P4">
Description: Volodymyr Zelentsky, thicemerfully with the Robocho by the Zaporizkiy Kosti, Vidvіdav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051ad4d6f4ed348a27f41ff94caed9f2_1679922480_extra_large.jpeg" text:style-name="Internet_20_link" text:visited-style-name="Visited_20_Internet_20_Link">
051ad4d6f4ed348a27f41ff94caed9f2_1679922480_extra_large.jpeg</text:a>
', '<text:a xlink:type="simple" xlink:href="https://armyinform.com.ua/wp-content/uploads/2023/03/1d3d17198a5a44e74e55ab72317950ba_1679922480_extra_large.jpeg" text:style-name="Internet_20_link" text:visited-style-name="Visited_20_Internet_20_Link">
1d3d17198a5a44e74e55ab72317950ba_1679922480_extra_large.jpeg</text:a>
', '<text:a xlink:type="simple" xlink:href="https://armyinform.com.ua/wp-content/uploads/2023/03/ff157ec47af78ed08870634857f9bab6_1679922482_extra_large.jpeg" text:style-name="Internet_20_link" text:visited-style-name="Visited_20_Internet_20_Link">
ff157ec47af78ed08870634857f9bab6_1679922482_extra_large.jpeg</text:a>
']</text:p>
      <text:p text:style-name="P4">
Tags: ['ВОЛОДИМИР ЗЕЛЕНСЬКИЙ', 'ГОСПІТАЛЬ', 'ЗАПОРІЖЖЯ', 'МЕДИКИ', 'НАГОРОДЖЕННЯ', 'ПОРАНЕНІ БІЙЦІ', 'ПРЕЗИДЕНТ УКРАЇНИ']</text:p>
      <text:p text:style-name="P4">
Category: News</text:p>
      <!--METADATA-->
      <text:p text:style-name="P4">
<draw:frame draw:style-name="fr1" draw:name="Image76" text:anchor-type="as-char" svg:width="6.9236in" svg:height="4.617948in" draw:z-index="0">
<draw:image xlink:href="../Images/AРМІЯINFORM/2023-03-27T84-00-00-04-00/051ad4d6f4ed348a27f41ff94caed9f2_1679922480_extra_large.jpeg" xlink:type="simple" xlink:show="embed" xlink:actuate="onLoad" draw:mime-type="image/jpeg"/>
</draw:frame>
Volodymyr Zelensky, while on a working trip in the Zaporizhzhia region, visited a military hospital, where the treatment of Ukrainian servicemen who were injured during the reflection of full -scale treatment of Russia. About it <text:a xlink:type="simple" xlink:href="https://www.president.gov.ua/news/u-zaporizhzhi-prezident-vidvidav-vijskovij-gospital-i-vruchi-81841" text:style-name="Internet_20_link" text:visited-style-name="Visited_20_Internet_20_Link">
reports</text:a>
Office of the President of Ukraine.</text:p>
      <text:p text:style-name="P4">
Volodymyr Zelenskyy communicated with the wounded servicemen and the presented state awards.</text:p>
      <text:p text:style-name="P4">
"Thank you for the service, I wish you a speedy recovery and all the best," said.</text:p>
      <text:p text:style-name="P4">
<draw:frame draw:style-name="fr1" draw:name="Image77" text:anchor-type="as-char" svg:width="6.9236in" svg:height="4.617948in" draw:z-index="0">
<draw:image xlink:href="../Images/AРМІЯINFORM/2023-03-27T84-00-00-04-00/1d3d17198a5a44e74e55ab72317950ba_1679922480_extra_large.jpeg" xlink:type="simple" xlink:show="embed" xlink:actuate="onLoad" draw:mime-type="image/jpeg"/>
</draw:frame>
The head of state also got acquainted with the work of the medical institution, inspected the reception and surgical department. Volodymyr Zelensky met the Zaya doctors who work in this hospital.</text:p>
      <text:p text:style-name="P4">
“You are those who keep life. I want to thank you all from us, from myself your personality of your very important and powerful work, ”the President of Ukraine said.</text:p>
      <text:p text:style-name="P4">
The head of state emphasized that doctors return the soldiers to the system, but most importantly - they return to life, to relatives and relatives.</text:p>
      <text:p text:style-name="P4">
“All these days, months with you go to victory. You are our characters too. And I wish this victory, ”the President of Ukraine said.</text:p>
      <text:p text:style-name="P4">
<draw:frame draw:style-name="fr1" draw:name="Image78" text:anchor-type="as-char" svg:width="6.9236in" svg:height="4.617948in" draw:z-index="0">
<draw:image xlink:href="../Images/AРМІЯINFORM/2023-03-27T84-00-00-04-00/ff157ec47af78ed08870634857f9bab6_1679922482_extra_large.jpeg" xlink:type="simple" xlink:show="embed" xlink:actuate="onLoad" draw:mime-type="image/jpeg"/>
</draw:frame>
Volodymyr Zelensky presented state awards to medical workers.</text:p>
      <text:p text:style-name="P4">
News Source: <text:a xlink:type="simple" xlink:href="https://armyinform.com.ua/2023/03/27/prezydent-ukrayiny-vidvidav-vijskovyj-gospital-i-vruchyv-nagorody-medykam-i-poranenym-zahysnykam/" text:style-name="Internet_20_link" text:visited-style-name="Visited_20_Internet_20_Link">
https://armyinform.com.ua/2023/03/27/prezydent-ukrayiny-vidvidav-vijskovyj-gospital-i-vruchyv-nagorody-medykam-i-poranenym-zahysnykam/</text:a>
</text:p>
      <!--NEWS-->
      <text:h text:style-name="P10" text:outline-level="1">
<text:span text:style-name="T4">
March 29 at Military Media Center will be briefed</text:span>
</text:h>
      <text:p text:style-name="P4">
Author: ['АРМІЯINFORM']</text:p>
      <text:p text:style-name="P4">
Time: 2023-03-27T85:00:00-04:00</text:p>
      <text:p text:style-name="P4">
Description: 29 birch about 11:00 in the Military Media Center Blaphling represented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big-mmc-1536x864-1.jpg" text:style-name="Internet_20_link" text:visited-style-name="Visited_20_Internet_20_Link">
big-mmc-1536x864-1.jpg</text:a>
']</text:p>
      <text:p text:style-name="P4">
Tags: ['MILITARY MEDIA CENTER', 'STOPRUSSIA', 'АГРЕСІЯ РФ', 'БРИФІНГ', 'ВІЙНА', 'ВТОРГНЕННЯ РФ']</text:p>
      <text:p text:style-name="P4">
Category: News</text:p>
      <!--METADATA-->
      <text:p text:style-name="P4">
<draw:frame draw:style-name="fr1" draw:name="Image79" text:anchor-type="as-char" svg:width="6.9236in" svg:height="3.894525in" draw:z-index="0">
<draw:image xlink:href="../Images/AРМІЯINFORM/2023-03-27T85-00-00-04-00/big-mmc-1536x864-1.jpg" xlink:type="simple" xlink:show="embed" xlink:actuate="onLoad" draw:mime-type="image/jpeg"/>
</draw:frame>
On March 29 at 11:00 in the Military Media Center a briefing of representatives of the National Military History Museum, the Center for Studies of the Military History Forces of Ukraine and the Ministry of Education and Science of Ukraine will be held.</text:p>
      <text:p text:style-name="P4">
During the briefing, participants will discuss the following questions:</text:p>
      <ul>
        <li>
          <text:p text:style-name="P4">
Activities of the Center for the Study of Military History of the Armed Forces. Daily fixation of the event-Ukrainian war since the beginning of the aggression of the Russian Federation.</text:p>
        </li>
        <li>
          <text:p text:style-name="P4">
Museum of war artifacts: is everything so easy?</text:p>
        </li>
      </ul>
      <text:p text:style-name="P4">
-Russian-Ukrainian war and its reflection in curricula and history textbooks.</text:p>
      <text:p text:style-name="P4">
Accreditation of media representatives is obligatory and will last until 10:00 on March 29!Accreditation applications to send to the e -mail address: [[emailprotected]]](https://armyinform.com.ua/cdn-cgi/l/email-protection)indicating the name, name and wishes of the journalist, name of the publication, number of accreditation of the Armed Forces, contact phone.</text:p>
      <text:p text:style-name="P4">
Military Media Center —HTTPS: //t.me/militaryMediacenter in the news and announcements.</text:p>
      <text:p text:style-name="P4">
News Source: <text:a xlink:type="simple" xlink:href="https://armyinform.com.ua/2023/03/27/29-bereznya-u-military-media-center-vidbudetsya-bryfing-predstavnykiv-naczionalnogo-vijskovo-istorychnogo-muzeyu/" text:style-name="Internet_20_link" text:visited-style-name="Visited_20_Internet_20_Link">
https://armyinform.com.ua/2023/03/27/29-bereznya-u-military-media-center-vidbudetsya-bryfing-predstavnykiv-naczionalnogo-vijskovo-istorychnogo-muzeyu/</text:a>
</text:p>
      <!--NEWS-->
      <text:h text:style-name="P10" text:outline-level="1">
<text:span text:style-name="T4">
Ukrainian intelligence proposes to rename the street of the capital in honor of the deceased Hero of Ukraine</text:span>
</text:h>
      <text:p text:style-name="P4">
Author: ['АРМІЯINFORM']</text:p>
      <text:p text:style-name="P4">
Time: 2023-03-27T86:00:00-04:00</text:p>
      <text:p text:style-name="P4">
Description: Ceremoral Vulitsky at Kiwi on the honor of the bending hero of Ukraine, the offіzer of the rose ... War with Ukraine 2022, the war with Ukraine Latest news today, the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20230303-valeriy-chibinyeyev-e1679923183968.jpg" text:style-name="Internet_20_link" text:visited-style-name="Visited_20_Internet_20_Link">
20230303-valeriy-chibinyeyev-e1679923183968.jpg</text:a>
']</text:p>
      <text:p text:style-name="P4">
Tags: ['STOPRUSSIA', 'АГРЕСІЯ РФ', 'ВАЛЕРІЙ ЧИБІНЄЄВ', 'ВТОРГНЕННЯ РФ', 'ГЕРОЙ УКРАЇНИ', 'ГУР МІНОБОРОНИ УКРАЇНИ']</text:p>
      <text:p text:style-name="P4">
Category: News</text:p>
      <!--METADATA-->
      <text:p text:style-name="P4">
<draw:frame draw:style-name="fr1" draw:name="Image80" text:anchor-type="as-char" svg:width="6.9236in" svg:height="5.391328in" draw:z-index="0">
<draw:image xlink:href="../Images/AРМІЯINFORM/2023-03-27T86-00-00-04-00/20230303-valeriy-chibinyeyev-e1679923183968.jpg" xlink:type="simple" xlink:show="embed" xlink:actuate="onLoad" draw:mime-type="image/jpeg"/>
</draw:frame>
Rename the street in Kiev in honor of the deceased Hero of Ukraine, Officer of Military Intelligence of Ukraine Valery Chinyev - on the website of the Kyiv City Council appeared <text:a xlink:type="simple" xlink:href="https://petition.kyivcity.gov.ua/petition/" text:style-name="Internet_20_link" text:visited-style-name="Visited_20_Internet_20_Link">
electronic petition</text:a>
.</text:p>
      <text:p text:style-name="P4">
Про це <text:a xlink:type="simple" xlink:href="https://gur.gov.ua/content/na-saiti-kyivskoi-miskoi-rady-ziavylas-elektronna-petytsiia-pro-pereimenuvannia-vulytsi-na-chest-heroia-ukrainy-valeriia-chybinieieva.html" text:style-name="Internet_20_link" text:visited-style-name="Visited_20_Internet_20_Link">
інформує</text:a>
GUR of the Ministry of Defense of Ukraine.</text:p>
      <text:p text:style-name="P4">
Valery Chibbiev has been fighting against Russian invaders since 2014. The destruction of the hottest points of the front, in particular in Izvarin, Dapi Taavdiivtsi. The wounded remained on the battlefield and continued to command the unit in order not to surrender. He was awarded the Golden Star Hero of Ukraine in 2016.</text:p>
      <text:p text:style-name="P4">
34-year-old Valery Chibbiev, a call sign, defended Kiev in the first Dedsius full-scale invasion and died in a battle near Gostomel on June 3, 2022, on his birthday.</text:p>
      <text:p text:style-name="P4">
The petition authors propose to rename in honor of Hero of Ukraine Street Shernihivsk in Darnytskyi district, since there are two of them in Kiev: another one with the identity is located in the Dnieper district.</text:p>
      <text:p text:style-name="P4">
The employees of the Ministry of Defense of Ukraine urge Kyivans to join the vote, to submit the memory of Valery Chibbiev. The capital of Ukraine must know and honor the defenders.</text:p>
      <text:p text:style-name="P4">
6,000 thousand votes are required to consider an electronic petition. Will assemble 60 days.</text:p>
      <text:p text:style-name="P4">
Glory to Ukraine!</text:p>
      <text:p text:style-name="P4">
News Source: <text:a xlink:type="simple" xlink:href="https://armyinform.com.ua/2023/03/27/ukrayinska-rozvidka-proponuye-perejmenuvaty-vulyczyu-stolyczi-na-chest-zagyblogo-geroya-ukrayiny/" text:style-name="Internet_20_link" text:visited-style-name="Visited_20_Internet_20_Link">
https://armyinform.com.ua/2023/03/27/ukrayinska-rozvidka-proponuye-perejmenuvaty-vulyczyu-stolyczi-na-chest-zagyblogo-geroya-ukrayiny/</text:a>
</text:p>
      <!--NEWS-->
      <text:h text:style-name="P10" text:outline-level="1">
<text:span text:style-name="T4">
In four directions of defense forces, they repelled 41 enemy attacks</text:span>
</text:h>
      <text:p text:style-name="P4">
Author: ['АРМІЯINFORM']</text:p>
      <text:p text:style-name="P4">
Time: 2023-03-27T87:00:00-04:00</text:p>
      <text:p text:style-name="P4">
Description: About the General Headquarters of the ZSU. “The opponent of ZoServzhu is the basic zusille ... The war with Ukraine 2022, the war with Ukraine is the latest news today, the news of the war with Ukraine 2022 is the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2/11/316291145_461855632794187_3997898045081184413_n.jpg" text:style-name="Internet_20_link" text:visited-style-name="Visited_20_Internet_20_Link">
316291145_461855632794187_3997898045081184413_n.jpg</text:a>
']</text:p>
      <text:p text:style-name="P4">
Tags: ['STOPRUSSIA', 'АГРЕСІЯ РФ', 'ВІЙНА', 'ВТОРГНЕННЯ РФ', 'ВТРАТИ ВОРОГА', 'ООС']</text:p>
      <text:p text:style-name="P4">
Category: News</text:p>
      <!--METADATA-->
      <text:p text:style-name="P4">
<draw:frame draw:style-name="fr1" draw:name="Image81" text:anchor-type="as-char" svg:width="6.9236in" svg:height="4.603112in" draw:z-index="0">
<draw:image xlink:href="../Images/AРМІЯINFORM/2023-03-27T87-00-00-04-00/316291145_461855632794187_3997898045081184413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uzqouL7Ny3F6AWkCLtwE2tCBedUabJ1pHvu1A98sdwZXWBd4fwjJ5TtEWmc6s5T6l" text:style-name="Internet_20_link" text:visited-style-name="Visited_20_Internet_20_Link">
reports</text:a>
The General Staff of the Armed Forces.</text:p>
      <text:p text:style-name="P4">
“The enemy focuses on the main efforts on the offensive actions of Nalimansk, Bakhmut, Avdiiv and Mariinsky directions. Thanks to professional coordinated actions, 41 attacks of the enemy in these directions were removed during the day, the units of the Defense Forces of Ukraine, ”the testimony reads.</text:p>
      <text:p text:style-name="P4">
It is noted that in the Bakhmut direction, the enemy continues the assault actions of Mr. Bakhmut, which is held by our defenders, as well as in the area of Ivanovo Donetsk region. Also, the enemy fired at the settlements of Grigorivka, Minskivka, Orikhovo-Vasylivka, Novomarkove, Bakhmut, Kurdyumivka, Pazarivka, Friendship and Mayorsk.</text:p>
      <text:p text:style-name="P4">
News Source: <text:a xlink:type="simple" xlink:href="https://armyinform.com.ua/2023/03/27/poblyzu-bahmutu-pidrozdily-syl-oborony-ukrayiny-vidbyly-41-ataku-protyvnyka/" text:style-name="Internet_20_link" text:visited-style-name="Visited_20_Internet_20_Link">
https://armyinform.com.ua/2023/03/27/poblyzu-bahmutu-pidrozdily-syl-oborony-ukrayiny-vidbyly-41-ataku-protyvnyka/</text:a>
</text:p>
      <!--NEWS-->
      <text:h text:style-name="P10" text:outline-level="1">
<text:span text:style-name="T4">
Anna Malyar told how to read headlines during the war and not frightened</text:span>
</text:h>
      <text:p text:style-name="P4">
Author: ['АРМІЯINFORM']</text:p>
      <text:p text:style-name="P4">
Time: 2023-03-27T88:00:00-04:00</text:p>
      <text:p text:style-name="P4">
Description: The intercessor of the Ministan defense of Ukraine Ganna Malere on his own Storizhi at Telegram Rospovil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2/5f6a5416.jpg" text:style-name="Internet_20_link" text:visited-style-name="Visited_20_Internet_20_Link">
5f6a5416.jpg</text:a>
']</text:p>
      <text:p text:style-name="P4">
Tags: ['STOPRUSSIA', 'АГРЕСІЯ РФ', 'ВІЙНА', 'ГАННА МАЛЯР', 'ЗАСТУПНИК МІНІСТРА ОБОРОНИ УКРАЇНИ']</text:p>
      <text:p text:style-name="P4">
Category: News</text:p>
      <!--METADATA-->
      <text:p text:style-name="P4">
<draw:frame draw:style-name="fr1" draw:name="Image82" text:anchor-type="as-char" svg:width="6.9236in" svg:height="4.615733in" draw:z-index="0">
<draw:image xlink:href="../Images/AРМІЯINFORM/2023-03-27T88-00-00-04-00/5f6a5416.jpg" xlink:type="simple" xlink:show="embed" xlink:actuate="onLoad" draw:mime-type="image/jpeg"/>
</draw:frame>
Gannamaars. Photo: Dmitry Yurchenko / Armyinfom</text:p>
      <text:p text:style-name="P4">
Deputy Minister of Defense of Ukraine Anna Malyar on her page in the telegram <text:a xlink:type="simple" xlink:href="https://t.me/annamaliar/599" text:style-name="Internet_20_link" text:visited-style-name="Visited_20_Internet_20_Link">
told</text:a>
About how not to break out a zapsychological equilibrium, reading messages in the media.</text:p>
      <text:p text:style-name="P4">
“There are two main types of information in the communication summons of the war:</text:p>
      <ul>
        <li>
News. They are variable and directly dependent on the dynamics of events on the front; * Information relevant throughout the war.</li>
      </ul>
      <text:p text:style-name="P4">
News - retreat/come, have a rocket stroke, fighting, we keep defense, we cause losses, stabilizes the situation, intensified arbitration and more.</text:p>
      <text:p text:style-name="P4">
But there are things that will not change to the victory, which are specific and which do not need to be perceived as news and frightened every time. Because it is a simple -constitution of the inevitable fact.</text:p>
      <text:p text:style-name="P4">
For example:</text:p>
      <text:p text:style-name="P4">
The Russian Federation wants to capture the whole of Ukraine. This is their ultimate goal for our country. They have fallen to us in 2014. Therefore, regardless of the course of combatants, their defeats and unjustifiably large losses, they do not change this purpose. Another thing is that they cannot realize it.</text:p>
      <text:p text:style-name="P4">
What does it mean to us? What we should allow and consider all possible events in order to be ready to resist any time at any time. Actually, this is what happens.</text:p>
      <text:p text:style-name="P4">
Any headlines with the assumption of events are not news, but only assumption. All assumptions are entitled to life, but objectively there is only what is happening on the front and what has already happened.</text:p>
      <text:p text:style-name="P4">
Of all the forecasts of this war, there is only one accurate - we will win it.</text:p>
      <text:p text:style-name="P4">
The topic of mobilization. Also, no news and relevant until the victory itself. It is worth taking this way.</text:p>
      <text:p text:style-name="P4">
Objectively mobilization has been ongoing from February 24 to execute the Presidential Decree.</text:p>
      <text:p text:style-name="P4">
Thanks to the mobilization and high motivation of our people, we have already preserved the state in 2022 and now we will finish the case and release our lands. If you apologize for mobilization, it is the everyday reality of war, not news.</text:p>
      <text:p text:style-name="P4">
But for the calm perception of realities it is necessary to know that no waves are mobilizing. Everything goes in a planned order. The need for mobilization depends on the development of the situation on the front - these are obvious things, it is not news.</text:p>
      <text:p text:style-name="P4">
It will also remain a permanent issue of the probability of rocket attacks of fans of Ukraine. Probably everything. Because the war continues. But how should you read the such heads with forecasts?</text:p>
      <text:p text:style-name="P4">
To understand that no one knows 100% how it will be.To know that Ukraine works with our partners to maximize the sky.</text:p>
      <text:p text:style-name="P4">
We have become a very adult society this year. We have learned to critically accept any information, we courageously tolerate the most tragic news and is quite difficult to knock out the collective psychological balance of media reports from the collective psychological equilibrium.</text:p>
      <text:p text:style-name="P4">
But this condition should be constantly maintained and not panic, fears and betrayal - because we still win the war, ”Anna Malyar wrote.</text:p>
      <text:p text:style-name="P4">
News Source: <text:a xlink:type="simple" xlink:href="https://armyinform.com.ua/2023/03/27/ganna-malyar-rozpovila-pro-te-yak-chytaty-zagolovky-pid-chas-vijny-i-ne-lyakatys/" text:style-name="Internet_20_link" text:visited-style-name="Visited_20_Internet_20_Link">
https://armyinform.com.ua/2023/03/27/ganna-malyar-rozpovila-pro-te-yak-chytaty-zagolovky-pid-chas-vijny-i-ne-lyakatys/</text:a>
</text:p>
      <!--NEWS-->
      <text:h text:style-name="P10" text:outline-level="1">
<text:span text:style-name="T4">
The reinforced fist becomes more powerful - Alexei Reznikov</text:span>
</text:h>
      <text:p text:style-name="P4">
Author: ['АРМІЯINFORM']</text:p>
      <text:p text:style-name="P4">
Time: 2023-03-27T89:00:00-04:00</text:p>
      <text:p text:style-name="P4">
Description: “Syogodni Mav for the honor of SPILLY WITH DShV DShV ZSU General Maxim“ Mike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3/337735730_242265518188266_1813231483440711380_n.jpg" text:style-name="Internet_20_link" text:visited-style-name="Visited_20_Internet_20_Link">
337735730_242265518188266_1813231483440711380_n.jpg</text:a>
']</text:p>
      <text:p text:style-name="P4">
Tags: ['CHALLEHGER', 'MARDER', 'STRYKER', 'ГЕНЕРАЛ-МАЙОР МАКСИМ МИРГОРОДСЬКИЙ', 'ДШВ ЗСУ', 'ОЛЕКСІЙ РЕЗНІКОВ']</text:p>
      <text:p text:style-name="P4">
Category: News</text:p>
      <!--METADATA-->
      <text:p text:style-name="P4">
<draw:frame draw:style-name="fr1" draw:name="Image83" text:anchor-type="as-char" svg:width="6.9236in" svg:height="5.1927in" draw:z-index="0">
<draw:image xlink:href="../Images/AРМІЯINFORM/2023-03-27T89-00-00-04-00/337735730_242265518188266_1813231483440711380_n.jpg" xlink:type="simple" xlink:show="embed" xlink:actuate="onLoad" draw:mime-type="image/jpeg"/>
</draw:frame>
“Today, in conjunction with the commander of the State Educational Institution of the Armed Forces of the Armed Forces, Major General Maxim Mike Mike and our paratroopers to run new replenishment in our armed units. Challenger from Britain, Stryker's &amp; Cougarians Small and Marder's from Germany, ”<text:a xlink:type="simple" xlink:href="https://www.facebook.com/reznikovoleksii/posts/pfbid0PhYSdSJxQnWgrj2TNZpkz7bCwtYMtYgH6yb39Gy5QrJ5r5QvyYZAnBPsTQggyZwkl" text:style-name="Internet_20_link" text:visited-style-name="Visited_20_Internet_20_Link">
reports</text:a>
Minister of Defense of Ukraine on its Facebook page.</text:p>
      <text:p text:style-name="P4">
He also added that a year ago, no one would have thought that the support of partners would be so powerful. That the whole civilized world will restart and resist the bloody aggressor, the country-terrorist of the Russian Federation.</text:p>
      <text:p text:style-name="P4">
Everything has changed during this year. Ukraine has changed the world.</text:p>
      <text:p text:style-name="P4">
The stability of the Ukrainian people and the skill of our army convinced that Ukraine would win.</text:p>
      <text:p text:style-name="P4">
“And we are already winning. After all, the "special operation" of the orcs goes "according to the plan" - they dig ops and try to strengthen. In their heads, they have already changed the paradigm "we are the second army of the world and we will win you in three days" to "We need to cross the Vaboron", - says Alexei Reznikov.</text:p>
      <text:p text:style-name="P4">
According to the Minister of Defense of Ukraine, a great way has been traveled. And a lot of chiefs. All our cities will be liberated and we will go to borders, internationally recognized in 1991. And this new technique will make a good company for its "brothers" on the battlefield.</text:p>
      <text:p text:style-name="P4">
Soon its advantages, thanks to our military, will feel Russian.</text:p>
      <text:p text:style-name="P4">
Always first!</text:p>
      <text:p text:style-name="P4">
“By the way, after a personal" piloting "Challenger, as a participant in trophies, I can say that even the Rols Royce driver will not be in such comfort, the qualification of this work of martial art on the road.</text:p>
      <text:p text:style-name="P4">
So, in the dry residue: our "military zoo" is expanding. And "Elephant" joined the "battle". This is how our paratroopers called the Challenger, ”Alexei Reznikov said.</text:p>
      <text:p text:style-name="P4">
News Source: <text:a xlink:type="simple" xlink:href="https://armyinform.com.ua/2023/03/27/armovanyj-kulak-staye-potuzhnishym-oleksij-reznikov/" text:style-name="Internet_20_link" text:visited-style-name="Visited_20_Internet_20_Link">
https://armyinform.com.ua/2023/03/27/armovanyj-kulak-staye-potuzhnishym-oleksij-reznikov/</text:a>
</text:p>
      <!--NEWS-->
      <text:h text:style-name="P10" text:outline-level="1">
<text:span text:style-name="T4">
The President of Ukraine got acquainted with the course of elimination of the consequences of the Russian blow to Zaporozhye on March 22</text:span>
</text:h>
      <text:p text:style-name="P4">
Author: ['АРМІЯINFORM']</text:p>
      <text:p text:style-name="P4">
Time: 2023-03-27T90:00:00-04:00</text:p>
      <text:p text:style-name="P4">
Description: PID Hour of Robochka, by the regordi -register Volodymyr Zelensky, looking around the alarm clock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3ebba9f6f544844a2562e10144265705_1679926036_extra_large.jpeg" text:style-name="Internet_20_link" text:visited-style-name="Visited_20_Internet_20_Link">
3ebba9f6f544844a2562e10144265705_1679926036_extra_large.jpeg</text:a>
', '<text:a xlink:type="simple" xlink:href="https://armyinform.com.ua/wp-content/uploads/2023/03/1e0e8b949b509b56cedfdf1ee25bc573_1679926036_extra_large.jpeg" text:style-name="Internet_20_link" text:visited-style-name="Visited_20_Internet_20_Link">
1e0e8b949b509b56cedfdf1ee25bc573_1679926036_extra_large.jpeg</text:a>
']</text:p>
      <text:p text:style-name="P4">
Tags: ['ВОЛОДИМИР ЗЕЛЕНСЬКИЙ', 'ЗАПОРІЖЖЯ', 'ОБСТРІЛ', 'ПРЕЗИДЕНТ УКРАЇНИ']</text:p>
      <text:p text:style-name="P4">
Category: News</text:p>
      <!--METADATA-->
      <text:p text:style-name="P4">
<draw:frame draw:style-name="fr1" draw:name="Image84" text:anchor-type="as-char" svg:width="6.9236in" svg:height="4.617948in" draw:z-index="0">
<draw:image xlink:href="../Images/AРМІЯINFORM/2023-03-27T90-00-00-04-00/3ebba9f6f544844a2562e10144265705_1679926036_extra_large.jpeg" xlink:type="simple" xlink:show="embed" xlink:actuate="onLoad" draw:mime-type="image/jpeg"/>
</draw:frame>
During his working trip to the Zaporizhzhya region, Volodymyr Zelenskyy inspected the buildings in Zaporozhye, which were damaged as a result of Russian shelling of the irreactive volley fire system on March 22 this year. About it <text:a xlink:type="simple" xlink:href="https://www.president.gov.ua/news/prezident-oznajomivsya-z-perebigom-likvidaciyi-naslidkiv-ros-81849" text:style-name="Internet_20_link" text:visited-style-name="Visited_20_Internet_20_Link">
reports</text:a>
Office of the President of Ukraine.</text:p>
      <text:p text:style-name="P4">
The head of the Zaporizhzhya Regional Military Administration Yuri Malashko also the Main Directorate of the National Police in the region Artem Kyszovoda did the President on the circumstances of hostile terrorist attack and elimination of consequences.</text:p>
      <text:p text:style-name="P4">
<draw:frame draw:style-name="fr1" draw:name="Image85" text:anchor-type="as-char" svg:width="6.9236in" svg:height="4.617948in" draw:z-index="0">
<draw:image xlink:href="../Images/AРМІЯINFORM/2023-03-27T90-00-00-04-00/1e0e8b949b509b56cedfdf1ee25bc573_1679926036_extra_large.jpeg" xlink:type="simple" xlink:show="embed" xlink:actuate="onLoad" draw:mime-type="image/jpeg"/>
</draw:frame>
As a result of the ammunition in one of the nine -storey residential buildings, the holding of one of the entrances was damaged. The collapse of the construction of the top floors of this part of the building did not happen, but there is a great deal of probability of this. Therefore, the dismantling of this part of the building is needed to get used to special equipment.</text:p>
      <text:p text:style-name="P4">
The victims were provided with the necessary medical care. A mobile hospital was rolled at the site.</text:p>
      <text:p text:style-name="P4">
Temporary housing was provided for those who need it. After all, in the two most harmful homes, dozens of apartments are unsuitable for living.</text:p>
      <text:p text:style-name="P4">
Support points and mobile CNAP are deployed at the site of the tragedy, where people can get all the necessary advice and apply for financial assistance.</text:p>
      <text:p text:style-name="P4">
News Source: <text:a xlink:type="simple" xlink:href="https://armyinform.com.ua/2023/03/27/prezydent-ukrayiny-oznajomyvsya-z-perebigom-likvidacziyi-naslidkiv-rosijskogo-udaru-po-zaporizhzhyu-22-bereznya/" text:style-name="Internet_20_link" text:visited-style-name="Visited_20_Internet_20_Link">
https://armyinform.com.ua/2023/03/27/prezydent-ukrayiny-oznajomyvsya-z-perebigom-likvidacziyi-naslidkiv-rosijskogo-udaru-po-zaporizhzhyu-22-bereznya/</text:a>
</text:p>
      <!--NEWS-->
      <text:h text:style-name="P10" text:outline-level="1">
<text:span text:style-name="T4">
Ukrainian aviation has struck nine blows in the areas of focus of occupiers</text:span>
</text:h>
      <text:p text:style-name="P4">
Author: ['АРМІЯINFORM']</text:p>
      <text:p text:style-name="P4">
Time: 2023-03-27T91:00:00-04:00</text:p>
      <text:p text:style-name="P4">
Description: About the General Headquarters of the ZSU. “The Avіiaziya defense forces for Dob was searched by 9 strokes ... The war with Ukraine 2022, the war with Ukraine is the latest news today, the war with Ukraine 2022 is the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ІЙНА', 'ВТОРГНЕННЯ РФ']</text:p>
      <text:p text:style-name="P4">
Category: News</text:p>
      <!--METADATA-->
      <text:p text:style-name="P4">
<draw:frame draw:style-name="fr1" draw:name="Image86" text:anchor-type="as-char" svg:width="6.9236in" svg:height="5.385022in" draw:z-index="0">
<draw:image xlink:href="../Images/AРМІЯINFORM/2023-03-27T91-00-00-04-00/foto-aviacziy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uzqouL7Ny3F6AWkCLtwE2tCBedUabJ1pHvu1A98sdwZXWBd4fwjJ5TtEWmc6s5T6l" text:style-name="Internet_20_link" text:visited-style-name="Visited_20_Internet_20_Link">
reports</text:a>
The General Staff of the Armed Forces.</text:p>
      <text:p text:style-name="P4">
"Aviation of defense forces per day made 9 beats in the areas of concentration of personal staff and military equipment of the invaders, as well as one-on the anti-aircraft missile complex,"-the message reads.</text:p>
      <text:p text:style-name="P4">
It is noted that in Kupyansk and Liman directions, the enemy of the vibrant offensive actions in areas of settlements Sinkivka Tabulogovka. He carried out artillery shelling near Kamianka, well, Red first, two -year, Western, Kupyansk, Kharkiv region; Stelmachivka, Nevsky, Bigorivka, Luhansk region, as well as thorns, controversial and seizure of Donetsk region.</text:p>
      <text:p text:style-name="P4">
News Source: <text:a xlink:type="simple" xlink:href="https://armyinform.com.ua/2023/03/27/ukrayinska-aviacziya-zavdala-devyat-udariv-po-rajonah-zoseredzhennya-okupantiv/" text:style-name="Internet_20_link" text:visited-style-name="Visited_20_Internet_20_Link">
https://armyinform.com.ua/2023/03/27/ukrayinska-aviacziya-zavdala-devyat-udariv-po-rajonah-zoseredzhennya-okupantiv/</text:a>
</text:p>
      <!--NEWS-->
      <text:h text:style-name="P10" text:outline-level="1">
<text:span text:style-name="T4">
Bakhmut continues to remain the main direction</text:span>
</text:h>
      <text:p text:style-name="P4">
Author: ['Оксана Іванець']</text:p>
      <text:p text:style-name="P4">
Time: 2023-03-27T92:00:00-04:00</text:p>
      <text:p text:style-name="P4">
Description: Behind the words of the member of the SCIDAL UGROPENSKICA forces of the defense of Colonel SERGIA CREVAT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photo_5262845048557520009_x.jpg" text:style-name="Internet_20_link" text:visited-style-name="Visited_20_Internet_20_Link">
photo_5262845048557520009_x.jpg</text:a>
']</text:p>
      <text:p text:style-name="P4">
Tags: ['БАХМУТ', 'ЄДИНІ НОВИНИ', 'СЕРГІЙ ЧЕРЕВАТИЙ']</text:p>
      <text:p text:style-name="P4">
Category: News</text:p>
      <!--METADATA-->
      <text:p text:style-name="P4">
<draw:frame draw:style-name="fr1" draw:name="Image87" text:anchor-type="as-char" svg:width="6.9236in" svg:height="3.956343in" draw:z-index="0">
<draw:image xlink:href="../Images/AРМІЯINFORM/2023-03-27T92-00-00-04-00/photo_5262845048557520009_x.jpg" xlink:type="simple" xlink:show="embed" xlink:actuate="onLoad" draw:mime-type="image/jpeg"/>
</draw:frame>
According to the spokesman of the Eastern grouping of the forces of the forces of Colonel Sergiyachreva, it is here that the Russians concentrate their major efforts.</text:p>
      <ul>
        <li>
For the current day in the city and near the settlements of Bogdanivka, the Taivanivske enemy made 163 shelling of barrel and jet artillery, 3Aviaudars. There were also 19 combat clashes. 124 invaders were destroyed by the defense of Ukraine, 49 were injured in varying degrees, - said Sergiy Cherevaty.</li>
      </ul>
      <text:p text:style-name="P4">
The officer also reported that the situation around Bakhmut was fully controlled:</text:p>
      <ul>
        <li>
We know about the intentions of the enemy - where he focuses on the main effort, we have the necessary forces and means and continue to build all the necessary defense rivers, we apply preventive blows on the enemy - first of all, our article. As in the last 9 months, we do not give the Russians a break -in defense, we do not allow him to move forward for the full occupation of Lugansk and Donetsk regions.</li>
      </ul>
      <text:p text:style-name="P4">
News Source: <text:a xlink:type="simple" xlink:href="https://armyinform.com.ua/2023/03/27/bahmut-i-nadali-zalyshayetsya-golovnym-napryamkom-udaru-rashystiv-sergij-cherevatyj/" text:style-name="Internet_20_link" text:visited-style-name="Visited_20_Internet_20_Link">
https://armyinform.com.ua/2023/03/27/bahmut-i-nadali-zalyshayetsya-golovnym-napryamkom-udaru-rashystiv-sergij-cherevatyj/</text:a>
</text:p>
      <!--NEWS-->
      <text:h text:style-name="P10" text:outline-level="1">
<text:span text:style-name="T4">
The head of state met with the CEO of the IAEA in the Dniproges territory</text:span>
</text:h>
      <text:p text:style-name="P4">
Author: ['АРМІЯINFORM']</text:p>
      <text:p text:style-name="P4">
Time: 2023-03-27T93:00:00-04:00</text:p>
      <text:p text:style-name="P4">
Description: President of Ukraine Volodymyr Zelensky at the timids of timids to the regordrazko region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a764c8f3ebfd1e1bfd2ac0d2c10aae0c_1679926285_extra_large.jpeg" text:style-name="Internet_20_link" text:visited-style-name="Visited_20_Internet_20_Link">
a764c8f3ebfd1e1bfd2ac0d2c10aae0c_1679926285_extra_large.jpeg</text:a>
', '<text:a xlink:type="simple" xlink:href="https://armyinform.com.ua/wp-content/uploads/2023/03/fd1a1fd172f1381eaae869461e848bc4_1679926285_extra_large.jpeg" text:style-name="Internet_20_link" text:visited-style-name="Visited_20_Internet_20_Link">
fd1a1fd172f1381eaae869461e848bc4_1679926285_extra_large.jpeg</text:a>
', '<text:a xlink:type="simple" xlink:href="https://armyinform.com.ua/wp-content/uploads/2023/03/773ce202dfdc0dd2ddfea81a14260977_1679926290_extra_large.jpeg" text:style-name="Internet_20_link" text:visited-style-name="Visited_20_Internet_20_Link">
773ce202dfdc0dd2ddfea81a14260977_1679926290_extra_large.jpeg</text:a>
']</text:p>
      <text:p text:style-name="P4">
Tags: ['ВОЛОДИМИР ЗЕЛЕНСЬКИЙ', 'ДНІПРОГЕС', 'ЗАЕС', 'ЗАПОРІЖЖЯ', 'МАГАТЕ', 'РАФАЕЛЬ ГРОССІ']</text:p>
      <text:p text:style-name="P4">
Category: News</text:p>
      <!--METADATA-->
      <text:p text:style-name="P4">
<draw:frame draw:style-name="fr1" draw:name="Image88" text:anchor-type="as-char" svg:width="6.9236in" svg:height="4.617948in" draw:z-index="0">
<draw:image xlink:href="../Images/AРМІЯINFORM/2023-03-27T93-00-00-04-00/a764c8f3ebfd1e1bfd2ac0d2c10aae0c_1679926285_extra_large.jpeg" xlink:type="simple" xlink:show="embed" xlink:actuate="onLoad" draw:mime-type="image/jpeg"/>
</draw:frame>
President of Ukraine Volodymyr Zelensky, within the framework of his working trip to the Zaporizhzhya region, met with the CEO(IDA)Raphael Grosssey. About it <text:a xlink:type="simple" xlink:href="https://www.president.gov.ua/news/glava-derzhavi-zustrivsya-z-gendirektorom-magate-na-teritori-81853" text:style-name="Internet_20_link" text:visited-style-name="Visited_20_Internet_20_Link">
reports</text:a>
Office of the President of Ukraine.</text:p>
      <text:p text:style-name="P4">
The meeting took place on the territory of the Dnieper hydroelectric power plant(Dniproges).Володимир Зеленський і Рафаель Гроссі ознайомилися з наслідками російськихракетних ударів по цьому об’єкту критичної інфраструктури, будівлі таенергетичне обладнання якого зазнали значних руйнувань.</text:p>
      <text:p text:style-name="P4">
Президент України і Генеральний директор МАГАТЕ були поінформовані про заходи,що вживаються для захисту ДніпроГЕС на випадок нових атак російськогоагресора, а також про перебіг аварійно-відновлювальних робіт на об’єкті.</text:p>
      <text:p text:style-name="P4">
<draw:frame draw:style-name="fr1" draw:name="Image89" text:anchor-type="as-char" svg:width="6.9236in" svg:height="4.617948in" draw:z-index="0">
<draw:image xlink:href="../Images/AРМІЯINFORM/2023-03-27T93-00-00-04-00/fd1a1fd172f1381eaae869461e848bc4_1679926285_extra_large.jpeg" xlink:type="simple" xlink:show="embed" xlink:actuate="onLoad" draw:mime-type="image/jpeg"/>
</draw:frame>
The interlocutors discussed the situation at the Zaporozhye NPP in detail. The Head of State has attracted the IAEA General Director for supporting the security of nuclear energy objects in Ukraine.</text:p>
      <text:p text:style-name="P4">
"Your role in ensuring the energy security of Ukraine is extraordinary today," Volodymyr Zelenskyy emphasized.</text:p>
      <text:p text:style-name="P4">
The head of state attracted the attention of the head of the agency to constant pressure, which is carried out by the staff of the Zaporozhye Nuclear Station from the Russian invaders. He was emphasized on the violent certification of Ukrainian workers from the side of the Russian occupation forces, as well as not compliance with the rules of safety of Nazes and unlawful intervention in the technological process of functioning of the station.</text:p>
      <text:p text:style-name="P4">
The President of Ukraine emphasized the importance of ensuring the constant presence of the IAEA representatives at a temporarily occupied Zaporizhzhya NPP and noted that it was important for guaranteeing nuclear security.</text:p>
      <text:p text:style-name="P4">
<draw:frame draw:style-name="fr1" draw:name="Image90" text:anchor-type="as-char" svg:width="6.9236in" svg:height="4.617948in" draw:z-index="0">
<draw:image xlink:href="../Images/AРМІЯINFORM/2023-03-27T93-00-00-04-00/773ce202dfdc0dd2ddfea81a14260977_1679926290_extra_large.jpeg" xlink:type="simple" xlink:show="embed" xlink:actuate="onLoad" draw:mime-type="image/jpeg"/>
</draw:frame>
Volodymyr Zelensky praised Raphael Grosssey's readiness personally to lead the Group of Experts at the ZPP.</text:p>
      <text:p text:style-name="P4">
At the same time, the President of Ukraine has declared the first importance of the release of the station from the occupiers and the restoration of full control of the Ukrainian side by the predict.</text:p>
      <text:p text:style-name="P4">
News Source: <text:a xlink:type="simple" xlink:href="https://armyinform.com.ua/2023/03/27/glava-derzhavy-zustrivsya-z-gendyrektorom-magate-na-terytoriyi-dniproges/" text:style-name="Internet_20_link" text:visited-style-name="Visited_20_Internet_20_Link">
https://armyinform.com.ua/2023/03/27/glava-derzhavy-zustrivsya-z-gendyrektorom-magate-na-terytoriyi-dniproges/</text:a>
</text:p>
      <!--NEWS-->
      <text:h text:style-name="P10" text:outline-level="1">
<text:span text:style-name="T4">
Over the last five days, Russians are actively using chemical ammunition - Dmitrashkivsky</text:span>
</text:h>
      <text:p text:style-name="P4">
Author: ['Оксана Іванець']</text:p>
      <text:p text:style-name="P4">
Time: 2023-03-27T94:00:00-04:00</text:p>
      <text:p text:style-name="P4">
Description: For Permanu Doba Vorog Blizko, 30 times was stormed by the assault on the post of Ukrainian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photo_5265181532241382494_y.jpg" text:style-name="Internet_20_link" text:visited-style-name="Visited_20_Internet_20_Link">
photo_5265181532241382494_y.jpg</text:a>
']</text:p>
      <text:p text:style-name="P4">
Tags: ['ОЛЕКСІЙ ДМИТРАШКІВСЬКИЙ', 'ТАВРІЙСЬКИЙ НАПРЯМОК', 'ХІМІЧНА ЗБРОЯ']</text:p>
      <text:p text:style-name="P4">
Category: News</text:p>
      <!--METADATA-->
      <text:p text:style-name="P4">
<draw:frame draw:style-name="fr1" draw:name="Image91" text:anchor-type="as-char" svg:width="6.9236in" svg:height="4.15993in" draw:z-index="0">
<draw:image xlink:href="../Images/AРМІЯINFORM/2023-03-27T94-00-00-04-00/photo_5265181532241382494_y.jpg" xlink:type="simple" xlink:show="embed" xlink:actuate="onLoad" draw:mime-type="image/jpeg"/>
</draw:frame>
Over the past day, the enemy tried to storm the positions of the Ukrainian military about 30 times, but had no success and retreated. This was announced during a direct ether in the united news, the head of the united press center of the Tavriyskaya direction, Colonel Alexei Dmitrashkivsky.</text:p>
      <text:p text:style-name="P4">
The speaker also reported that in the last five days the Russians have been actively examined by chemical ammunition:</text:p>
      <ul>
        <li>
From unmanned aerial vehicles, they throw out explosives with chlorpicrin. It is selected from March 23. On that day, they used one grenade, the 24th numerous were two such ammunition, and today six.</li>
      </ul>
      <text:p text:style-name="P4">
The head of the united Press Center of Defense forces of the Tavriysk direction noted that ammunition with chlorpictin is a non -confessional weapon and prohibited by international employment.</text:p>
      <text:p text:style-name="P4">
News Source: <text:a xlink:type="simple" xlink:href="https://armyinform.com.ua/2023/03/27/uprodovzh-ostannih-pyaty-dniv-rosiyany-aktyvno-zastosovuyut-himichni-boyeprypasy-dmytrashkivskyj/" text:style-name="Internet_20_link" text:visited-style-name="Visited_20_Internet_20_Link">
https://armyinform.com.ua/2023/03/27/uprodovzh-ostannih-pyaty-dniv-rosiyany-aktyvno-zastosovuyut-himichni-boyeprypasy-dmytrashkivskyj/</text:a>
</text:p>
      <!--NEWS-->
      <text:h text:style-name="P10" text:outline-level="1">
<text:span text:style-name="T4">
In Dnipropetrovsk, Volodymyr Zelenskyy visited the Nikopol district, which is constantly undergoing enemy shelling</text:span>
</text:h>
      <text:p text:style-name="P4">
Author: ['АРМІЯINFORM']</text:p>
      <text:p text:style-name="P4">
Time: 2023-03-27T95:00:00-04:00</text:p>
      <text:p text:style-name="P4">
Description: PID Hour of Robochka, President of Ukraine President Volodymyr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3ffe92b913bd1863e86bd21cb03f63ad_1679929281_extra_large.jpeg" text:style-name="Internet_20_link" text:visited-style-name="Visited_20_Internet_20_Link">
3ffe92b913bd1863e86bd21cb03f63ad_1679929281_extra_large.jpeg</text:a>
']</text:p>
      <text:p text:style-name="P4">
Tags: ['ВОЛОДИМИР ЗЕЛЕНСЬКИЙ', 'ДНІПРОПЕТРОВЩИНА']</text:p>
      <text:p text:style-name="P4">
Category: News</text:p>
      <!--METADATA-->
      <text:p text:style-name="P4">
<draw:frame draw:style-name="fr1" draw:name="Image92" text:anchor-type="as-char" svg:width="6.9236in" svg:height="4.617948in" draw:z-index="0">
<draw:image xlink:href="../Images/AРМІЯINFORM/2023-03-27T95-00-00-04-00/3ffe92b913bd1863e86bd21cb03f63ad_1679929281_extra_large.jpeg" xlink:type="simple" xlink:show="embed" xlink:actuate="onLoad" draw:mime-type="image/jpeg"/>
</draw:frame>
During his working trip to the Dnipropetrovsk region, President of Ukraine Vladimir Zelensky visited the city of Nikopol, which is constantly fired by Russian invaders. About it <text:a xlink:type="simple" xlink:href="https://www.president.gov.ua/news/na-dnipropetrovshini-volodimir-zelenskij-vidvidav-nikopolski-81857" text:style-name="Internet_20_link" text:visited-style-name="Visited_20_Internet_20_Link">
reports</text:a>
Office President of Ukraine.</text:p>
      <text:p text:style-name="P4">
The head of state got acquainted with the situation in the Nikopol district, the consequences of terrorist strikes of the enemy on Nikopol, Manganese and other settlements of the region.</text:p>
      <text:p text:style-name="P4">
Volodymyr Zelensky informed about the course of repair of damages of civilian infrastructure and strengthen their protection against possible new -dachas.</text:p>
      <text:p text:style-name="P4">
The President reported that nearly 5,000 buildings in the area have been destroyed, including medical and educational institutions.</text:p>
      <text:p text:style-name="P4">
The victims are provided with the necessary assistance.</text:p>
      <text:p text:style-name="P4">
Effective interaction of the regional military administration with local government, effective work of law enforcement agencies was noted.</text:p>
      <text:p text:style-name="P4">
News Source: <text:a xlink:type="simple" xlink:href="https://armyinform.com.ua/2023/03/27/na-dnipropetrovshhyni-volodymyr-zelenskyj-vidvidav-nikopolskyj-rajon-yakyj-postijno-zaznaye-vorozhyh-obstriliv/" text:style-name="Internet_20_link" text:visited-style-name="Visited_20_Internet_20_Link">
https://armyinform.com.ua/2023/03/27/na-dnipropetrovshhyni-volodymyr-zelenskyj-vidvidav-nikopolskyj-rajon-yakyj-postijno-zaznaye-vorozhyh-obstriliv/</text:a>
</text:p>
      <!--NEWS-->
      <text:h text:style-name="P10" text:outline-level="1">
<text:span text:style-name="T4">
In the direction of Avdiivka - Marinka two brigades of the Russian Federation suffered great losses</text:span>
</text:h>
      <text:p text:style-name="P4">
Author: ['Оксана Іванець']</text:p>
      <text:p text:style-name="P4">
Time: 2023-03-27T96:00:00-04:00</text:p>
      <text:p text:style-name="P4">
Description: About the PID hour of the direct Teremarathon “єini News”, the chief of the Obnaya Talemaraphon ... The war with Ukraine 2022, the war with Ukraine is the latest news today, the News War with Ukraine 2022 last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dmytrashkivskyj.jpg" text:style-name="Internet_20_link" text:visited-style-name="Visited_20_Internet_20_Link">
dmytrashkivskyj.jpg</text:a>
']</text:p>
      <text:p text:style-name="P4">
Tags: ['АВДІЇВКА', 'ВТРАТИ ПРОТИВНИКА', 'МАР’ЇНКА', 'ОЛЕКСІЙ ДМИТРАШКІВСЬКИЙ']</text:p>
      <text:p text:style-name="P4">
Category: News</text:p>
      <!--METADATA-->
      <text:p text:style-name="P4">
<draw:frame draw:style-name="fr1" draw:name="Image93" text:anchor-type="as-char" svg:width="6.9236in" svg:height="3.940682in" draw:z-index="0">
<draw:image xlink:href="../Images/AРМІЯINFORM/2023-03-27T96-00-00-04-00/dmytrashkivskyj.jpg" xlink:type="simple" xlink:show="embed" xlink:actuate="onLoad" draw:mime-type="image/jpeg"/>
</draw:frame>
Colonel Alexeydmitrashkivsky reported this during the direct ether of the Teleterna "Unified News".</text:p>
      <ul>
        <li>
At the moment, the racists have the question of withdrawing these two connections(The 200th Separate Motorial and 72th Rifle)From the zone of combat operations, - Dmitrashkivsky said.</li>
      </ul>
      <text:p text:style-name="P4">
He also noted that, despite the loss, the enemy continues to throw power and technique under Avdiivka:</text:p>
      <ul>
        <li>
Their so -called recovery occurs directly in the trenches. Thus, they introduced two backup tank units of the Taspets unit of the 98th Airborne Division, which replenished the 155th separatelybridge of the Russian infantry. But because the personnel of the attached units are not marine infantrymen, the enemy does not have a coordination of the taver.</li>
      </ul>
      <text:p text:style-name="P4">
News Source: <text:a xlink:type="simple" xlink:href="https://armyinform.com.ua/2023/03/27/na-napryamku-avdiyivka-maryinka-dvi-brygady-rf-zaznaly-velykyh-vtrat/" text:style-name="Internet_20_link" text:visited-style-name="Visited_20_Internet_20_Link">
https://armyinform.com.ua/2023/03/27/na-napryamku-avdiyivka-maryinka-dvi-brygady-rf-zaznaly-velykyh-vtrat/</text:a>
</text:p>
      <!--NEWS-->
      <text:h text:style-name="P10" text:outline-level="1">
<text:span text:style-name="T4">
He held a meeting of exit rates - in the Dnieper, the strategic city of the Center of Ukraine - Volodymyr Zelenskyy</text:span>
</text:h>
      <text:p text:style-name="P4">
Author: ['АРМІЯINFORM']</text:p>
      <text:p text:style-name="P4">
Time: 2023-03-27T97:00:00-04:00</text:p>
      <text:p text:style-name="P4">
Description: I am healthy, Shanovna Ukrainian!Puppy Vydannnya Stavka - ahead of Viyzd,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510cb4b37037aaa7ddbf2ae24c789bf4_1679944678_extra_large.jpeg" text:style-name="Internet_20_link" text:visited-style-name="Visited_20_Internet_20_Link">
510cb4b37037aaa7ddbf2ae24c789bf4_1679944678_extra_large.jpeg</text:a>
']</text:p>
      <text:p text:style-name="P4">
Tags: ['ВІДЕОЗВЕРНЕННЯ', 'ВОЛОДИМИР ЗЕЛЕНСЬКИЙ', 'СТАВКА ВЕРХОВНОГО ГОЛОВНОКОМАНДУВАЧА']</text:p>
      <text:p text:style-name="P4">
Category: News</text:p>
      <!--METADATA-->
      <text:p text:style-name="P4">
<draw:frame draw:style-name="fr1" draw:name="Image94" text:anchor-type="as-char" svg:width="6.9236in" svg:height="4.439024in" draw:z-index="0">
<draw:image xlink:href="../Images/AРМІЯINFORM/2023-03-27T97-00-00-04-00/510cb4b37037aaa7ddbf2ae24c789bf4_1679944678_extra_large.jpeg" xlink:type="simple" xlink:show="embed" xlink:actuate="onLoad" draw:mime-type="image/jpeg"/>
</draw:frame>
<text:span text:style-name="T4">
 _ I wish health, dear Ukrainians!_ </text:span>
</text:p>
      <text:p text:style-name="P4">
He just spent the meeting - for the first time on the departure, in the Dnieper. It is here, that the urban city of our country, after visiting manganese and Nikopol, Zaporozhye, the leading positions of our soldiers in the Zaporozhye region.</text:p>
      <text:p text:style-name="P4">
Operational directions have reported the actual situation. General -General, General Tarnavsky - they were personally. Those who head the defense of the Nadonechyna in the hottest directions. There were also online reports of the commander, which cover the south and north. There was a report by the head and others.</text:p>
      <text:p text:style-name="P4">
By the way, I want to thank the soldiers of our intelligence for their powerful work today. The Kraken unit, as always, at the height. Well done guys!</text:p>
      <text:p text:style-name="P4">
They discussed the general situation in the frontal areas, the fortification and protection of our borders along the entire length of the front - from Kherson region to Kharkiv region.</text:p>
      <text:p text:style-name="P4">
Each commander understands that the enemy must be responsible for every blow to our locations and villages, on our people. For Sloviansk, for Konstantinovka and Druzhkivka, for Avdiivka and Toretsk, for all the pain of Ukrainians-and not only during the full-scale war, but also during the 14th year.</text:p>
      <text:p text:style-name="P4">
The Dnieper has been our fortress for over nine years, and has been supporting the front of fighters all this time. It was here, in the Dnieper, from the 14th of the age of thousands of our soldiers saved health after injuries. The Dnieper concentrated the work of volunteers-from the first escape of aggression in the 14th year.</text:p>
      <text:p text:style-name="P4">
I thank you, Dnipro, thank everyone here and everyone in the city, who helps Ukraine to stand, stand firmly and beat the occupier.</text:p>
      <text:p text:style-name="P4">
Today in Zaporizhzhya there was a hit by Russian rockets in residential buildings in the city. Ordinary houses ... Unfortunately, partially burned.</text:p>
      <text:p text:style-name="P4">
Dozens of people were injured by this crazy Russian blow. Terrorists accurately where the rockets were directed. Sliding-fugitive "tornadoes". On houses.37 people were injured, two were killed. My condolences to those who have lost their relatives and closely…</text:p>
      <text:p text:style-name="P4">
More than 400 people have sought help.</text:p>
      <text:p text:style-name="P4">
Of course, Russia will be responsible for this blow. For this purpose, we will work with international justice, mobilizing the world for creating a sp specifications on Russia's aggression. All this will be. The sentences will be terrorists.</text:p>
      <text:p text:style-name="P4">
Of course, we help those who have lost their home from this and similar blows. Local authorities and partners have a resource in order to give people priority assistance. And I thank everyone who quickly and without unnecessary bureaucracy implements relevant programs.I visited today our fighters at the hospital, where they are being restored. I thank every doctor, every nurse, all volunteers who help save the fighters.</text:p>
      <text:p text:style-name="P4">
He met with the leader Raphael Grosssey. The topic is clear: safety energy, our nuclear power plants. First of all, the Zaporizhzhya NPP, which Rosias uses for radiation blackmail in the world. No other terrorist has undergone in his cynicism to such depths in which Russia is constantly looking for a new bottom.</text:p>
      <text:p text:style-name="P4">
Keeping hostages for over a year is the worst thing that has happened in the history of European and world atomic energy. I thank our partners, thank Grossi to understand this and for the support of Ukraine in the relevant matters.</text:p>
      <text:p text:style-name="P4">
And one more.</text:p>
      <text:p text:style-name="P4">
We are already preparing for an important international event that will take place this week with a concern for President Baiden and the United States. The summit for democracy. Ukraine will participate. Our position in support of freedom will sound, always, firmly.</text:p>
      <text:p text:style-name="P4">
Thank you to everyone who helps our country to protect freedom!</text:p>
      <text:p text:style-name="P4">
Glory to all who are fighting for Ukraine!</text:p>
      <text:p text:style-name="P4">
I thank all our people in Zaporozhye, in Manganese, in Nikopol, in the Dnieper, in all the locations that Russia wants to destroy so much and who stand so firmly!</text:p>
      <text:p text:style-name="P4">
<text:span text:style-name="T4">
 _ together we will win ._ </text:span>
</text:p>
      <text:p text:style-name="P4">
<text:span text:style-name="T4">
<text:span text:style-name="T5">
Glory to Ukraine!</text:span>
</text:span>
</text:p>
      <text:p text:style-name="P4">
<text:span text:style-name="T4">
 Source: </text:span>
 <text:a xlink:type="simple" xlink:href="https://www.president.gov.ua/news/proviv-zasidannya-stavki-na-viyizdi-u-dnipri-strategichnomu-81861" text:style-name="Internet_20_link" text:visited-style-name="Visited_20_Internet_20_Link">
Presidential Office</text:a>
</text:p>
      <text:p text:style-name="P4">
News Source: <text:a xlink:type="simple" xlink:href="https://armyinform.com.ua/2023/03/27/proviv-zasidannya-stavky-na-vyyizdi-u-dnipri-strategichnomu-misti-czentru-ukrayiny-volodymyr-zelenskyj/" text:style-name="Internet_20_link" text:visited-style-name="Visited_20_Internet_20_Link">
https://armyinform.com.ua/2023/03/27/proviv-zasidannya-stavky-na-vyyizdi-u-dnipri-strategichnomu-misti-czentru-ukrayiny-volodymyr-zelenskyj/</text:a>
</text:p>
      <!--NEWS-->
      <text:h text:style-name="P10" text:outline-level="1">
<text:span text:style-name="T4">
The enemy fired at five settlements of Chernihiv and Sumy region</text:span>
</text:h>
      <text:p text:style-name="P4">
Author: ['АРМІЯINFORM']</text:p>
      <text:p text:style-name="P4">
Time: 2023-03-27T98:00:00-04:00</text:p>
      <text:p text:style-name="P4">
Description: Sogodnі, 27 birch, the village at 20:00 was stuck 6 pounds by Rosiyki Vіski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2/630_360_1652906572-170.jpg" text:style-name="Internet_20_link" text:visited-style-name="Visited_20_Internet_20_Link">
630_360_1652906572-170.jpg</text:a>
']</text:p>
      <text:p text:style-name="P4">
Tags: ['ВОРОЖІ ОБСТРІЛИ', 'ОК «ПІВНІЧ»', 'СУМЩИНА', 'ЧЕРНІГІВЩИНА']</text:p>
      <text:p text:style-name="P4">
Category: News</text:p>
      <!--METADATA-->
      <text:p text:style-name="P4">
<draw:frame draw:style-name="fr1" draw:name="Image95" text:anchor-type="as-char" svg:width="6.9236in" svg:height="3.956343in" draw:z-index="0">
<draw:image xlink:href="../Images/AРМІЯINFORM/2023-03-27T98-00-00-04-00/630_360_1652906572-170.jpg" xlink:type="simple" xlink:show="embed" xlink:actuate="onLoad" draw:mime-type="image/jpeg"/>
</draw:frame>
Illustrative photo</text:p>
      <text:p text:style-name="P4">
Today, on March 27, as of 20:00, 6 shelling of the Russian border of Chernihiv and Sumy region was recorded.</text:p>
      <text:p text:style-name="P4">
About it <text:a xlink:type="simple" xlink:href="https://www.facebook.com/kommander.nord/posts/pfbid0LdRPGtLYEvsEKmNrwt8LhaxmkFDoyKHtqJLP8QsvV59qJ1W344i8FKVupJdxjavol" text:style-name="Internet_20_link" text:visited-style-name="Visited_20_Internet_20_Link">
reports</text:a>
Operational Command "North".</text:p>
      <text:p text:style-name="P4">
From 12:50 to 12:55 there are 2 parishes, probably from a mortar 120 mm, in the rayon of Zorya.</text:p>
      <text:p text:style-name="P4">
At 13:40 there were 2 trips, probably from PURPU, in the area of the settlement.</text:p>
      <text:p text:style-name="P4">
From 13:15 to 13:45 14 parishes were recorded, probably from a mortar 120 mm, in the rayon -populated point Baranivka. As a result, dry grass was burned, the fire was eliminated.</text:p>
      <text:p text:style-name="P4">
From 15:25 to 15:35 there were 9 parishes, probably from the barrel artillery, in the region of Romashkovo settlement.</text:p>
      <text:p text:style-name="P4">
From 16:02 to 16:05 there were 7 parishes, probably from the SAU, to the area of the inhabited statement.</text:p>
      <text:p text:style-name="P4">
There was no information about losses among the local population or damage to civilian infrastructure.</text:p>
      <text:p text:style-name="P4">
Around 17:48 there were 8 parishes, probably a barrel artillery, in the district of shaligine. Two private homes were damaged.</text:p>
      <text:p text:style-name="P4">
News Source: <text:a xlink:type="simple" xlink:href="https://armyinform.com.ua/2023/03/27/vorog-obstrilyav-pyat-naselenyh-punktiv-chernigivshhyny-ta-sumshhyny/" text:style-name="Internet_20_link" text:visited-style-name="Visited_20_Internet_20_Link">
https://armyinform.com.ua/2023/03/27/vorog-obstrilyav-pyat-naselenyh-punktiv-chernigivshhyny-ta-sumshhyny/</text:a>
</text:p>
      <!--NEWS-->
      <text:h text:style-name="P10" text:outline-level="1">
<text:span text:style-name="T4">
Short. War. Day 397. Videoodigest</text:span>
</text:h>
      <text:p text:style-name="P4">
Author: ['АРМІЯINFORM']</text:p>
      <text:p text:style-name="P4">
Time: 2023-03-27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ВІДЕОДАЙДЖЕСТ', 'ВТОРГНЕННЯ РФ', 'ГШ ЗСУ']</text:p>
      <text:p text:style-name="P4">
Category: News</text:p>
      <!--METADATA-->
      <text:p text:style-name="P4">
News Source: <text:a xlink:type="simple" xlink:href="https://armyinform.com.ua/2023/03/27/korotko-vijna-den-397-videodajdzhest/" text:style-name="Internet_20_link" text:visited-style-name="Visited_20_Internet_20_Link">
https://armyinform.com.ua/2023/03/27/korotko-vijna-den-397-videodajdzhest/</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